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214_L.jpg=</text:p>
      <text:p text:style-name="Standard">1 - 3</text:p>
      <text:p text:style-name="Standard">2 - 5</text:p>
      <text:p text:style-name="Standard">3 - Anno lserio die lepise ii io caritus</text:p>
      <text:p text:style-name="Standard">4 - Vi. Cantore</text:p>
      <text:p text:style-name="Standard">5 - P. penitenciario</text:p>
      <text:p text:style-name="Standard">6 - EFucher</text:p>
      <text:p text:style-name="Standard">7 - P. Pouvrelli</text:p>
      <text:p text:style-name="Standard">8 - G. Coquatricis</text:p>
      <text:p text:style-name="Standard">9 - J. de Sinemo</text:p>
      <text:p text:style-name="Standard">10 - T. de Porellis</text:p>
      <text:p text:style-name="Standard">11 - H. de Corso</text:p>
      <text:p text:style-name="Standard">12 - G. Bohie</text:p>
      <text:p text:style-name="Standard">13 - P. de Foresta</text:p>
      <text:p text:style-name="Standard">14 - P. Pouvrelli</text:p>
      <text:p text:style-name="Standard">15 - G. de Turre</text:p>
      <text:p text:style-name="Standard">16 - G. de Lumbris</text:p>
      <text:p text:style-name="Standard">17 - D. de Duclaro</text:p>
      <text:p text:style-name="Standard">18 - Anno xlsexto di maerareriosti quasinodo capitur</text:p>
      <text:p text:style-name="Standard">19 - Vi. cantore</text:p>
      <text:p text:style-name="Standard">20 - J. Succentore</text:p>
      <text:p text:style-name="Standard">21 - J. de Sinemuro</text:p>
      <text:p text:style-name="Standard">22 - G. de Lumbris</text:p>
      <text:p text:style-name="Standard">23 - B. de Duclaco</text:p>
      <text:p text:style-name="Standard">24 - P. Pourrcelli</text:p>
      <text:p text:style-name="Standard">25 - G. de Tarre</text:p>
      <text:p text:style-name="Standard">26 - G. Bohie</text:p>
      <text:p text:style-name="Standard">27 - R. de Salgie</text:p>
      <text:p text:style-name="Standard">28 - G. de Perellis</text:p>
      <text:p text:style-name="Standard">29 - P. Barrerii</text:p>
      <text:p text:style-name="Standard">30 - E Fucherii</text:p>
      <text:p text:style-name="Standard">=FRAN_0393_09215_L.jpg=</text:p>
      <text:p text:style-name="Standard">1 - 1</text:p>
      <text:p text:style-name="Standard">2 - Ano x sexto die veneris posti quasimodo capitul</text:p>
      <text:p text:style-name="Standard">3 - Vi. Cantore</text:p>
      <text:p text:style-name="Standard">4 - Hodie Pecrus de Sachuneyo obtinens capellaniam peretuam in ecclesia Parins</text:p>
      <text:p text:style-name="Standard"><text:soft-page-break/>5 - J. Succentore</text:p>
      <text:p text:style-name="Standard">6 - ad altare beati Johannis Baptiste / eam permutavit cum domino Johannedi</text:p>
      <text:p text:style-name="Standard">7 - P. Pouucelli</text:p>
      <text:p text:style-name="Standard">8 - Cenomanius ad canonicatum prebendam beate Marie priminiensis / idem petuis</text:p>
      <text:p text:style-name="Standard">9 - Vicoquatricis</text:p>
      <text:p text:style-name="Standard">10 - ipsam capellanam resignavit / et dictus Johanni fuit ad tam admmissus</text:p>
      <text:p text:style-name="Standard">11 - P. Barrerie</text:p>
      <text:p text:style-name="Standard">12 - Et prestit juramentum presentis caudariis laico N. de Givillis et Grim</text:p>
      <text:p text:style-name="Standard">13 - G. de Lumbris</text:p>
      <text:p text:style-name="Standard">14 - de placencia</text:p>
      <text:p text:style-name="Standard">15 - E. Bohis.</text:p>
      <text:p text:style-name="Standard">16 - H. de Corso</text:p>
      <text:p text:style-name="Standard">17 - D. de Duclaro</text:p>
      <text:p text:style-name="Standard">18 - G. de Turre</text:p>
      <text:p text:style-name="Standard">19 - E. Fucheri</text:p>
      <text:p text:style-name="Standard">20 - Anno xlsexto die veneris post anistria domicpitulanibus</text:p>
      <text:p text:style-name="Standard">21 - Vi. cantore</text:p>
      <text:p text:style-name="Standard">22 - Guillelmus Noblet de Buriaco confitetur se teneri in quatuor libras procuratore</text:p>
      <text:p text:style-name="Standard">23 - J. Succentore</text:p>
      <text:p text:style-name="Standard">24 - capitories et canonicum Sancti Mederici reddendus infra noctes fiao nisi</text:p>
      <text:p text:style-name="Standard">25 - una cum confectione presencium</text:p>
      <text:p text:style-name="Standard">26 - G. Hamelini</text:p>
      <text:p text:style-name="Standard">27 - G. de Perellis</text:p>
      <text:p text:style-name="Standard">28 - J. de Sinonuro</text:p>
      <text:p text:style-name="Standard">29 - G. Fuchori</text:p>
      <text:p text:style-name="Standard">30 - P. Pouvelli</text:p>
      <text:p text:style-name="Standard">31 - P. Barreri</text:p>
      <text:p text:style-name="Standard">32 - G. Coquatricis</text:p>
      <text:p text:style-name="Standard">33 - H. de Cerso</text:p>
      <text:p text:style-name="Standard">34 - B. de Molinis</text:p>
      <text:p text:style-name="Standard">35 - P. de Roniaco</text:p>
      <text:p text:style-name="Standard">36 - G. de Lumbris</text:p>
      <text:p text:style-name="Standard">37 - G. de Turrone</text:p>
      <text:p text:style-name="Standard">38 - V. de Quadrellis</text:p>
      <text:p text:style-name="Standard">=FRAN_0393_09216_L.jpg=</text:p>
      <text:p text:style-name="Standard">1 - 4</text:p>
      <text:p text:style-name="Standard"><text:soft-page-break/>2 - Do xlsexto die lune posti jubila capitulantibus</text:p>
      <text:p text:style-name="Standard">3 - Vi cantore</text:p>
      <text:p text:style-name="Standard">4 - Anno xl sexto die nova mensis maix magister Guillelmus Hermen</text:p>
      <text:p text:style-name="Standard">5 - J. Succentore</text:p>
      <text:p text:style-name="Standard">6 - canonicus Lexovensi virtute gracie apostolice sibi facte de perben</text:p>
      <text:p text:style-name="Standard">7 - P. penitenciario</text:p>
      <text:p text:style-name="Standard">8 - vacantes vel proxime vacatura sibt rnulli alii de jure debita etc.</text:p>
      <text:p text:style-name="Standard">9 - E. Fucheri</text:p>
      <text:p text:style-name="Standard">10 - prebendam in dicta ecclesia nunc vacantes per obitum defuncti domini</text:p>
      <text:p text:style-name="Standard">11 - P. Barreri</text:p>
      <text:p text:style-name="Standard">12 - Nicolai $a pennebere cantores dicte ecclesie acceptavit</text:p>
      <text:p text:style-name="Standard">13 - G. Coquatricis</text:p>
      <text:p text:style-name="Standard">14 - sub protestacionibus si sibi etc. presentibus domino Hugone de</text:p>
      <text:p text:style-name="Standard">15 - J. de Sinenino</text:p>
      <text:p text:style-name="Standard">16 - Uichii capellano perpetuo in ecclesia Sancti Christofori prai</text:p>
      <text:p text:style-name="Standard">17 - P. de Roniaco</text:p>
      <text:p text:style-name="Standard">18 - Yevone Roberti et Huone Marescalli clericis eestibis</text:p>
      <text:p text:style-name="Standard">19 - H. de Corso</text:p>
      <text:p text:style-name="Standard">20 - G. de Turre</text:p>
      <text:p text:style-name="Standard">21 - D. de Duclaro</text:p>
      <text:p text:style-name="Standard">22 - G. de Lumbris</text:p>
      <text:p text:style-name="Standard">23 - .</text:p>
      <text:p text:style-name="Standard">24 - Anno xl sexto die mercuri post jubila apitulantibus</text:p>
      <text:p text:style-name="Standard">25 - Vi. Cantore</text:p>
      <text:p text:style-name="Standard">26 - J. Succentore</text:p>
      <text:p text:style-name="Standard">27 - P. penitenciario</text:p>
      <text:p text:style-name="Standard">28 - P. Pouvrelli</text:p>
      <text:p text:style-name="Standard">29 - E. Fucheris</text:p>
      <text:p text:style-name="Standard">30 - G. de Curre</text:p>
      <text:p text:style-name="Standard">31 - G. Hamelini</text:p>
      <text:p text:style-name="Standard">32 - G. de Lumbris</text:p>
      <text:p text:style-name="Standard">33 - G. Bohit</text:p>
      <text:p text:style-name="Standard">34 - J. de Sinemco</text:p>
      <text:p text:style-name="Standard">=FRAN_0393_09217_L.jpg=</text:p>
      <text:p text:style-name="Standard">1 - 148</text:p>
      <text:p text:style-name="Standard">2 - Anno restrto die venis posti ubilit capitulantibus</text:p>
      <text:p text:style-name="Standard"><text:soft-page-break/>3 - Vi cantore</text:p>
      <text:p text:style-name="Standard">4 - J. Succentore</text:p>
      <text:p text:style-name="Standard">5 - EFucheri</text:p>
      <text:p text:style-name="Standard">6 - P. Barreri</text:p>
      <text:p text:style-name="Standard">7 - R. de Molinis</text:p>
      <text:p text:style-name="Standard">8 - P. de Foresta</text:p>
      <text:p text:style-name="Standard">9 - P. de Roniaco</text:p>
      <text:p text:style-name="Standard">10 - G. Bohic</text:p>
      <text:p text:style-name="Standard">11 - G. de Duclaro</text:p>
      <text:p text:style-name="Standard">12 - G. Hamelini</text:p>
      <text:p text:style-name="Standard">13 - P. Pouvrelli</text:p>
      <text:p text:style-name="Standard">14 - H. de Culento</text:p>
      <text:p text:style-name="Standard">15 - G. de Lumbris</text:p>
      <text:p text:style-name="Standard">16 - G. de Curre</text:p>
      <text:p text:style-name="Standard">17 - H. de Corso</text:p>
      <text:p text:style-name="Standard">18 - J</text:p>
      <text:p text:style-name="Standard">19 - Anno xesetio die lune post Cani apitulantibus</text:p>
      <text:p text:style-name="Standard">20 - Vi cantore</text:p>
      <text:p text:style-name="Standard">21 - J. Succentore</text:p>
      <text:p text:style-name="Standard">22 - P. Pouvrelli</text:p>
      <text:p text:style-name="Standard">23 - G. de Curre</text:p>
      <text:p text:style-name="Standard">24 - G. Hamelini</text:p>
      <text:p text:style-name="Standard">25 - P. Barrerii</text:p>
      <text:p text:style-name="Standard">26 - J. de Sinemuro</text:p>
      <text:p text:style-name="Standard">27 - E. Fucheris</text:p>
      <text:p text:style-name="Standard">28 - G. de Pollis</text:p>
      <text:p text:style-name="Standard">29 - G. Coquatricis</text:p>
      <text:p text:style-name="Standard">30 - G. de Lumbris</text:p>
      <text:p text:style-name="Standard">31 - G. Bohie</text:p>
      <text:p text:style-name="Standard">32 - D. de Duclaro</text:p>
      <text:p text:style-name="Standard">=FRAN_0393_09218_L.jpg=</text:p>
      <text:p text:style-name="Standard">1 - 12</text:p>
      <text:p text:style-name="Standard">2 - .</text:p>
      <text:p text:style-name="Standard">3 - Punno xl sexto die venris post cantate capicu</text:p>
      <text:p text:style-name="Standard">4 - S. Vi. cantore</text:p>
      <text:p text:style-name="Standard">5 - J. Succentore</text:p>
      <text:p text:style-name="Standard"><text:soft-page-break/>6 - sz</text:p>
      <text:p text:style-name="Standard">7 - G. Hamelini</text:p>
      <text:p text:style-name="Standard">8 - P. de Roniaco</text:p>
      <text:p text:style-name="Standard">9 - G. Coquatacis</text:p>
      <text:p text:style-name="Standard">10 - E. Fucheris</text:p>
      <text:p text:style-name="Standard">11 - H. de Corso</text:p>
      <text:p text:style-name="Standard">12 - G. de Lumbris</text:p>
      <text:p text:style-name="Standard">13 - D. de Duclaro</text:p>
      <text:p text:style-name="Standard">14 - R. de Salgis</text:p>
      <text:p text:style-name="Standard">15 - G. Bohic</text:p>
      <text:p text:style-name="Standard">16 - P. Barreri</text:p>
      <text:p text:style-name="Standard">17 - P. Pouvrelli</text:p>
      <text:p text:style-name="Standard">18 - G. de Perellis</text:p>
      <text:p text:style-name="Standard">19 - J. de Sinemuco</text:p>
      <text:p text:style-name="Standard">20 - Anno xlsexto die lune post canicirus capillis otem jecunditatiapitulantibus</text:p>
      <text:p text:style-name="Standard">21 - Vi. Cantore</text:p>
      <text:p text:style-name="Standard">22 - J. Succentore</text:p>
      <text:p text:style-name="Standard">23 - G. Bohic</text:p>
      <text:p text:style-name="Standard">24 - P. de Roriaco</text:p>
      <text:p text:style-name="Standard">25 - P. Barrerii</text:p>
      <text:p text:style-name="Standard">26 - G. Hamelini</text:p>
      <text:p text:style-name="Standard">27 - G. de Curre</text:p>
      <text:p text:style-name="Standard">28 - P. Pouvrelli</text:p>
      <text:p text:style-name="Standard">29 - J. de Sinemuro</text:p>
      <text:p text:style-name="Standard">30 - E Fucheris</text:p>
      <text:p text:style-name="Standard">31 - H. de Corso</text:p>
      <text:p text:style-name="Standard">32 - D. de Duclaro</text:p>
      <text:p text:style-name="Standard">33 - E. Coquatucis</text:p>
      <text:p text:style-name="Standard">=FRAN_0393_09219_L.jpg=</text:p>
      <text:p text:style-name="Standard">1 - s</text:p>
      <text:p text:style-name="Standard">2 - Lnne xlserto die mercuris in vigilia ascensionis domiciulantibus</text:p>
      <text:p text:style-name="Standard">3 - Vi cantore</text:p>
      <text:p text:style-name="Standard">4 - J. Succentore</text:p>
      <text:p text:style-name="Standard">5 - P. Penitenciario</text:p>
      <text:p text:style-name="Standard">6 - J. de Sinenino</text:p>
      <text:p text:style-name="Standard">7 - D. de Duclaro</text:p>
      <text:p text:style-name="Standard"><text:soft-page-break/>8 - H. de Corso</text:p>
      <text:p text:style-name="Standard">9 - P. Barrerier</text:p>
      <text:p text:style-name="Standard">10 - G. de Lumbris</text:p>
      <text:p text:style-name="Standard">11 - E. Fucheris</text:p>
      <text:p text:style-name="Standard">12 - G. de Curre</text:p>
      <text:p text:style-name="Standard">13 - .</text:p>
      <text:p text:style-name="Standard">14 - G. Hauelini</text:p>
      <text:p text:style-name="Standard">15 - G. Bohio</text:p>
      <text:p text:style-name="Standard">16 - G. Coquatricis</text:p>
      <text:p text:style-name="Standard">17 - P. de Roniaco</text:p>
      <text:p text:style-name="Standard">18 - Anno pxlerto die venevo post fesum ascrisionis dominitanitus</text:p>
      <text:p text:style-name="Standard">19 - Vi. cantore</text:p>
      <text:p text:style-name="Standard">20 - J. Succentore</text:p>
      <text:p text:style-name="Standard">21 - H. de Corso</text:p>
      <text:p text:style-name="Standard">22 - EFucherii</text:p>
      <text:p text:style-name="Standard">23 - P. de Boniaco</text:p>
      <text:p text:style-name="Standard">24 - G. Hamelini</text:p>
      <text:p text:style-name="Standard">25 - H. de Culento</text:p>
      <text:p text:style-name="Standard">26 - D. de Duclaro</text:p>
      <text:p text:style-name="Standard">27 - P. Pouvrelli</text:p>
      <text:p text:style-name="Standard">28 - G. de Turre</text:p>
      <text:p text:style-name="Standard">29 - G. Coquatricis</text:p>
      <text:p text:style-name="Standard">=FRAN_0393_09220_L.jpg=</text:p>
      <text:p text:style-name="Standard">1 - Anno xlsexio die lune post festum ascensionis dominicapitus</text:p>
      <text:p text:style-name="Standard">2 - Vi. canctore</text:p>
      <text:p text:style-name="Standard">3 - Hodie dictus H.de Culento tracoidit denarium Dei de domo clau</text:p>
      <text:p text:style-name="Standard">4 - J. Succentore</text:p>
      <text:p text:style-name="Standard">5 - strali defunctis domini Symonis de Mesmil et debet solvere gent ibras</text:p>
      <text:p text:style-name="Standard">6 - P. enitenciario</text:p>
      <text:p text:style-name="Standard">7 - parisienses et durabit licitacio usque ad dicm venerio justamet tc.</text:p>
      <text:p text:style-name="Standard">8 - G. Hamelini</text:p>
      <text:p text:style-name="Standard">9 - G. de Perellis</text:p>
      <text:p text:style-name="Standard">10 - E. de Lumbris</text:p>
      <text:p text:style-name="Standard">11 - H. de Culento</text:p>
      <text:p text:style-name="Standard">12 - Thodie salterus de Dua alias male Joo prisionacius fuit recreditu</text:p>
      <text:p text:style-name="Standard">13 - H. de Julliaco</text:p>
      <text:p text:style-name="Standard"><text:soft-page-break/>14 - sibi ipsi et habuit elargitr prisionis et promisit per juramento et sub</text:p>
      <text:p text:style-name="Standard">15 - R. de Salgis</text:p>
      <text:p text:style-name="Standard">16 - pena quinquageni libras stare juri terrer capitulo super sibi impositis</text:p>
      <text:p text:style-name="Standard">17 - J. de Sineminto</text:p>
      <text:p text:style-name="Standard">18 - et gagiavit emendam capitulo de hiis que fecerat et debet</text:p>
      <text:p text:style-name="Standard">19 - P. Barreri</text:p>
      <text:p text:style-name="Standard">20 - comparere ad quamlibet die sibi assignandam sus pena predictu</text:p>
      <text:p text:style-name="Standard">21 - P. de Roniaco</text:p>
      <text:p text:style-name="Standard">22 - dies est sibii assivti sstilicet quintena dies ab hodie ad vi</text:p>
      <text:p text:style-name="Standard">23 - E. Fucheris</text:p>
      <text:p text:style-name="Standard">24 - dendum taxari emiendam presentibus Roberto nasticius et Johanne de</text:p>
      <text:p text:style-name="Standard">25 - G. de Curce</text:p>
      <text:p text:style-name="Standard">26 - Ruolio</text:p>
      <text:p text:style-name="Standard">27 - V. de Duclaro</text:p>
      <text:p text:style-name="Standard">28 - E. Bohic</text:p>
      <text:p text:style-name="Standard">29 - G. coguacricis</text:p>
      <text:p text:style-name="Standard">30 - P. Ponvilli</text:p>
      <text:p text:style-name="Standard">31 - Anno pesexto die merturi post festum ascensicuu di capitulatibus</text:p>
      <text:p text:style-name="Standard">32 - Vi. Cantore</text:p>
      <text:p text:style-name="Standard">33 - J. Succentore</text:p>
      <text:p text:style-name="Standard">34 - E. Fucher</text:p>
      <text:p text:style-name="Standard">35 - P. Barrerii</text:p>
      <text:p text:style-name="Standard">36 - G. Coquadrcis</text:p>
      <text:p text:style-name="Standard">37 - J. Succencode suneio</text:p>
      <text:p text:style-name="Standard">38 - R. de Salgis</text:p>
      <text:p text:style-name="Standard">39 - H. de Corso</text:p>
      <text:p text:style-name="Standard">40 - D. de Duclaro</text:p>
      <text:p text:style-name="Standard">41 - P. de Roniaco</text:p>
      <text:p text:style-name="Standard">42 - G. de Turre</text:p>
      <text:p text:style-name="Standard">43 - G. Hamelini</text:p>
      <text:p text:style-name="Standard">44 - J. de Jilliaco</text:p>
      <text:p text:style-name="Standard">45 - G. de Lumbris</text:p>
      <text:p text:style-name="Standard">46 - G. de Quadrellis</text:p>
      <text:p text:style-name="Standard">47 - P. Pouvelli</text:p>
      <text:p text:style-name="Standard">48 - Anno domini predicto die jovis post oscenioni vii. dominus H. de Julliaco canonicus pariensis. Decanus Venrensi s</text:p>
      <text:p text:style-name="Standard"><text:soft-page-break/>49 - Penro</text:p>
      <text:p text:style-name="Standard">50 - os dominum Ccmnum de Placensi canonicis Vistinentes et Petrum dictum Arcuot nepotem suum et quambiet lec in cuilit</text:p>
      <text:p text:style-name="Standard">51 - llris etc. et ad potrrdum fanctus prebene de peserti et quitandim us subs canaam capituli</text:p>
      <text:p text:style-name="Standard">=FRAN_0393_09221_L.jpg=</text:p>
      <text:p text:style-name="Standard">1 - 152</text:p>
      <text:p text:style-name="Standard">2 - Anno xlsexto die venris ante festum Penthetosti aplititus</text:p>
      <text:p text:style-name="Standard">3 - in propa persona</text:p>
      <text:p text:style-name="Standard">4 - Vi cantore</text:p>
      <text:p text:style-name="Standard">5 - Hodie fuit receptus Guillelmus de La Vaylia ad prebende Palemanu</text:p>
      <text:p text:style-name="Standard">6 - J. Succentore</text:p>
      <text:p text:style-name="Standard">7 - P. Peniteniciario</text:p>
      <text:p text:style-name="Standard">8 - P. Barreri</text:p>
      <text:p text:style-name="Standard">9 - at gracie vi idmus aprilis anno quarto</text:p>
      <text:p text:style-name="Standard">10 - D. de Quadrellis</text:p>
      <text:p text:style-name="Standard">11 - Datum collacione anno xlvi die xviii mensis moii</text:p>
      <text:p text:style-name="Standard">12 - H. de Culento</text:p>
      <text:p text:style-name="Standard">13 - G. Hamolini</text:p>
      <text:p text:style-name="Standard">14 - P. Porvrelli</text:p>
      <text:p text:style-name="Standard">15 - Hodie fuit mandatum in capitulo domino Grumno quod ipse teneat sub</text:p>
      <text:p text:style-name="Standard">16 - D. de Duclaro</text:p>
      <text:p text:style-name="Standard">17 - arresto ea que debentur canonicis qui non solunter summam taxatum</text:p>
      <text:p text:style-name="Standard">18 - G. de Turre</text:p>
      <text:p text:style-name="Standard">19 - de prebendis suis pro litigio contra episcopum Par.</text:p>
      <text:p text:style-name="Standard">20 - E. Bohic</text:p>
      <text:p text:style-name="Standard">21 - G. Fucheri</text:p>
      <text:p text:style-name="Standard">22 - Hodie fuit dictum per capitulum quod de emolumentis capellanie</text:p>
      <text:p text:style-name="Standard">23 - H. de Corso</text:p>
      <text:p text:style-name="Standard">24 - magistri Stephani $solva$ nichil solvatur nisi illi qui est ad hoc</text:p>
      <text:p text:style-name="Standard">25 - H. de Julliaco</text:p>
      <text:p text:style-name="Standard">26 - P. de Roniaco</text:p>
      <text:p text:style-name="Standard">27 - deputatus per capitulum in capitulo generali scilitet domino Hugoni</text:p>
      <text:p text:style-name="Standard">28 - G. de Lumbris</text:p>
      <text:p text:style-name="Standard">29 - de Urchiis quousque al per vos fuerit ordinatum</text:p>
      <text:p text:style-name="Standard">30 - G. Coquatricis</text:p>
      <text:p text:style-name="Standard">31 - Anno xlvi die mercuri post festum Penthecost exestente septimadie</text:p>
      <text:p text:style-name="Standard"><text:soft-page-break/>32 - P. de Foresta</text:p>
      <text:p text:style-name="Standard">33 - junii Petrus de Colomeriis capellanus in ecclesia parisiensis decessit</text:p>
      <text:p text:style-name="Standard">34 - Anno alsoxtio die veneris post festum prenthes capitlantitus</text:p>
      <text:p text:style-name="Standard">35 - Vi. Cantore</text:p>
      <text:p text:style-name="Standard">36 - Hodie magister Petrus de Aurelianis juratus noster retulit in capitulo</text:p>
      <text:p text:style-name="Standard">37 - J. Succentore</text:p>
      <text:p text:style-name="Standard">38 - quod ammovebat periculum dea Petero mala fave de quodam vulnere</text:p>
      <text:p text:style-name="Standard">39 - quod habebat in capite retro aurem a parte sinistra</text:p>
      <text:p text:style-name="Standard">40 - P. penitenciario</text:p>
      <text:p text:style-name="Standard">41 - G. Hamelini</text:p>
      <text:p text:style-name="Standard">42 - P. de Roniaco</text:p>
      <text:p text:style-name="Standard">43 - G. de Lumbris</text:p>
      <text:p text:style-name="Standard">44 - G. de Curre</text:p>
      <text:p text:style-name="Standard">45 - E. Fucheri</text:p>
      <text:p text:style-name="Standard">46 - P. Pouvrelli</text:p>
      <text:p text:style-name="Standard">47 - D. de Duclaro</text:p>
      <text:p text:style-name="Standard">48 - J. de Sinemuro</text:p>
      <text:p text:style-name="Standard">49 - H. de Corso</text:p>
      <text:p text:style-name="Standard">50 - D. de Quadrellis</text:p>
      <text:p text:style-name="Standard">51 - G. Coquatricis</text:p>
      <text:p text:style-name="Standard">52 - H. de Culento</text:p>
      <text:p text:style-name="Standard">=FRAN_0393_09222_L.jpg=</text:p>
      <text:p text:style-name="Standard">1 - Anno elserto die lune pofestum Sancte Grvvtatis Domini capituis</text:p>
      <text:p text:style-name="Standard">2 - Vi. cantore</text:p>
      <text:p text:style-name="Standard">3 - Hodie $p$ Gaufridus qipie procuratore Clementis de Villa nova clerici impe</text:p>
      <text:p text:style-name="Standard">4 - J. Succentore</text:p>
      <text:p text:style-name="Standard">5 - trancis super episcopum et capitulum eciam si fuerit in ercclesia Cathidrai qui acte</text:p>
      <text:p text:style-name="Standard">6 - P. penitenciario</text:p>
      <text:p text:style-name="Standard">7 - tavit capellania que vacavit per mortam domini Petri de Colomeni</text:p>
      <text:p text:style-name="Standard">8 - nuper in ecclesia Parienses perpetui capellani et presentavit processus suus cum fuit d</text:p>
      <text:p text:style-name="Standard">9 - G. de Baylia</text:p>
      <text:p text:style-name="Standard">10 - quod runderitur sibi infra soe dios cc</text:p>
      <text:p text:style-name="Standard">11 - So. de Duclaro</text:p>
      <text:p text:style-name="Standard">12 - G. de Lumbris</text:p>
      <text:p text:style-name="Standard">13 - P. Pourelli</text:p>
      <text:p text:style-name="Standard">14 - R. de Sulgis</text:p>
      <text:p text:style-name="Standard"><text:soft-page-break/>15 - P. de Roniaco</text:p>
      <text:p text:style-name="Standard">16 - G. de Turre</text:p>
      <text:p text:style-name="Standard">17 - Hodre deceutus Reginaltus Bourdon gagiavit evrendam capitulo</text:p>
      <text:p text:style-name="Standard">18 - H. de Corso</text:p>
      <text:p text:style-name="Standard">19 - cognostibilier de Vulvacione porrivi $porru$ malafaire ad</text:p>
      <text:p text:style-name="Standard">20 - voluntatem capituli / et ost dies ass de dichedi in quindec tros</text:p>
      <text:p text:style-name="Standard">21 - E. Bohic</text:p>
      <text:p text:style-name="Standard">22 - ad vodendum caxarium emoncdam Et promisit per juramentum compartet ad nos</text:p>
      <text:p text:style-name="Standard">23 - Eblo. Fucherii</text:p>
      <text:p text:style-name="Standard">24 - et stare juri / et tenere taxacionem i preserm etc. et solvere emrendm</text:p>
      <text:p text:style-name="Standard">25 - prout erit taxata sub obligacione bonorum suorum etc. Istud arre</text:p>
      <text:p text:style-name="Standard">26 - P. Barrerii</text:p>
      <text:p text:style-name="Standard">27 - Itum debet poni in die subsequenti non oust o t hic positum p</text:p>
      <text:p text:style-name="Standard">28 - fuit per ereorem</text:p>
      <text:p text:style-name="Standard">29 - P. de Alneto</text:p>
      <text:p text:style-name="Standard">30 - Anno xlsexto die mercuris prosut festum Sancte Crivitati s apitulantibus</text:p>
      <text:p text:style-name="Standard">31 - x</text:p>
      <text:p text:style-name="Standard">32 - Vi. Cantore</text:p>
      <text:p text:style-name="Standard">33 - Hodie isti videlicet Johanna la Bourdone vidua mater decenti et</text:p>
      <text:p text:style-name="Standard">34 - Succentore</text:p>
      <text:p text:style-name="Standard">35 - Franciscus Bourdoni canonicus Sancti Germani Frater decenti renuncia</text:p>
      <text:p text:style-name="Standard">36 - comuiori etatis et deellciano se fecerunt plegios pro ipsso</text:p>
      <text:p text:style-name="Standard">37 - P. Pouvrelli</text:p>
      <text:p text:style-name="Standard">38 - Reginaldo de Comparendo aod dies et de scando juri et te</text:p>
      <text:p text:style-name="Standard">39 - H. de Corso</text:p>
      <text:p text:style-name="Standard">40 - solvendo emendam prout erit taxata / Et ad hoc se obligavit</text:p>
      <text:p text:style-name="Standard">41 - P. Barreri</text:p>
      <text:p text:style-name="Standard">42 - per juramenta et quilibit insolidoum etc.</text:p>
      <text:p text:style-name="Standard">43 - G. Coquatricis</text:p>
      <text:p text:style-name="Standard">44 - G. de Haylia</text:p>
      <text:p text:style-name="Standard">45 - E. Fucheris</text:p>
      <text:p text:style-name="Standard">46 - G. de Turre</text:p>
      <text:p text:style-name="Standard">47 - G. de Duclayo</text:p>
      <text:p text:style-name="Standard">48 - G. de Lumbris</text:p>
      <text:p text:style-name="Standard">49 - R. de Chanaco</text:p>
      <text:p text:style-name="Standard">50 - P. de Roniaco</text:p>
      <text:p text:style-name="Standard"><text:soft-page-break/>=FRAN_0393_09223_L.jpg=</text:p>
      <text:p text:style-name="Standard">1 - sz</text:p>
      <text:p text:style-name="Standard">2 - Anno hsexto die veneris post festum sancu sacraimenti altans captlus</text:p>
      <text:p text:style-name="Standard">3 - Vi cantore</text:p>
      <text:p text:style-name="Standard">4 - JSuccentore</text:p>
      <text:p text:style-name="Standard">5 - P. Barreni</text:p>
      <text:p text:style-name="Standard">6 - P. Pouvrelli</text:p>
      <text:p text:style-name="Standard">7 - G. de Baylia</text:p>
      <text:p text:style-name="Standard">8 - H. de Coiso</text:p>
      <text:p text:style-name="Standard">9 - G. Bohic</text:p>
      <text:p text:style-name="Standard">10 - G. de Curre</text:p>
      <text:p text:style-name="Standard">11 - J. de Sinemuro</text:p>
      <text:p text:style-name="Standard">12 - E Fucherii</text:p>
      <text:p text:style-name="Standard">13 - G. Hamelini</text:p>
      <text:p text:style-name="Standard">14 - G. de Lumbris</text:p>
      <text:p text:style-name="Standard">15 - 3</text:p>
      <text:p text:style-name="Standard">16 - Anno xlexto die silbi post festum santasficumvent al acpitulantibus</text:p>
      <text:p text:style-name="Standard">17 - J</text:p>
      <text:p text:style-name="Standard">18 - J. Decano</text:p>
      <text:p text:style-name="Standard">19 - presentibus dominis Symone de Hersino Petro Finelli de nemosio presteis</text:p>
      <text:p text:style-name="Standard">20 - et matuino surdi</text:p>
      <text:p text:style-name="Standard">21 - Vi. Canterre</text:p>
      <text:p text:style-name="Standard">22 - J. Succentore</text:p>
      <text:p text:style-name="Standard">23 - Hodie Braufridus quipie procuratore Clementis de Noberailla</text:p>
      <text:p text:style-name="Standard">24 - P. Baureri</text:p>
      <text:p text:style-name="Standard">25 - impetrantis super episcopum. Decanum et capitulum inciam s</text:p>
      <text:p text:style-name="Standard">26 - P. de Roniaco</text:p>
      <text:p text:style-name="Standard">27 - P. Pouvrelli.</text:p>
      <text:p text:style-name="Standard">28 - in ecclesia Parisiensi / qui accepcaverant capellaniam / que varavit per</text:p>
      <text:p text:style-name="Standard">29 - .</text:p>
      <text:p text:style-name="Standard">30 - abitum Petri de Colomeriis fuit receptus per capitulum</text:p>
      <text:p text:style-name="Standard">31 - H. deculento</text:p>
      <text:p text:style-name="Standard">32 - ad ipsam capellaniam / et prostitit juramentum consuretum absque</text:p>
      <text:p text:style-name="Standard">33 - prejudicio impetrancium si qui fruit. Et cum pretestae in</text:p>
      <text:p text:style-name="Standard">34 - casu in quo apparetet aliquis melius jus habens quam</text:p>
      <text:p text:style-name="Standard">35 - quod ista recepcio haberetur pro nulla presentibus ad hoc N. de cum</text:p>
      <text:p text:style-name="Standard"><text:soft-page-break/>36 - Petro de Riqueto Petro Gouvesse / et Y. Marescalli</text:p>
      <text:p text:style-name="Standard">=FRAN_0393_09224_L.jpg=</text:p>
      <text:p text:style-name="Standard">1 - Anno xlsexto die lune post festum Saucaisaciamiei capiulantbus</text:p>
      <text:p text:style-name="Standard">2 - R. Decano</text:p>
      <text:p text:style-name="Standard">3 - Hodie dominus Henricus de Culento Canonicus Par. protestatus fui</text:p>
      <text:p text:style-name="Standard">4 - de curno suo pro presentando ad capellania quam tenebat Petrus</text:p>
      <text:p text:style-name="Standard">5 - Vi. Cantore</text:p>
      <text:p text:style-name="Standard">6 - Colomeriis et quam acceptavit quidem impetrans vocatus ci</text:p>
      <text:p text:style-name="Standard">7 - Jsuccentore</text:p>
      <text:p text:style-name="Standard">8 - mens de Villantina quam protestacione capitulum admisit</text:p>
      <text:p text:style-name="Standard">9 - P. Penitenciario</text:p>
      <text:p text:style-name="Standard">10 - J. de Sunemuro</text:p>
      <text:p text:style-name="Standard">11 - P. Pouvrelli</text:p>
      <text:p text:style-name="Standard">12 - P. Barreri</text:p>
      <text:p text:style-name="Standard">13 - G. Coguatricis</text:p>
      <text:p text:style-name="Standard">14 - G. Hamolini</text:p>
      <text:p text:style-name="Standard">15 - G. de Lumbris</text:p>
      <text:p text:style-name="Standard">16 - E. Fucheri</text:p>
      <text:p text:style-name="Standard">17 - G. de Curre</text:p>
      <text:p text:style-name="Standard">18 - J. Cambellani</text:p>
      <text:p text:style-name="Standard">19 - Anno xltnto die mercuri post festum fanti facrmenti alia capitulantibus</text:p>
      <text:p text:style-name="Standard">20 - Vi. Cantore</text:p>
      <text:p text:style-name="Standard">21 - J. Succentore</text:p>
      <text:p text:style-name="Standard">22 - Hodie constituerunt Johannes Alearii Guillelmus de Frnte quilibet coram</text:p>
      <text:p text:style-name="Standard">23 - P penitenciario</text:p>
      <text:p text:style-name="Standard">24 - Guidonem Gastenng Stephanum destri Yvonem de Lauguenan Bricinen</text:p>
      <text:p text:style-name="Standard">25 - de Curia Robinum Helbi clericum Petrum Hellii dominum Robertum Batholoti</text:p>
      <text:p text:style-name="Standard">26 - G. Hamelini</text:p>
      <text:p text:style-name="Standard">27 - Jaguetum de Corbolio et Guilibet etc. procuratore suos ad agendum pro ipsus</text:p>
      <text:p text:style-name="Standard">28 - D. de Ouclaro</text:p>
      <text:p text:style-name="Standard">29 - in omibus it E ad napiend dictam surrarum aba magiste doiis da et quictud etc.</text:p>
      <text:p text:style-name="Standard">30 - P. Barrerii</text:p>
      <text:p text:style-name="Standard">31 - G. de Turce</text:p>
      <text:p text:style-name="Standard">32 - Magister et Fratres Demno Dei Par. tenonte Johanni Oleani Guillelmus de Fenci vi</text:p>
      <text:p text:style-name="Standard">33 - H. de Culenco</text:p>
      <text:p text:style-name="Standard">34 - P. de Roniaco</text:p>
      <text:p text:style-name="Standard"><text:soft-page-break/>35 - debibres dicte Johanni xaxleri vss parisiensis et dicto eidem Johanni et Guillelme insilis in lex</text:p>
      <text:p text:style-name="Standard">36 - G. de Lunbris</text:p>
      <text:p text:style-name="Standard">37 - l xss ex vondicionem veni una intabilis et in x s. pro cpensis factis vis</text:p>
      <text:p text:style-name="Standard">38 - G. Coquatricis</text:p>
      <text:p text:style-name="Standard">39 - G. de Perellio</text:p>
      <text:p text:style-name="Standard">40 - dues in prosequane cmune solvends videlicet ad festum bet Ri medie</text:p>
      <text:p text:style-name="Standard">41 - J. de Finemiuto</text:p>
      <text:p text:style-name="Standard">42 - et alia med ud ejus sanctos exinde subscuecn ita quod si defferut m. Pi</text:p>
      <text:p text:style-name="Standard">43 - P. Pouvrelli</text:p>
      <text:p text:style-name="Standard">44 - solvotus iid compellante ad solven tebiti et fiat isi mnicone preu</text:p>
      <text:p text:style-name="Standard">45 - G. de Curco</text:p>
      <text:p text:style-name="Standard">46 - G. Fucherii</text:p>
      <text:p text:style-name="Standard">47 - et deligio ejus leva mollis et miobilius confessos per Matheurs de Bella</text:p>
      <text:p text:style-name="Standard">48 - P. de Foresta</text:p>
      <text:p text:style-name="Standard">49 - Rappa proaene dictum gagistr fanctor e serey et denus du de Volvene</text:p>
      <text:p text:style-name="Standard">50 - G. Bohie</text:p>
      <text:p text:style-name="Standard">51 - ensu dominoym. Doma et apistuli sca</text:p>
      <text:p text:style-name="Standard">52 - V. de Baylia</text:p>
      <text:p text:style-name="Standard">=FRAN_0393_09225_L.jpg=</text:p>
      <text:p text:style-name="Standard">1 - 03</text:p>
      <text:p text:style-name="Standard">2 - Annoxlserto duie eneris in vigilia festairatri be Johanne Bapatiptlantus</text:p>
      <text:p text:style-name="Standard">3 - F. decano</text:p>
      <text:p text:style-name="Standard">4 - Vi cantore</text:p>
      <text:p text:style-name="Standard">5 - J. Succentore</text:p>
      <text:p text:style-name="Standard">6 - P. Penigenciario</text:p>
      <text:p text:style-name="Standard">7 - G. de Salgis</text:p>
      <text:p text:style-name="Standard">8 - P. Pouvrelli</text:p>
      <text:p text:style-name="Standard">9 - G. Coquatricis</text:p>
      <text:p text:style-name="Standard">10 - G. de Perillio</text:p>
      <text:p text:style-name="Standard">11 - P. de Soresta</text:p>
      <text:p text:style-name="Standard">12 - G. de Baylia</text:p>
      <text:p text:style-name="Standard">13 - P. de Roniaco</text:p>
      <text:p text:style-name="Standard">14 - H. de Corso</text:p>
      <text:p text:style-name="Standard">15 - E. Bohic</text:p>
      <text:p text:style-name="Standard">16 - G. Fucheris</text:p>
      <text:p text:style-name="Standard">17 - G. Haurelini</text:p>
      <text:p text:style-name="Standard"><text:soft-page-break/>18 - H. de Culento</text:p>
      <text:p text:style-name="Standard">19 - D. de Duclaro</text:p>
      <text:p text:style-name="Standard">20 - J. de Sinenito sz</text:p>
      <text:p text:style-name="Standard">21 - G. de Perellos Curtil</text:p>
      <text:p text:style-name="Standard">22 - P. Barrerii</text:p>
      <text:p text:style-name="Standard">23 - J. de Quadrellis</text:p>
      <text:p text:style-name="Standard">=FRAN_0393_09226_L.jpg=</text:p>
      <text:p text:style-name="Standard">1 - prst</text:p>
      <text:p text:style-name="Standard">2 - emedsexto C</text:p>
      <text:p text:style-name="Standard">3 - da festi exist in oednn a vosus capuo de sraticto transiato ad diem suosequirem ordi</text:p>
      <text:p text:style-name="Standard">4 - ad dictam diem lune</text:p>
      <text:p text:style-name="Standard">5 - aucurat</text:p>
      <text:p text:style-name="Standard">6 - Annino Decano</text:p>
      <text:p text:style-name="Standard">7 - Symon Esivoudi</text:p>
      <text:p text:style-name="Standard">8 - Vitam Cantore</text:p>
      <text:p text:style-name="Standard">9 - R. de Chennno</text:p>
      <text:p text:style-name="Standard">10 - Succentore</text:p>
      <text:p text:style-name="Standard">11 - A. de Sancto Marcello</text:p>
      <text:p text:style-name="Standard">12 - Mibriconis</text:p>
      <text:p text:style-name="Standard">13 - R. Cancellaris infino</text:p>
      <text:p text:style-name="Standard">14 - M. de Campis</text:p>
      <text:p text:style-name="Standard">15 - P. Penitenciario</text:p>
      <text:p text:style-name="Standard">16 - P. de Montefrrolio</text:p>
      <text:p text:style-name="Standard">17 - P. Barrerii</text:p>
      <text:p text:style-name="Standard">18 - Odo de Villanona</text:p>
      <text:p text:style-name="Standard">19 - G. de Brurere</text:p>
      <text:p text:style-name="Standard">20 - S. de Monasterio</text:p>
      <text:p text:style-name="Standard">21 - P. Bougis</text:p>
      <text:p text:style-name="Standard">22 - Hlene de Corso</text:p>
      <text:p text:style-name="Standard">23 - P. Guerini</text:p>
      <text:p text:style-name="Standard">24 - Cullimo de Balia Baylia</text:p>
      <text:p text:style-name="Standard">25 - G. de Sancto Benedicto</text:p>
      <text:p text:style-name="Standard">26 - P. de Ludovilla</text:p>
      <text:p text:style-name="Standard">27 - G. de Pellis</text:p>
      <text:p text:style-name="Standard">28 - G. Consenin</text:p>
      <text:p text:style-name="Standard">29 - P. de Roniaco</text:p>
      <text:p text:style-name="Standard"><text:soft-page-break/>30 - P. Panctnenii</text:p>
      <text:p text:style-name="Standard">31 - P. Pouvelli</text:p>
      <text:p text:style-name="Standard">32 - A. Mictet</text:p>
      <text:p text:style-name="Standard">33 - J. de Parisius</text:p>
      <text:p text:style-name="Standard">34 - G. de Curtui</text:p>
      <text:p text:style-name="Standard">35 - R. Cartain</text:p>
      <text:p text:style-name="Standard">36 - G. Hamelna</text:p>
      <text:p text:style-name="Standard">37 - E. Fuchii</text:p>
      <text:p text:style-name="Standard">38 - G. de Suclaro</text:p>
      <text:p text:style-name="Standard">39 - G. de Culento.</text:p>
      <text:p text:style-name="Standard">40 - G. de Lumbris</text:p>
      <text:p text:style-name="Standard">41 - T. de Quadrellis</text:p>
      <text:p text:style-name="Standard">42 - J. de Sinenio</text:p>
      <text:p text:style-name="Standard">43 - E. Bohie</text:p>
      <text:p text:style-name="Standard">44 - R. de Salc</text:p>
      <text:p text:style-name="Standard">45 - Ccagtuos infirmo</text:p>
      <text:p text:style-name="Standard">46 - P. de Alneto</text:p>
      <text:p text:style-name="Standard">47 - D. de Foresta</text:p>
      <text:p text:style-name="Standard">=FRAN_0393_09227_L.jpg=</text:p>
      <text:p text:style-name="Standard">1 - 153</text:p>
      <text:p text:style-name="Standard">2 - Anno x sexto die cheacio post festum Nativtatis bat Johannis Baute durantm capitulo gnerali per contunut</text:p>
      <text:p text:style-name="Standard">3 - Vi Cantore</text:p>
      <text:p text:style-name="Standard">4 - J. Succentore</text:p>
      <text:p text:style-name="Standard">5 - R. Cancellario ifirmo</text:p>
      <text:p text:style-name="Standard">6 - P. Penitenciario</text:p>
      <text:p text:style-name="Standard">7 - J. de Sinemuro</text:p>
      <text:p text:style-name="Standard">8 - P. Barreri</text:p>
      <text:p text:style-name="Standard">9 - G. Hamelini</text:p>
      <text:p text:style-name="Standard">10 - G. de Turre</text:p>
      <text:p text:style-name="Standard">11 - E. Fucheris</text:p>
      <text:p text:style-name="Standard">12 - H. de Corso</text:p>
      <text:p text:style-name="Standard">13 - G. de Baylia</text:p>
      <text:p text:style-name="Standard">14 - G. Bohic</text:p>
      <text:p text:style-name="Standard">15 - P. Pouvrelli</text:p>
      <text:p text:style-name="Standard">16 - G. de Curti</text:p>
      <text:p text:style-name="Standard"><text:soft-page-break/>17 - D. de Quadrellis</text:p>
      <text:p text:style-name="Standard">18 - G. de Pellis</text:p>
      <text:p text:style-name="Standard">19 - G. coquatricis infirmo</text:p>
      <text:p text:style-name="Standard">20 - H. de Culento</text:p>
      <text:p text:style-name="Standard">21 - P. de Voniaco</text:p>
      <text:p text:style-name="Standard">22 - G. de Lunibus</text:p>
      <text:p text:style-name="Standard">23 - R. de Salgis</text:p>
      <text:p text:style-name="Standard">24 - D. de Duclaro</text:p>
      <text:p text:style-name="Standard">=FRAN_0393_09228_L.jpg=</text:p>
      <text:p text:style-name="Standard">1 - 15</text:p>
      <text:p text:style-name="Standard">2 - Anno xisexto die mercuri post festum ativitatis beati Johann durante capitulo generali per contunuatio capitulantlbus</text:p>
      <text:p text:style-name="Standard">3 - Vi. cantore</text:p>
      <text:p text:style-name="Standard">4 - J. Succentore</text:p>
      <text:p text:style-name="Standard">5 - R. Cancellario infirmo</text:p>
      <text:p text:style-name="Standard">6 - P. penitenciario</text:p>
      <text:p text:style-name="Standard">7 - Hodie fuit monitus in pleno capitulo dominus Dyoisius fabri de</text:p>
      <text:p text:style-name="Standard">8 - .</text:p>
      <text:p text:style-name="Standard">9 - G. Hamelini</text:p>
      <text:p text:style-name="Standard">10 - Argentolio de residendo et deserviendo in capellania firi</text:p>
      <text:p text:style-name="Standard">11 - PBarreri</text:p>
      <text:p text:style-name="Standard">12 - prout juravit ut tenetim presentus mm de Darenciat</text:p>
      <text:p text:style-name="Standard">13 - E. Bohie</text:p>
      <text:p text:style-name="Standard">14 - de Civilliaco tastibuis etc.</text:p>
      <text:p text:style-name="Standard">15 - G. de Lumbris</text:p>
      <text:p text:style-name="Standard">16 - G. de Turye</text:p>
      <text:p text:style-name="Standard">17 - G. Fucheris</text:p>
      <text:p text:style-name="Standard">18 - Hodie fuit dispensatum cum domino Geraldro de cluso capellanio</text:p>
      <text:p text:style-name="Standard">19 - H. de Coiso</text:p>
      <text:p text:style-name="Standard">20 - domini episcopi Salvanecis / ad preces ipsius qui trat presus</text:p>
      <text:p text:style-name="Standard">21 - G. de Baylia</text:p>
      <text:p text:style-name="Standard">22 - G. de Curcilis</text:p>
      <text:p text:style-name="Standard">23 - H. de Culenco</text:p>
      <text:p text:style-name="Standard">24 - D. de Duclaro</text:p>
      <text:p text:style-name="Standard">25 - D. de Quadrellis</text:p>
      <text:p text:style-name="Standard">26 - G. Coquatricis</text:p>
      <text:p text:style-name="Standard"><text:soft-page-break/>27 - G. de Pellis</text:p>
      <text:p text:style-name="Standard">28 - J. de Sinemiuco</text:p>
      <text:p text:style-name="Standard">29 - B. de Salgis</text:p>
      <text:p text:style-name="Standard">30 - P. de Roniaco</text:p>
      <text:p text:style-name="Standard">31 - P. Pouvrelli</text:p>
      <text:p text:style-name="Standard">32 - Anno xlenti die veneris post festum be Johannis Bapitise duicaim capiulio guderaliper tosetcapituantus</text:p>
      <text:p text:style-name="Standard">33 - V. Cantore</text:p>
      <text:p text:style-name="Standard">34 - Vocari sunt scolares de dimo magistri Gaufridi de Plexeyo non compunit</text:p>
      <text:p text:style-name="Standard">35 - J. Succentore</text:p>
      <text:p text:style-name="Standard">36 - pro magistro Johanne sardignon capellano ecclesie Parisiensis Et fuerunt</text:p>
      <text:p text:style-name="Standard">37 - R. Cancellario infirmo</text:p>
      <text:p text:style-name="Standard">38 - omnes cause contis ex officio ad diem venis</text:p>
      <text:p text:style-name="Standard">39 - P. Penitenciario</text:p>
      <text:p text:style-name="Standard">40 - G. Hamnlani</text:p>
      <text:p text:style-name="Standard">41 - P. Barreri</text:p>
      <text:p text:style-name="Standard">42 - Hodre fuit dispensatum usque ad annum cum tribus capellanis domini.</text:p>
      <text:p text:style-name="Standard">43 - J. de Simuro</text:p>
      <text:p text:style-name="Standard">44 - Senonensis</text:p>
      <text:p text:style-name="Standard">45 - P. Pouvrelli</text:p>
      <text:p text:style-name="Standard">46 - P. de Roniaco</text:p>
      <text:p text:style-name="Standard">47 - Item cum magistro Bernardo le Coc canonici Sancti Stephani de Gressibus parisiens</text:p>
      <text:p text:style-name="Standard">48 - H. de Culenco</text:p>
      <text:p text:style-name="Standard">49 - Item cum capicerio ejusdem ecclesie Sanct Stephani</text:p>
      <text:p text:style-name="Standard">50 - E. Fucheri</text:p>
      <text:p text:style-name="Standard">51 - G. de Curre</text:p>
      <text:p text:style-name="Standard">52 - Gicoquaratis</text:p>
      <text:p text:style-name="Standard">53 - G. Bohac</text:p>
      <text:p text:style-name="Standard">54 - G. de Pellis</text:p>
      <text:p text:style-name="Standard">55 - de</text:p>
      <text:p text:style-name="Standard">56 - Caro</text:p>
      <text:p text:style-name="Standard">57 - E. de Lumbrs</text:p>
      <text:p text:style-name="Standard">58 - . de Foresta</text:p>
      <text:p text:style-name="Standard">=FRAN_0393_09229_L.jpg=</text:p>
      <text:p text:style-name="Standard">1 - H</text:p>
      <text:p text:style-name="Standard">2 - Anno nserito die sali post festum Natuvtato be Johani Bapte douicim apituli generalaciis</text:p>
      <text:p text:style-name="Standard"><text:soft-page-break/>3 - Vi. cantore</text:p>
      <text:p text:style-name="Standard">4 - J. Succentore</text:p>
      <text:p text:style-name="Standard">5 - R. Cancellario infirmo</text:p>
      <text:p text:style-name="Standard">6 - P. penitenciario</text:p>
      <text:p text:style-name="Standard">7 - G. Hamelini</text:p>
      <text:p text:style-name="Standard">8 - P. Barreni</text:p>
      <text:p text:style-name="Standard">9 - G. de Turre</text:p>
      <text:p text:style-name="Standard">10 - G. Fuchero</text:p>
      <text:p text:style-name="Standard">11 - G. Bohis</text:p>
      <text:p text:style-name="Standard">12 - G. de Lumbris</text:p>
      <text:p text:style-name="Standard">13 - D. de Duclaro</text:p>
      <text:p text:style-name="Standard">14 - D. de Quadrellis</text:p>
      <text:p text:style-name="Standard">15 - H. de Culento</text:p>
      <text:p text:style-name="Standard">16 - G. Coquatricis</text:p>
      <text:p text:style-name="Standard">17 - G. de Perellis</text:p>
      <text:p text:style-name="Standard">18 - J.de Sinemro</text:p>
      <text:p text:style-name="Standard">19 - P. de Alveto</text:p>
      <text:p text:style-name="Standard">20 - J. Cambellani</text:p>
      <text:p text:style-name="Standard">21 - H. de Corso</text:p>
      <text:p text:style-name="Standard">22 - G. de Baylia</text:p>
      <text:p text:style-name="Standard">23 - P. de Bonniaco</text:p>
      <text:p text:style-name="Standard">24 - B. de Salgis</text:p>
      <text:p text:style-name="Standard">25 - G. de Curtilis</text:p>
      <text:p text:style-name="Standard">26 - P. Pouvielli</text:p>
      <text:p text:style-name="Standard">27 - Anno xlsento die lune post festum Beono Peti et Pau li protl apitulantbus</text:p>
      <text:p text:style-name="Standard">28 - J. Succentore</text:p>
      <text:p text:style-name="Standard">29 - P. Barreri</text:p>
      <text:p text:style-name="Standard">30 - P. Pouvrelli</text:p>
      <text:p text:style-name="Standard">31 - G. coquatricis</text:p>
      <text:p text:style-name="Standard">32 - P. de Roniaco</text:p>
      <text:p text:style-name="Standard">33 - G. de Vaylia</text:p>
      <text:p text:style-name="Standard">34 - H. de Corso</text:p>
      <text:p text:style-name="Standard">35 - G. Johis</text:p>
      <text:p text:style-name="Standard">36 - G. Fuchexi</text:p>
      <text:p text:style-name="Standard">37 - H. de Caleuco</text:p>
      <text:p text:style-name="Standard">38 - G. Hamelini</text:p>
      <text:p text:style-name="Standard"><text:soft-page-break/>39 - G. de Turre</text:p>
      <text:p text:style-name="Standard">40 - D. de Duclaro</text:p>
      <text:p text:style-name="Standard">41 - P. de Alveto</text:p>
      <text:p text:style-name="Standard">42 - J. de Sinnino</text:p>
      <text:p text:style-name="Standard">43 - G. de Curtilis</text:p>
      <text:p text:style-name="Standard">44 - G. de Lumbris</text:p>
      <text:p text:style-name="Standard">45 - vicaqu acio</text:p>
      <text:p text:style-name="Standard">=FRAN_0393_09230_L.jpg=</text:p>
      <text:p text:style-name="Standard">1 - 1</text:p>
      <text:p text:style-name="Standard">2 - Anno nhexto die mercuris post festum BeaMartum estis capitulantus</text:p>
      <text:p text:style-name="Standard">3 - J. Decano</text:p>
      <text:p text:style-name="Standard">4 - Hodie suit propositum contra Jacobum de Medinta et Johanne de Autissiodoro quod</text:p>
      <text:p text:style-name="Standard">5 - Vi. Cantore</text:p>
      <text:p text:style-name="Standard">6 - J. Succentore</text:p>
      <text:p text:style-name="Standard">7 - epsci $n$ malefaciebant officia sua / Et fuit petitum quod compellerentur tan</text:p>
      <text:p text:style-name="Standard">8 - pervuri prirentur etc. finaliter supposuerunt se ordinacicui capituli</text:p>
      <text:p text:style-name="Standard">9 - P. penitenciario</text:p>
      <text:p text:style-name="Standard">10 - promiserunt per juramenta tenere illad quod capitulum ordinabit ipsum</text:p>
      <text:p text:style-name="Standard">11 - P. de Alveto</text:p>
      <text:p text:style-name="Standard">12 - in suis deffensionibus auditis ut visis per nos diligento pastire $et licterios</text:p>
      <text:p text:style-name="Standard">13 - E. Bohic</text:p>
      <text:p text:style-name="Standard">14 - ocandum et porecesorum similiter contra Jeaularium</text:p>
      <text:p text:style-name="Standard">15 - G. de Lumbris</text:p>
      <text:p text:style-name="Standard">16 - P. de Roniaco</text:p>
      <text:p text:style-name="Standard">17 - G. Hamelini</text:p>
      <text:p text:style-name="Standard">18 - B. de Curre</text:p>
      <text:p text:style-name="Standard">19 - E. Fucheri</text:p>
      <text:p text:style-name="Standard">20 - H. de Cerso</text:p>
      <text:p text:style-name="Standard">21 - G. de Curcilis</text:p>
      <text:p text:style-name="Standard">22 - D. de Duclaro</text:p>
      <text:p text:style-name="Standard">23 - H. de Culento</text:p>
      <text:p text:style-name="Standard">24 - G. de Pellis</text:p>
      <text:p text:style-name="Standard">25 - D. de Quetorellis</text:p>
      <text:p text:style-name="Standard">26 - G. Toquatricis</text:p>
      <text:p text:style-name="Standard">27 - P. Barreriy</text:p>
      <text:p text:style-name="Standard">28 - G. de Vaylia</text:p>
      <text:p text:style-name="Standard"><text:soft-page-break/>29 - Anno xlsexto die veneris post festum beat Martun estinali capus</text:p>
      <text:p text:style-name="Standard">30 - fas</text:p>
      <text:p text:style-name="Standard">31 - Hodie Petrus Finelli presentavit bullas et processum de gracia</text:p>
      <text:p text:style-name="Standard">32 - vi cantore</text:p>
      <text:p text:style-name="Standard">33 - sibi facta per pebere apostolica de beneficio ecclesistico cum cura vel sive cur</text:p>
      <text:p text:style-name="Standard">34 - J. Succentore</text:p>
      <text:p text:style-name="Standard">35 - collacionem dominorum nepisi decani et capituli / domino habuert pro castis</text:p>
      <text:p text:style-name="Standard">36 - P. Penitenciario</text:p>
      <text:p text:style-name="Standard">37 - clericus icolau Parsiensi et orvundus Par.</text:p>
      <text:p text:style-name="Standard">38 - Item Richardus Lervice impetrans in lota Sancti Mederici</text:p>
      <text:p text:style-name="Standard">39 - E. Bohic</text:p>
      <text:p text:style-name="Standard">40 - virtute gracie facte Regini presentavit licteram domine</text:p>
      <text:p text:style-name="Standard">41 - G. de Lumibrs</text:p>
      <text:p text:style-name="Standard">42 - Regine / et procossum Pigillo episcopi Julvaneconsis et signi</text:p>
      <text:p text:style-name="Standard">43 - G. de Curre</text:p>
      <text:p text:style-name="Standard">44 - et subscriptie Johanneus de Subaudia. date gracie ina</text:p>
      <text:p text:style-name="Standard">45 - E. Fucheris</text:p>
      <text:p text:style-name="Standard">46 - junii anno parim datum luen Regni xvii. jour d'aeust</text:p>
      <text:p text:style-name="Standard">47 - H. de Corso</text:p>
      <text:p text:style-name="Standard">48 - G. de Baylia</text:p>
      <text:p text:style-name="Standard">49 - en l'an exlii.</text:p>
      <text:p text:style-name="Standard">50 - P. de Boniaco</text:p>
      <text:p text:style-name="Standard">51 - prosts magistro Erdarde Billet in arc suailtit in</text:p>
      <text:p text:style-name="Standard">52 - D. de Quadrellis</text:p>
      <text:p text:style-name="Standard">53 - Le Matounel decrore de Crecerum erdurdo de Corneto</text:p>
      <text:p text:style-name="Standard">54 - P. Pouvcelli</text:p>
      <text:p text:style-name="Standard">55 - H. de Culento</text:p>
      <text:p text:style-name="Standard">56 - dine no regis oifficiario in Camera inquestars</text:p>
      <text:p text:style-name="Standard">57 - J. de Sinenino</text:p>
      <text:p text:style-name="Standard">58 - et Roberto Lermice calellaro care die reg</text:p>
      <text:p text:style-name="Standard">59 - P. Barreri</text:p>
      <text:p text:style-name="Standard">60 - Virardus comitis est expectu super episcopum decanum et capitulum</text:p>
      <text:p text:style-name="Standard">61 - G. Coquatricis</text:p>
      <text:p text:style-name="Standard">62 - Parisensis in civitate diocesis parisiensi eciemim si in ecclesia parisiensis et presentavt</text:p>
      <text:p text:style-name="Standard">63 - G. de Pellis</text:p>
      <text:p text:style-name="Standard">64 - Jo. Hauelin</text:p>
      <text:p text:style-name="Standard"><text:soft-page-break/>65 - Gullas et processum presentibus testibus sin rascrepti</text:p>
      <text:p text:style-name="Standard">=FRAN_0393_09231_L.jpg=</text:p>
      <text:p text:style-name="Standard">1 - 162</text:p>
      <text:p text:style-name="Standard">2 - Anno xlexto die lune post festum beat Marciu estciu aituantbus</text:p>
      <text:p text:style-name="Standard">3 - F. decano</text:p>
      <text:p text:style-name="Standard">4 - Vi. cantore</text:p>
      <text:p text:style-name="Standard">5 - J. Succentore</text:p>
      <text:p text:style-name="Standard">6 - P. Penitenciario</text:p>
      <text:p text:style-name="Standard">7 - P. Barrerd</text:p>
      <text:p text:style-name="Standard">8 - P. Pouvrelli</text:p>
      <text:p text:style-name="Standard">9 - J. de Sinemiuco</text:p>
      <text:p text:style-name="Standard">10 - G. de Baylia</text:p>
      <text:p text:style-name="Standard">11 - E. Fucheri</text:p>
      <text:p text:style-name="Standard">12 - G. de Curcilis</text:p>
      <text:p text:style-name="Standard">13 - G. de Perellis</text:p>
      <text:p text:style-name="Standard">14 - G. Hamelini</text:p>
      <text:p text:style-name="Standard">15 - H. de Culenco</text:p>
      <text:p text:style-name="Standard">16 - G. de Lumbris</text:p>
      <text:p text:style-name="Standard">17 - G. de Turre</text:p>
      <text:p text:style-name="Standard">18 - P. de Roniaco</text:p>
      <text:p text:style-name="Standard">19 - Inter dominum Johannem de Finemuro canonicum Parisiensis et dominum</text:p>
      <text:p text:style-name="Standard">20 - G. Bohie</text:p>
      <text:p text:style-name="Standard">21 - Johannem Mariete Curatum de Broniaco Senovensis diocesis ad</text:p>
      <text:p text:style-name="Standard">22 - DedeDuclaro</text:p>
      <text:p text:style-name="Standard">23 - primam diem juudicam capiculars post instans festum beati</text:p>
      <text:p text:style-name="Standard">24 - H. de Corso</text:p>
      <text:p text:style-name="Standard">25 - Remigii Et est actum quod il lo die compeat personaliter et desserat</text:p>
      <text:p text:style-name="Standard">26 - secum viginti quinque libraus len racione quarm fuerat citatus</text:p>
      <text:p text:style-name="Standard">27 - vel reddat ipsi canonico legitimum compotum et racionem</text:p>
      <text:p text:style-name="Standard">28 - qualiter ipsas posuit in utilitatis dicti Canonici AConcordat</text:p>
      <text:p text:style-name="Standard">29 - coram domino cantore in ecclesia Par. partibus presentibus anno xlsexto</text:p>
      <text:p text:style-name="Standard">30 - die martis post festum beati Martini Hyemal</text:p>
      <text:p text:style-name="Standard">31 - Anno xseuo die merturis pos festum i redictiabacapitulantibus</text:p>
      <text:p text:style-name="Standard">32 - T. decano</text:p>
      <text:p text:style-name="Standard">33 - Vi. cantore</text:p>
      <text:p text:style-name="Standard">34 - J. Succentore</text:p>
      <text:p text:style-name="Standard"><text:soft-page-break/>35 - P. Penitenciario</text:p>
      <text:p text:style-name="Standard">36 - P. Barreri</text:p>
      <text:p text:style-name="Standard">37 - G. Coquatricis</text:p>
      <text:p text:style-name="Standard">38 - P. de Roniaco</text:p>
      <text:p text:style-name="Standard">39 - G. de Pellis</text:p>
      <text:p text:style-name="Standard">40 - E. Fucheri</text:p>
      <text:p text:style-name="Standard">41 - G. Bohic</text:p>
      <text:p text:style-name="Standard">42 - G. de Baylia</text:p>
      <text:p text:style-name="Standard">43 - G. de Turre</text:p>
      <text:p text:style-name="Standard">44 - G. Hamelini</text:p>
      <text:p text:style-name="Standard">45 - H. de Culento</text:p>
      <text:p text:style-name="Standard">46 - G. de Lumbris</text:p>
      <text:p text:style-name="Standard">47 - D. de Duclaro</text:p>
      <text:p text:style-name="Standard">48 - H. de Couso</text:p>
      <text:p text:style-name="Standard">49 - J. de Sinenino</text:p>
      <text:p text:style-name="Standard">=FRAN_0393_09232_L.jpg=</text:p>
      <text:p text:style-name="Standard">1 - 10</text:p>
      <text:p text:style-name="Standard">2 - s</text:p>
      <text:p text:style-name="Standard">3 - Anno xlseoto die veneris post estual sesum hea Berdica abs apitulantibus</text:p>
      <text:p text:style-name="Standard">4 - V. Cantore</text:p>
      <text:p text:style-name="Standard">5 - J. Succentore</text:p>
      <text:p text:style-name="Standard">6 - Pibarrer</text:p>
      <text:p text:style-name="Standard">7 - G. de Baylia</text:p>
      <text:p text:style-name="Standard">8 - H. de Coiso</text:p>
      <text:p text:style-name="Standard">9 - G. Bohic</text:p>
      <text:p text:style-name="Standard">10 - H.ode Culento</text:p>
      <text:p text:style-name="Standard">11 - D. de Quadrellis</text:p>
      <text:p text:style-name="Standard">12 - Dide Duclaro</text:p>
      <text:p text:style-name="Standard">13 - G. de Lumibris</text:p>
      <text:p text:style-name="Standard">14 - G. Fucheri</text:p>
      <text:p text:style-name="Standard">15 - O.de Lumb</text:p>
      <text:p text:style-name="Standard">16 - G. coquatricis</text:p>
      <text:p text:style-name="Standard">17 - G. de Perellis</text:p>
      <text:p text:style-name="Standard">18 - G. de Curclis</text:p>
      <text:p text:style-name="Standard">19 - Anno mlero die Lune ante festum e Matie ai capituantibus</text:p>
      <text:p text:style-name="Standard">20 - Vi Cantore</text:p>
      <text:p text:style-name="Standard"><text:soft-page-break/>21 - G. de Pellis protestatus fuit et contradixit ne recipiatur permuta</text:p>
      <text:p text:style-name="Standard">22 - J. Succentore</text:p>
      <text:p text:style-name="Standard">23 - cio capellani sui presentibus ad hoc camerario Layco et y marescalli</text:p>
      <text:p text:style-name="Standard">24 - P. Penitenciario</text:p>
      <text:p text:style-name="Standard">25 - Petrus de Flore de Colonia clerias</text:p>
      <text:p text:style-name="Standard">26 - P. Barreri</text:p>
      <text:p text:style-name="Standard">27 - G. de Vaylia</text:p>
      <text:p text:style-name="Standard">28 - Masillio de Novinayo dicesis Crinectensis</text:p>
      <text:p text:style-name="Standard">29 - G. Coquatricis</text:p>
      <text:p text:style-name="Standard">30 - $icoqnacacis</text:p>
      <text:p text:style-name="Standard">31 - emenduritr cognosubuliter de violenciis commissis in ecclesia</text:p>
      <text:p text:style-name="Standard">32 - G. de Perellis</text:p>
      <text:p text:style-name="Standard">33 - Par. qulibet ad C. lbrm par.</text:p>
      <text:p text:style-name="Standard">34 - P. Pouvcelli</text:p>
      <text:p text:style-name="Standard">35 - G. Bohic</text:p>
      <text:p text:style-name="Standard">36 - prseius ad honc magistro Guillelmo de Derçona. Petro de</text:p>
      <text:p text:style-name="Standard">37 - G. Fucheri</text:p>
      <text:p text:style-name="Standard">38 - V. Hamelini</text:p>
      <text:p text:style-name="Standard">39 - Camerario laico domino. P. Amaneni</text:p>
      <text:p text:style-name="Standard">40 - G. de Lumbris</text:p>
      <text:p text:style-name="Standard">41 - Data est dilacio Camerario laico ad solvendum centum libras quas</text:p>
      <text:p text:style-name="Standard">42 - G. de Curcilis</text:p>
      <text:p text:style-name="Standard">43 - debet racione officii sui usque ad nativitatem ut domini</text:p>
      <text:p text:style-name="Standard">44 - H. de Corso</text:p>
      <text:p text:style-name="Standard">45 - D. de Duclaro</text:p>
      <text:p text:style-name="Standard">46 - D. de Quadrellis</text:p>
      <text:p text:style-name="Standard">47 - G. de Turte</text:p>
      <text:p text:style-name="Standard">48 - P. de Foresta</text:p>
      <text:p text:style-name="Standard">49 - H. de Culento</text:p>
      <text:p text:style-name="Standard">50 - G. de Roniaco</text:p>
      <text:p text:style-name="Standard">51 - J. de Sineniro</text:p>
      <text:p text:style-name="Standard">=FRAN_0393_09233_L.jpg=</text:p>
      <text:p text:style-name="Standard">1 - S</text:p>
      <text:p text:style-name="Standard">2 - $xa$</text:p>
      <text:p text:style-name="Standard">3 - .</text:p>
      <text:p text:style-name="Standard">4 - .</text:p>
      <text:p text:style-name="Standard"><text:soft-page-break/>=FRAN_0393_09234_L.jpg=</text:p>
      <text:p text:style-name="Standard">1 - .</text:p>
      <text:p text:style-name="Standard">=FRAN_0393_09235_L.jpg=</text:p>
      <text:p text:style-name="Standard">1 - 103.</text:p>
      <text:p text:style-name="Standard">2 - Anno xlsixte die vedcurio aure festum bat Marie magist capitulantibus</text:p>
      <text:p text:style-name="Standard">3 - Vi cantore</text:p>
      <text:p text:style-name="Standard">4 - Hodie Almarricus de Grayaco cujis parisiensis putavit ad</text:p>
      <text:p text:style-name="Standard">5 - J. Succentore</text:p>
      <text:p text:style-name="Standard">6 - alteram capellaniam per ipsum fundatam $aliar$ Johannnnnm</text:p>
      <text:p text:style-name="Standard">7 - Et fuit dictum puo examinapeto</text:p>
      <text:p text:style-name="Standard">8 - . Almariis</text:p>
      <text:p text:style-name="Standard">9 - gentolio habet graciam de non residend</text:p>
      <text:p text:style-name="Standard">10 - P. Penitenciario</text:p>
      <text:p text:style-name="Standard">11 - usque ad quatuor menses et presentaverit duos capellanos</text:p>
      <text:p text:style-name="Standard">12 - P. Barrero</text:p>
      <text:p text:style-name="Standard">13 - deservientes pro ipso scilicet dominum Petrum Amanev et domini</text:p>
      <text:p text:style-name="Standard">14 - B.Tiquarricis</text:p>
      <text:p text:style-name="Standard">15 - Radulphum de Poiso pluris de choro ecclesie qui promiserum</text:p>
      <text:p text:style-name="Standard">16 - P. Pouvrelli</text:p>
      <text:p text:style-name="Standard">17 - bona fide reservire pro ipso</text:p>
      <text:p text:style-name="Standard">18 - G. Hamelini</text:p>
      <text:p text:style-name="Standard">19 - G. Bohic</text:p>
      <text:p text:style-name="Standard">20 - G. de Lumbris</text:p>
      <text:p text:style-name="Standard">21 - G. de Curre</text:p>
      <text:p text:style-name="Standard">22 - E. Fucheri</text:p>
      <text:p text:style-name="Standard">23 - H. de Corso</text:p>
      <text:p text:style-name="Standard">24 - P</text:p>
      <text:p text:style-name="Standard">25 - Anno xlsexto die venis ante festum Beat Marie minaci cptulantibus</text:p>
      <text:p text:style-name="Standard">26 - Vi cantore</text:p>
      <text:p text:style-name="Standard">27 - Hodie fuit receptus Johannnus Almarrici ad capellaniam</text:p>
      <text:p text:style-name="Standard">28 - J. Succentore</text:p>
      <text:p text:style-name="Standard">29 - fundatam in ecclesia Parisiensis per Almarricum de Grayaco et</text:p>
      <text:p text:style-name="Standard">30 - P. Penitenciario</text:p>
      <text:p text:style-name="Standard">31 - Egidiam ejus uxorem ad altare sanctorum Innocenr</text:p>
      <text:p text:style-name="Standard">32 - et juravit idem Johaonvart.</text:p>
      <text:p text:style-name="Standard">33 - P. Barreri</text:p>
      <text:p text:style-name="Standard"><text:soft-page-break/>34 - G. de Pellis</text:p>
      <text:p text:style-name="Standard">35 - G. de Vaylia</text:p>
      <text:p text:style-name="Standard">36 - H. de Corso</text:p>
      <text:p text:style-name="Standard">37 - G. de Turce</text:p>
      <text:p text:style-name="Standard">38 - J. de Sincimiro</text:p>
      <text:p text:style-name="Standard">39 - G. Hamelini</text:p>
      <text:p text:style-name="Standard">40 - D. de Duclaro</text:p>
      <text:p text:style-name="Standard">41 - E. de Lumbris</text:p>
      <text:p text:style-name="Standard">42 - H. de Culento</text:p>
      <text:p text:style-name="Standard">43 - E. Fucheri</text:p>
      <text:p text:style-name="Standard">44 - GG. de Curcilis</text:p>
      <text:p text:style-name="Standard">45 - P. Pouvcelli</text:p>
      <text:p text:style-name="Standard">46 - R. de Salgis</text:p>
      <text:p text:style-name="Standard">47 - V. coquatricis</text:p>
      <text:p text:style-name="Standard">=FRAN_0393_09236_L.jpg=</text:p>
      <text:p text:style-name="Standard">1 - Anno xlvst die lune post festum beat Marie magiscapitulantibus</text:p>
      <text:p text:style-name="Standard">2 - Vi cantore</text:p>
      <text:p text:style-name="Standard">3 - Hodie dominus Michael de Darenciaco permutavit capellanie e</text:p>
      <text:p text:style-name="Standard">4 - J. Succentore</text:p>
      <text:p text:style-name="Standard">5 - Petri in ecclesia parisiensis cum domino Johanne Ronselli ad curam perr</text:p>
      <text:p text:style-name="Standard">6 - de Jabeliuis meldeinsi diocesis extra causa permutacionis et non cal</text:p>
      <text:p text:style-name="Standard">7 - P. Barrerd</text:p>
      <text:p text:style-name="Standard">8 - E. de Turre</text:p>
      <text:p text:style-name="Standard">9 - G. de Pellis</text:p>
      <text:p text:style-name="Standard">10 - H. de Terso</text:p>
      <text:p text:style-name="Standard">11 - H. de Culbaco</text:p>
      <text:p text:style-name="Standard">12 - D. de Vuclaro</text:p>
      <text:p text:style-name="Standard">13 - Dominus Lambertus de summa vora obtinens e apelli pate anno</text:p>
      <text:p text:style-name="Standard">14 - G. de Lumbris</text:p>
      <text:p text:style-name="Standard">15 - cam resignavit ex causa permutacionis cum magistro de Charuit</text:p>
      <text:p text:style-name="Standard">16 - Hoit</text:p>
      <text:p text:style-name="Standard">17 - sra com canonicatum et prenda ecclesie beate Marie de Villa mu</text:p>
      <text:p text:style-name="Standard">18 - dexcensis diocesis et capellanio damus sclarim de Navar</text:p>
      <text:p text:style-name="Standard">19 - prefatus magister Thomas juravit ad sancta Dei Euvangelis</text:p>
      <text:p text:style-name="Standard">20 - quod se supponeeat omnimo jurediconi capituli / in omnibus que possit</text:p>
      <text:p text:style-name="Standard">21 - tange ipsum capellaniam / et quod nunquam all</text:p>
      <text:p text:style-name="Standard"><text:soft-page-break/>22 - tieem / contra ipsos dominos decanum cicapitulum in hoc presentes li hoc</text:p>
      <text:p text:style-name="Standard">23 - aliqua dic</text:p>
      <text:p text:style-name="Standard">24 - domino Michaele de Darenciaco Guillelmo Baldoyni et Hiaa</text:p>
      <text:p text:style-name="Standard">25 - Anno xsexto die mercuio post festum Be Marre Mago Captie</text:p>
      <text:p text:style-name="Standard">26 - Vi. Cantore</text:p>
      <text:p text:style-name="Standard">27 - P. Barceri</text:p>
      <text:p text:style-name="Standard">28 - G. de Pellis</text:p>
      <text:p text:style-name="Standard">29 - R. de Jalgis</text:p>
      <text:p text:style-name="Standard">30 - E. Fucheri</text:p>
      <text:p text:style-name="Standard">31 - G. de Turre</text:p>
      <text:p text:style-name="Standard">32 - P. Ponvilli</text:p>
      <text:p text:style-name="Standard">33 - G. de Lumibris</text:p>
      <text:p text:style-name="Standard">34 - V. Hamelini</text:p>
      <text:p text:style-name="Standard">=FRAN_0393_09237_L.jpg=</text:p>
      <text:p text:style-name="Standard">1 - 160</text:p>
      <text:p text:style-name="Standard">2 - Anno xssexte die veneris post festum beat Marvie magisis capitbui</text:p>
      <text:p text:style-name="Standard">3 - Vi. Cantore</text:p>
      <text:p text:style-name="Standard">4 - J. Succentore</text:p>
      <text:p text:style-name="Standard">5 - P. Penitenciario</text:p>
      <text:p text:style-name="Standard">6 - Dde Duclaro</text:p>
      <text:p text:style-name="Standard">7 - G. Bohie</text:p>
      <text:p text:style-name="Standard">8 - E. Fucheris</text:p>
      <text:p text:style-name="Standard">9 - G. de Curre</text:p>
      <text:p text:style-name="Standard">10 - H. de Corso</text:p>
      <text:p text:style-name="Standard">11 - G. de Boylia</text:p>
      <text:p text:style-name="Standard">12 - P. Pouvrelli</text:p>
      <text:p text:style-name="Standard">13 - R. de Saigis</text:p>
      <text:p text:style-name="Standard">14 - G. Cequatricis</text:p>
      <text:p text:style-name="Standard">15 - P. Barreri</text:p>
      <text:p text:style-name="Standard">16 - G. de Pellis</text:p>
      <text:p text:style-name="Standard">17 - G. de Lumbris</text:p>
      <text:p text:style-name="Standard">18 - D. de Quadrellis</text:p>
      <text:p text:style-name="Standard">19 - Anno xlsexto die lune post festum beai aci i et thpris cpiuantbus</text:p>
      <text:p text:style-name="Standard">20 - Vi cantore</text:p>
      <text:p text:style-name="Standard">21 - Hodie dominus Guillelmus de Pellis protestatus fuit de habendo</text:p>
      <text:p text:style-name="Standard">22 - J. Succentore</text:p>
      <text:p text:style-name="Standard"><text:soft-page-break/>23 - bonam monetam a domino Johanne de Monte Cabilonis</text:p>
      <text:p text:style-name="Standard">24 - P. Penitenciario</text:p>
      <text:p text:style-name="Standard">25 - qui solvit sibi ut dicit in maneta debili et de habendo</text:p>
      <text:p text:style-name="Standard">26 - P. Barren</text:p>
      <text:p text:style-name="Standard">27 - recurss contra ipsius presentibus Y. nocarii Michaele de Da</text:p>
      <text:p text:style-name="Standard">28 - tenciato et Y. Marescalli</text:p>
      <text:p text:style-name="Standard">29 - P. Pcivilli</text:p>
      <text:p text:style-name="Standard">30 - J. de Sinemino</text:p>
      <text:p text:style-name="Standard">31 - G. de Pollis</text:p>
      <text:p text:style-name="Standard">32 - E. Bohic</text:p>
      <text:p text:style-name="Standard">33 - E. Fucheri</text:p>
      <text:p text:style-name="Standard">34 - G. de Turre</text:p>
      <text:p text:style-name="Standard">35 - R. de Salgis</text:p>
      <text:p text:style-name="Standard">36 - D. de Duclaro</text:p>
      <text:p text:style-name="Standard">37 - G. de Lumbris</text:p>
      <text:p text:style-name="Standard">38 - P. de Foresta</text:p>
      <text:p text:style-name="Standard">39 - G. coquatricis</text:p>
      <text:p text:style-name="Standard">40 - H. de Corso</text:p>
      <text:p text:style-name="Standard">41 - G. de Baylia</text:p>
      <text:p text:style-name="Standard">=FRAN_0393_09238_L.jpg=</text:p>
      <text:p text:style-name="Standard">1 - 16</text:p>
      <text:p text:style-name="Standard">2 - s</text:p>
      <text:p text:style-name="Standard">3 - Anno plsexto die manio post festum beati Peti ad vivcu apitulantibus</text:p>
      <text:p text:style-name="Standard">4 - Vi. cantore</text:p>
      <text:p text:style-name="Standard">5 - J. Succentore</text:p>
      <text:p text:style-name="Standard">6 - P. Pentenciario</text:p>
      <text:p text:style-name="Standard">7 - J. de Sinemuro</text:p>
      <text:p text:style-name="Standard">8 - G. de Turee</text:p>
      <text:p text:style-name="Standard">9 - E. Fucheri</text:p>
      <text:p text:style-name="Standard">10 - E. Bohis</text:p>
      <text:p text:style-name="Standard">11 - Hode corso</text:p>
      <text:p text:style-name="Standard">12 - G. de Baylia</text:p>
      <text:p text:style-name="Standard">13 - Anno xlsexte die vaneris post festum beat Petr ad vivcu lapitulantibus</text:p>
      <text:p text:style-name="Standard">14 - V. Cantore</text:p>
      <text:p text:style-name="Standard">15 - JSuccentore</text:p>
      <text:p text:style-name="Standard">16 - P. penitenciario</text:p>
      <text:p text:style-name="Standard"><text:soft-page-break/>17 - P. Varreri</text:p>
      <text:p text:style-name="Standard">18 - P. Ponverilli</text:p>
      <text:p text:style-name="Standard">19 - G. Coquatricis</text:p>
      <text:p text:style-name="Standard">20 - G. de Pellis</text:p>
      <text:p text:style-name="Standard">21 - E. Bohit</text:p>
      <text:p text:style-name="Standard">22 - G. de Baylia</text:p>
      <text:p text:style-name="Standard">23 - H. de Corso</text:p>
      <text:p text:style-name="Standard">24 - G. de Lumbris</text:p>
      <text:p text:style-name="Standard">25 - P. de Roniaco</text:p>
      <text:p text:style-name="Standard">26 - P. de Foresta</text:p>
      <text:p text:style-name="Standard">27 - G. de Turoe</text:p>
      <text:p text:style-name="Standard">28 - Di de Duclaro</text:p>
      <text:p text:style-name="Standard">=FRAN_0393_09239_L.jpg=</text:p>
      <text:p text:style-name="Standard">1 - *</text:p>
      <text:p text:style-name="Standard">2 - s</text:p>
      <text:p text:style-name="Standard">3 - Anno ylseeto die lune postifestum assumpcionis bet Mane</text:p>
      <text:p text:style-name="Standard">4 - Cantore</text:p>
      <text:p text:style-name="Standard">5 - J. Succentore</text:p>
      <text:p text:style-name="Standard">6 - P. Penitenciario</text:p>
      <text:p text:style-name="Standard">7 - G. Hamelicu</text:p>
      <text:p text:style-name="Standard">8 - E. Bohie</text:p>
      <text:p text:style-name="Standard">9 - P. Barreris</text:p>
      <text:p text:style-name="Standard">10 - G. de Curee</text:p>
      <text:p text:style-name="Standard">11 - G. de Baylia</text:p>
      <text:p text:style-name="Standard">12 - P. Pouveolli</text:p>
      <text:p text:style-name="Standard">13 - G. de Perellis</text:p>
      <text:p text:style-name="Standard">14 - R. de Molinis</text:p>
      <text:p text:style-name="Standard">15 - E Fucherii</text:p>
      <text:p text:style-name="Standard">16 - .</text:p>
      <text:p text:style-name="Standard">17 - .</text:p>
      <text:p text:style-name="Standard">=FRAN_0393_09240_L.jpg=</text:p>
      <text:p text:style-name="Standard">1 - .</text:p>
      <text:p text:style-name="Standard">2 - G</text:p>
      <text:p text:style-name="Standard">3 - Captului generale Diei merturis vigilie festibeat Bortholorvei apostoli Annoxlii capitulanibus</text:p>
      <text:p text:style-name="Standard">4 - s</text:p>
      <text:p text:style-name="Standard">5 - dominus Parisiensis tenetur et debet officiis ecclesie Parisi que gerit et gessit.</text:p>
      <text:p text:style-name="Standard"><text:soft-page-break/>6 - J. Decano</text:p>
      <text:p text:style-name="Standard">7 - de Montetabilonis ea que sequatur</text:p>
      <text:p text:style-name="Standard">8 - pro pro domo de Christolio de terminus purificacionis beate Marie anni xlmi et</text:p>
      <text:p text:style-name="Standard">9 - Ditalis cantore</text:p>
      <text:p text:style-name="Standard">10 - ascensus anni xlv xxx lv. xvii s. ii d.</text:p>
      <text:p text:style-name="Standard">11 - Succentore</text:p>
      <text:p text:style-name="Standard">12 - Item officio statituum pro anno finto ad porithetostos anni xlvi xiii lb.s xxess i</text:p>
      <text:p text:style-name="Standard">13 - R. Cancelliifimo</text:p>
      <text:p text:style-name="Standard">14 - Item pro juiir modiis et uni sextario frumenti eidem vendito quolibet sci</text:p>
      <text:p text:style-name="Standard">15 - P. Penitenciario</text:p>
      <text:p text:style-name="Standard">16 - tario xii sol. vel reddat bladum si velit et nichil solvet de pecunia</text:p>
      <text:p text:style-name="Standard">17 - P. Barieri</text:p>
      <text:p text:style-name="Standard">18 - Per Hujsuodi xxix libras viii s.</text:p>
      <text:p text:style-name="Standard">19 - G. de Turre</text:p>
      <text:p text:style-name="Standard">20 - Item pro tribus anniversarium scilitet domini H. de Bisencio domini odonis et domini</text:p>
      <text:p text:style-name="Standard">21 - Stephani Tempier Par. episoporum pro termino Pasche et assumpcionis</text:p>
      <text:p text:style-name="Standard">22 - G. Hamelini</text:p>
      <text:p text:style-name="Standard">23 - beate Marie xx lora</text:p>
      <text:p text:style-name="Standard">24 - G. Rchie</text:p>
      <text:p text:style-name="Standard">25 - Item officio statinum pro festo assumpcionis beate Marie ultimo predito xiiii</text:p>
      <text:p text:style-name="Standard">26 - G. de Pollis</text:p>
      <text:p text:style-name="Standard">27 - lbras iii s vi d. ob.</text:p>
      <text:p text:style-name="Standard">28 - G. de Corso</text:p>
      <text:p text:style-name="Standard">29 - sur quam debet dominus episcopus istis officiis exvi lbs viis..</text:p>
      <text:p text:style-name="Standard">30 - iii d. ob.</text:p>
      <text:p text:style-name="Standard">31 - D. de Duclaro</text:p>
      <text:p text:style-name="Standard">32 - d</text:p>
      <text:p text:style-name="Standard">33 - G. Coqutricis</text:p>
      <text:p text:style-name="Standard">34 - G. de Lumbris</text:p>
      <text:p text:style-name="Standard">35 - D. de Quadrellis</text:p>
      <text:p text:style-name="Standard">36 - P. de Roniaco</text:p>
      <text:p text:style-name="Standard">37 - G. de Balga</text:p>
      <text:p text:style-name="Standard">38 - P. de Foresta</text:p>
      <text:p text:style-name="Standard">39 - P. Pouvelli</text:p>
      <text:p text:style-name="Standard">40 - F. Fucherii</text:p>
      <text:p text:style-name="Standard">41 - R. de Salgis</text:p>
      <text:p text:style-name="Standard"><text:soft-page-break/>42 - 2</text:p>
      <text:p text:style-name="Standard">43 - Chevaco</text:p>
      <text:p text:style-name="Standard">44 - . de Molinis</text:p>
      <text:p text:style-name="Standard">=FRAN_0393_09241_L.jpg=</text:p>
      <text:p text:style-name="Standard">1 - 172</text:p>
      <text:p text:style-name="Standard">2 - sz</text:p>
      <text:p text:style-name="Standard">3 - Anno xlsexto die veveris post festum beati Bertholomiti gili domincam cpitoli gerali per ci cpitulatibus</text:p>
      <text:p text:style-name="Standard">4 - Vi. cantore</text:p>
      <text:p text:style-name="Standard">5 - J. Succentore</text:p>
      <text:p text:style-name="Standard">6 - B. Cancellario</text:p>
      <text:p text:style-name="Standard">7 - P. penitenciario</text:p>
      <text:p text:style-name="Standard">8 - G. de Pellis</text:p>
      <text:p text:style-name="Standard">9 - E. Bohic</text:p>
      <text:p text:style-name="Standard">10 - G. Coquatricis</text:p>
      <text:p text:style-name="Standard">11 - G. de Baylia</text:p>
      <text:p text:style-name="Standard">12 - H. de Corso</text:p>
      <text:p text:style-name="Standard">13 - R. de Salgis</text:p>
      <text:p text:style-name="Standard">14 - R. de Molinis</text:p>
      <text:p text:style-name="Standard">15 - D. de Duclaro</text:p>
      <text:p text:style-name="Standard">16 - P. Barreri</text:p>
      <text:p text:style-name="Standard">17 - P. de Foresta</text:p>
      <text:p text:style-name="Standard">18 - G. de Lumbris</text:p>
      <text:p text:style-name="Standard">19 - P. de Roniaco</text:p>
      <text:p text:style-name="Standard">20 - To. de Quadrellis</text:p>
      <text:p text:style-name="Standard">21 - Ell. Fuehii</text:p>
      <text:p text:style-name="Standard">22 - G. de Turce</text:p>
      <text:p text:style-name="Standard">23 - i</text:p>
      <text:p text:style-name="Standard">24 - sz</text:p>
      <text:p text:style-name="Standard">25 - Anno xsexte die lune post festum lit brtho loie caitus</text:p>
      <text:p text:style-name="Standard">26 - i</text:p>
      <text:p text:style-name="Standard">27 - Vi cantore</text:p>
      <text:p text:style-name="Standard">28 - Hodie fuit receptus Petrus Anglici ad capellaniam</text:p>
      <text:p text:style-name="Standard">29 - J. Succentore</text:p>
      <text:p text:style-name="Standard">30 - Sanctore Petri et Stephani / que vacaverat per obitum</text:p>
      <text:p text:style-name="Standard">31 - domini Petri de Colomeriis / et quam primo acceptaverat Cle</text:p>
      <text:p text:style-name="Standard"><text:soft-page-break/>32 - P. penitenciario</text:p>
      <text:p text:style-name="Standard">33 - mens de Villa nova migtis Juvenis et Petrus de</text:p>
      <text:p text:style-name="Standard">34 - G. de Perellis</text:p>
      <text:p text:style-name="Standard">35 - nemosio presbyter / et fuit quod non habebat jur</text:p>
      <text:p text:style-name="Standard">36 - R. de Salgis</text:p>
      <text:p text:style-name="Standard">37 - presentibus m. de Darenter N. de Civillis</text:p>
      <text:p text:style-name="Standard">38 - E. Bohic</text:p>
      <text:p text:style-name="Standard">39 - G. de Baylia</text:p>
      <text:p text:style-name="Standard">40 - H. de Corso</text:p>
      <text:p text:style-name="Standard">41 - P. Pouvrelli</text:p>
      <text:p text:style-name="Standard">42 - P. Barreriy</text:p>
      <text:p text:style-name="Standard">43 - G. Coquatricis</text:p>
      <text:p text:style-name="Standard">=FRAN_0393_09242_L.jpg=</text:p>
      <text:p text:style-name="Standard">1 - anno xlvi° die mercurii pt festum decellacionem liateri Jehan Capitle</text:p>
      <text:p text:style-name="Standard">2 - Vi. cantore</text:p>
      <text:p text:style-name="Standard">3 - Jacobus Carnifee cuuis Pariensis emendavit de eo quod cepit</text:p>
      <text:p text:style-name="Standard">4 - Gaufridum de Boniaco per capucui in ecclesia Par. et se suppi</text:p>
      <text:p text:style-name="Standard">5 - J. Succentore</text:p>
      <text:p text:style-name="Standard">6 - suit ordinacioni capituli presenteus i de civillis y marestali</text:p>
      <text:p text:style-name="Standard">7 - G. de Lumbris</text:p>
      <text:p text:style-name="Standard">8 - Dyoisi de Dullaro</text:p>
      <text:p text:style-name="Standard">9 - P. Pourelli</text:p>
      <text:p text:style-name="Standard">10 - Ebl. Jucherii</text:p>
      <text:p text:style-name="Standard">11 - B. de Curre</text:p>
      <text:p text:style-name="Standard">12 - E. Brhic</text:p>
      <text:p text:style-name="Standard">13 - G. censcric</text:p>
      <text:p text:style-name="Standard">14 - P. Barrerii</text:p>
      <text:p text:style-name="Standard">15 - H. de Torso</text:p>
      <text:p text:style-name="Standard">16 - G. de Baylia</text:p>
      <text:p text:style-name="Standard">17 - *</text:p>
      <text:p text:style-name="Standard">18 - Aimoylextio die lune auteffestum Nativtatis leate Macaitulatibus</text:p>
      <text:p text:style-name="Standard">19 - J. Decano</text:p>
      <text:p text:style-name="Standard">20 - Parus Gubt</text:p>
      <text:p text:style-name="Standard">21 - Vi cantore</text:p>
      <text:p text:style-name="Standard">22 - . Succentore</text:p>
      <text:p text:style-name="Standard">23 - . Cancellario</text:p>
      <text:p text:style-name="Standard"><text:soft-page-break/>24 - P. Penitenciaario</text:p>
      <text:p text:style-name="Standard">25 - P. Barreri</text:p>
      <text:p text:style-name="Standard">26 - G. de Lumbris</text:p>
      <text:p text:style-name="Standard">27 - E. Bohic</text:p>
      <text:p text:style-name="Standard">28 - G. de Curre</text:p>
      <text:p text:style-name="Standard">29 - E. Fucheris</text:p>
      <text:p text:style-name="Standard">30 - P. de Foresta</text:p>
      <text:p text:style-name="Standard">31 - P. Ponverlli</text:p>
      <text:p text:style-name="Standard">32 - H. de Carso</text:p>
      <text:p text:style-name="Standard">33 - G. de Baylia</text:p>
      <text:p text:style-name="Standard">34 - G. Coquatricis</text:p>
      <text:p text:style-name="Standard">35 - G. de Pellis</text:p>
      <text:p text:style-name="Standard">=FRAN_0393_09243_L.jpg=</text:p>
      <text:p text:style-name="Standard">1 - 1</text:p>
      <text:p text:style-name="Standard">2 - Anno xlsexti die mercuris ante festum Narivitatis beate Mari capitulantibus</text:p>
      <text:p text:style-name="Standard">3 - Vi. Cantore</text:p>
      <text:p text:style-name="Standard">4 - J. Succentore</text:p>
      <text:p text:style-name="Standard">5 - P. penitenciario</text:p>
      <text:p text:style-name="Standard">6 - G. de Turre</text:p>
      <text:p text:style-name="Standard">7 - E. Fucheri</text:p>
      <text:p text:style-name="Standard">8 - E. Bohic</text:p>
      <text:p text:style-name="Standard">9 - G. de Lumbris</text:p>
      <text:p text:style-name="Standard">10 - H. de Corso</text:p>
      <text:p text:style-name="Standard">11 - G. de Baylia</text:p>
      <text:p text:style-name="Standard">12 - P. Ponvilli</text:p>
      <text:p text:style-name="Standard">13 - Anno xasexto die lune post fesetum beat Maricapitulantibus</text:p>
      <text:p text:style-name="Standard">14 - Vi cantore</text:p>
      <text:p text:style-name="Standard">15 - J. Succentore</text:p>
      <text:p text:style-name="Standard">16 - R. Cancellario</text:p>
      <text:p text:style-name="Standard">17 - P. Penitenciario</text:p>
      <text:p text:style-name="Standard">18 - P Barreri</text:p>
      <text:p text:style-name="Standard">19 - G. de Pellis</text:p>
      <text:p text:style-name="Standard">20 - G. Coquatricis</text:p>
      <text:p text:style-name="Standard">21 - E. Bohic</text:p>
      <text:p text:style-name="Standard">22 - G. de Turre</text:p>
      <text:p text:style-name="Standard">23 - E. Facheri</text:p>
      <text:p text:style-name="Standard"><text:soft-page-break/>24 - Vles duclaco</text:p>
      <text:p text:style-name="Standard">=FRAN_0393_09244_L.jpg=</text:p>
      <text:p text:style-name="Standard">1 - 1.</text:p>
      <text:p text:style-name="Standard">2 - Anno xvvi Die mrcurii post festum Nativtatio beate Monginis guanse capitlantibus</text:p>
      <text:p text:style-name="Standard">3 - eepiscopo</text:p>
      <text:p text:style-name="Standard">4 - c vide de Thanne Bugei</text:p>
      <text:p text:style-name="Standard">5 - Dominus Johannes Bangentsis presetavit gontam epsluricam super eppellanis ct meb quod uneam</text:p>
      <text:p text:style-name="Standard">6 - J. Cantore</text:p>
      <text:p text:style-name="Standard">7 - R. resignem magistri Guillelmu Aiitn nuper obtinentis eumdem e fur receptus se</text:p>
      <text:p text:style-name="Standard">8 - Succentore</text:p>
      <text:p text:style-name="Standard">9 - nue amill dict grace ejusdem et vls pslerus annos v. pse</text:p>
      <text:p text:style-name="Standard">10 - P. Cancellario</text:p>
      <text:p text:style-name="Standard">11 - P. Penitenirio</text:p>
      <text:p text:style-name="Standard">12 - P. de Romare</text:p>
      <text:p text:style-name="Standard">13 - G. de Pellis</text:p>
      <text:p text:style-name="Standard">14 - G. Fucquic</text:p>
      <text:p text:style-name="Standard">15 - G. de Curee</text:p>
      <text:p text:style-name="Standard">16 - G. Coquatricis</text:p>
      <text:p text:style-name="Standard">17 - G. de Bayla</text:p>
      <text:p text:style-name="Standard">18 - R. de Salgii</text:p>
      <text:p text:style-name="Standard">19 - G. Bohie</text:p>
      <text:p text:style-name="Standard">20 - P. Pouvelli</text:p>
      <text:p text:style-name="Standard">21 - G. Hamelini</text:p>
      <text:p text:style-name="Standard">22 - H. de Coiso</text:p>
      <text:p text:style-name="Standard">23 - J. de Sinenio</text:p>
      <text:p text:style-name="Standard">24 - Anno xlsexto die veneris post natas be Marre capituli</text:p>
      <text:p text:style-name="Standard">25 - vi cantore</text:p>
      <text:p text:style-name="Standard">26 - .Succentore</text:p>
      <text:p text:style-name="Standard">27 - P. Penitenciario</text:p>
      <text:p text:style-name="Standard">28 - G. de Lumbris</text:p>
      <text:p text:style-name="Standard">29 - D. de Duclaro</text:p>
      <text:p text:style-name="Standard">30 - H. de Corso</text:p>
      <text:p text:style-name="Standard">31 - G. Vohic</text:p>
      <text:p text:style-name="Standard">32 - E Fuchero</text:p>
      <text:p text:style-name="Standard">=FRAN_0393_09245_L.jpg=</text:p>
      <text:p text:style-name="Standard">1 - Anno plsexto die lunc post festum exaltatioris sancim nncatulatibus</text:p>
      <text:p text:style-name="Standard"><text:soft-page-break/>2 - Vi cantore</text:p>
      <text:p text:style-name="Standard">3 - J. Succentore</text:p>
      <text:p text:style-name="Standard">4 - G. Hamelini</text:p>
      <text:p text:style-name="Standard">5 - G. de Perellio</text:p>
      <text:p text:style-name="Standard">6 - D. de Duclaro</text:p>
      <text:p text:style-name="Standard">7 - M. de Melloto</text:p>
      <text:p text:style-name="Standard">8 - R. de Salgis</text:p>
      <text:p text:style-name="Standard">9 - G.iBehit</text:p>
      <text:p text:style-name="Standard">10 - G. de Lumbris</text:p>
      <text:p text:style-name="Standard">11 - raltacionis Sancte Grue</text:p>
      <text:p text:style-name="Standard">12 - Lune xvvi die maris posti festum rigina Ggibus aapancii</text:p>
      <text:p text:style-name="Standard">13 - V. Cantore</text:p>
      <text:p text:style-name="Standard">14 - J. Succentore</text:p>
      <text:p text:style-name="Standard">15 - R. Cancellario</text:p>
      <text:p text:style-name="Standard">16 - P. Penitenciario</text:p>
      <text:p text:style-name="Standard">17 - P. de Jlueto</text:p>
      <text:p text:style-name="Standard">18 - P. Barier</text:p>
      <text:p text:style-name="Standard">19 - P. Pannelli</text:p>
      <text:p text:style-name="Standard">20 - D. de Cundiellis</text:p>
      <text:p text:style-name="Standard">21 - D. de Duclaio.</text:p>
      <text:p text:style-name="Standard">22 - G. de Turie</text:p>
      <text:p text:style-name="Standard">23 - H. de Corso</text:p>
      <text:p text:style-name="Standard">24 - G. Bohie</text:p>
      <text:p text:style-name="Standard">25 - Cll suchii</text:p>
      <text:p text:style-name="Standard">26 - G. de Pellis</text:p>
      <text:p text:style-name="Standard">27 - R. de Salute</text:p>
      <text:p text:style-name="Standard">28 - P. de Lruiaco.</text:p>
      <text:p text:style-name="Standard">29 - G. de Lumibs</text:p>
      <text:p text:style-name="Standard">30 - C. Hamelur</text:p>
      <text:p text:style-name="Standard">31 - T. de Baha</text:p>
      <text:p text:style-name="Standard">=FRAN_0393_09246_L.jpg=</text:p>
      <text:p text:style-name="Standard">1 - Anno xlsexto die veneris post festum bea Mathe pos apitulantibus</text:p>
      <text:p text:style-name="Standard">2 - Anno xlvi die sabbati post festum beati Mathei apostoli et Euvangeliste</text:p>
      <text:p text:style-name="Standard">3 - Vi. Cantore</text:p>
      <text:p text:style-name="Standard">4 - in domo claustrali venerabilis vari magistri Johannis de Sinemuro canonici</text:p>
      <text:p text:style-name="Standard">5 - J. Succentore</text:p>
      <text:p text:style-name="Standard"><text:soft-page-break/>6 - Pars.es / scilicet in cumera ejusdem presentibus dometo clerico et tribus</text:p>
      <text:p text:style-name="Standard">7 - P. penitenciario</text:p>
      <text:p text:style-name="Standard">8 - scutiferis ejusdem cait discretus vir dominus Richardus Moli</text:p>
      <text:p text:style-name="Standard">9 - presbyter Cantor ecclesie collegiare Sancti Laurencii de Villa facua</text:p>
      <text:p text:style-name="Standard">10 - P. Barrerii</text:p>
      <text:p text:style-name="Standard">11 - searonensis diocesis emendavit filexis genibus et porrect</text:p>
      <text:p text:style-name="Standard">12 - G. de Perellis</text:p>
      <text:p text:style-name="Standard">13 - Grenio et cognostibiliter dicto domino Johanni / ad voluntatem</text:p>
      <text:p text:style-name="Standard">14 - G. de Lumbris</text:p>
      <text:p text:style-name="Standard">15 - et ordinacionem ipsius aliqua verba / diffamatorum et juvui</text:p>
      <text:p text:style-name="Standard">16 - E. Bohit</text:p>
      <text:p text:style-name="Standard">17 - niosa / que dixerat de dicto domino Johanne / et aliqua</text:p>
      <text:p text:style-name="Standard">18 - E Fucherii</text:p>
      <text:p text:style-name="Standard">19 - alia / que falso sibi dederat incelligi narrata ibidem</text:p>
      <text:p text:style-name="Standard">20 - H. de Corso</text:p>
      <text:p text:style-name="Standard">21 - per dictum dominum Johannem / quam emendam recesit idem</text:p>
      <text:p text:style-name="Standard">22 - G. Hamelini</text:p>
      <text:p text:style-name="Standard">23 - dominus Johannes Retinens taxacionem penes se et afficti</text:p>
      <text:p text:style-name="Standard">24 - assignans die trastina instantis festi omniu sancto ro</text:p>
      <text:p text:style-name="Standard">25 - ctrrm se Parisius in dicta domo / ad videndum et audiendum</text:p>
      <text:p text:style-name="Standard">26 - taxaticirem ejusidem</text:p>
      <text:p text:style-name="Standard">27 - Annee lesi die lune prost festum beati Nachili gratipi cinglis captlantius</text:p>
      <text:p text:style-name="Standard">28 - D. Cantore</text:p>
      <text:p text:style-name="Standard">29 - vit liberari et oestus dominus Johannes Lupi Succenor Pariensis tunisculiter in unum</text:p>
      <text:p text:style-name="Standard">30 - JSuccentore</text:p>
      <text:p text:style-name="Standard">31 - nenm et vistinu Augut R. de Melius envoratu Par.nsi</text:p>
      <text:p text:style-name="Standard">32 - R. Cancellario</text:p>
      <text:p text:style-name="Standard">33 - P. Penitenciario</text:p>
      <text:p text:style-name="Standard">34 - P. de Alveto.</text:p>
      <text:p text:style-name="Standard">35 - quos aosuvt a Johanne Le Mue filia qutam Egidri le Mue et deus ma</text:p>
      <text:p text:style-name="Standard">36 - P. Bare</text:p>
      <text:p text:style-name="Standard">37 - Reginaldus xlbs anni redditus in quib us tenebatur celerie Parsie pro aniversarium desuu</text:p>
      <text:p text:style-name="Standard">38 - P. Couvelli</text:p>
      <text:p text:style-name="Standard">39 - cantorm Parbenonus per empcionis domus sue laustralis inqua de mppagistr Renioboi</text:p>
      <text:p text:style-name="Standard">40 - P. de Ronaco</text:p>
      <text:p text:style-name="Standard">41 - maratur dicte ecclesie in dictis vedditibus ssignit</text:p>
      <text:p text:style-name="Standard"><text:soft-page-break/>42 - Pihape e Sirement</text:p>
      <text:p text:style-name="Standard">43 - G. de Turio</text:p>
      <text:p text:style-name="Standard">44 - E. Rehie</text:p>
      <text:p text:style-name="Standard">45 - G. Jichari</text:p>
      <text:p text:style-name="Standard">46 - R. de Sug</text:p>
      <text:p text:style-name="Standard">47 - . Huvelin</text:p>
      <text:p text:style-name="Standard">48 - G. de Criso</text:p>
      <text:p text:style-name="Standard">49 - G. de Baly</text:p>
      <text:p text:style-name="Standard">50 - G. Lunibris</text:p>
      <text:p text:style-name="Standard">=FRAN_0393_09247_L.jpg=</text:p>
      <text:p text:style-name="Standard">1 - Anno xlsepxo die mercuri posti festum lit Machei apo apitulantibus</text:p>
      <text:p text:style-name="Standard">2 - Vi cantore</text:p>
      <text:p text:style-name="Standard">3 - Petrus de Pervisio promisit per juramentum solvre domino G. Hamelini</text:p>
      <text:p text:style-name="Standard">4 - J. Succentore</text:p>
      <text:p text:style-name="Standard">5 - xxvi s scuadimplere illud quod debebat facere pro ipso abbaventu</text:p>
      <text:p text:style-name="Standard">6 - P. Penitenciario</text:p>
      <text:p text:style-name="Standard">7 - in camera domini de ligno nuncusato Bortdillande infra omnes dande</text:p>
      <text:p text:style-name="Standard">8 - P. Barrerii</text:p>
      <text:p text:style-name="Standard">9 - G. Coqatricis</text:p>
      <text:p text:style-name="Standard">10 - Dcde quadrellis</text:p>
      <text:p text:style-name="Standard">11 - H. de Corso</text:p>
      <text:p text:style-name="Standard">12 - E. Bohic</text:p>
      <text:p text:style-name="Standard">13 - E. Fucherii</text:p>
      <text:p text:style-name="Standard">14 - De de Duclaro</text:p>
      <text:p text:style-name="Standard">15 - P. de Roniaco</text:p>
      <text:p text:style-name="Standard">16 - G. Hamelini</text:p>
      <text:p text:style-name="Standard">17 - G. de Lumbris</text:p>
      <text:p text:style-name="Standard">18 - 3</text:p>
      <text:p text:style-name="Standard">19 - J. de Sinemuro</text:p>
      <text:p text:style-name="Standard">20 - Anno xlsepto die lune post fesum ba Mrichaelis arhan aituantbus</text:p>
      <text:p text:style-name="Standard">21 - Vi. Cantore</text:p>
      <text:p text:style-name="Standard">22 - Hodie in aleis capituli magister huens de alta villa actor</text:p>
      <text:p text:style-name="Standard">23 - J. Succentore</text:p>
      <text:p text:style-name="Standard">24 - et Johannes de Aciis reus super discordia mota inter</text:p>
      <text:p text:style-name="Standard">25 - ipsos ocasione cujus litigabant in capitulo compromiserunt</text:p>
      <text:p text:style-name="Standard">26 - J. deSinemino</text:p>
      <text:p text:style-name="Standard"><text:soft-page-break/>27 - de alto et basso in venerabli virum magistrum Gilebertum de Cun</text:p>
      <text:p text:style-name="Standard">28 - P. Bareeri</text:p>
      <text:p text:style-name="Standard">29 - etc et promiserunt per fidem et $per jaaum et sub pena xvv</text:p>
      <text:p text:style-name="Standard">30 - G. de Turce</text:p>
      <text:p text:style-name="Standard">31 - tenere quicquid fuerit ordinaum et renunciavit dictus magistri</text:p>
      <text:p text:style-name="Standard">32 - ac</text:p>
      <text:p text:style-name="Standard">33 - E. Fucheriy</text:p>
      <text:p text:style-name="Standard">34 - habitus processui per ipsum habito et dictus Johannes app</text:p>
      <text:p text:style-name="Standard">35 - G. Hamelini</text:p>
      <text:p text:style-name="Standard">36 - ab ipso inter ecte et durabit tempus compromissi</text:p>
      <text:p text:style-name="Standard">37 - G . Bohic</text:p>
      <text:p text:style-name="Standard">38 - P. de Roniaco</text:p>
      <text:p text:style-name="Standard">39 - presenties ad hoc domino Hugone de Canabiis vicario</text:p>
      <text:p text:style-name="Standard">40 - H. de Corso</text:p>
      <text:p text:style-name="Standard">41 - ecclesia Pari et Y. Mare stalli</text:p>
      <text:p text:style-name="Standard">42 - Gicoquatricis</text:p>
      <text:p text:style-name="Standard">=FRAN_0393_09248_L.jpg=</text:p>
      <text:p text:style-name="Standard">1 - Anno xlsero die mercuris post festum at Michaelis arthag</text:p>
      <text:p text:style-name="Standard">2 - Vi cantore</text:p>
      <text:p text:style-name="Standard">3 - J. Succentore</text:p>
      <text:p text:style-name="Standard">4 - R. Cancellario</text:p>
      <text:p text:style-name="Standard">5 - P. Barrerie</text:p>
      <text:p text:style-name="Standard">6 - vicoquatricis</text:p>
      <text:p text:style-name="Standard">7 - P. de Roniaco</text:p>
      <text:p text:style-name="Standard">8 - M. de Melleto</text:p>
      <text:p text:style-name="Standard">9 - E. Fucherii</text:p>
      <text:p text:style-name="Standard">10 - E. Bohit</text:p>
      <text:p text:style-name="Standard">11 - G. de Baylia</text:p>
      <text:p text:style-name="Standard">12 - H. de Torso</text:p>
      <text:p text:style-name="Standard">13 - R. de Salgis</text:p>
      <text:p text:style-name="Standard">14 - G. de Turre</text:p>
      <text:p text:style-name="Standard">15 - J. de Sinemuro</text:p>
      <text:p text:style-name="Standard">16 - D. de Suclaro</text:p>
      <text:p text:style-name="Standard">17 - G. de Lumbris</text:p>
      <text:p text:style-name="Standard">18 - G. de Perellis</text:p>
      <text:p text:style-name="Standard">19 - G. Hamelini</text:p>
      <text:p text:style-name="Standard"><text:soft-page-break/>20 - Anno xvii. Die veneris post fesums laci Remigi capitulanibs</text:p>
      <text:p text:style-name="Standard">21 - J. Cantore</text:p>
      <text:p text:style-name="Standard">22 - J. Succentore</text:p>
      <text:p text:style-name="Standard">23 - R. Cancellariuo</text:p>
      <text:p text:style-name="Standard">24 - P. Penicenciario</text:p>
      <text:p text:style-name="Standard">25 - R. de Salgti</text:p>
      <text:p text:style-name="Standard">26 - G. de Lumbris</text:p>
      <text:p text:style-name="Standard">27 - G. Houelini</text:p>
      <text:p text:style-name="Standard">28 - P. Pouvelli</text:p>
      <text:p text:style-name="Standard">29 - P. de Suclars</text:p>
      <text:p text:style-name="Standard">30 - G. de Turie</text:p>
      <text:p text:style-name="Standard">31 - de Sinne</text:p>
      <text:p text:style-name="Standard">32 - Cb fucnuori</text:p>
      <text:p text:style-name="Standard">33 - E. Rechan</text:p>
      <text:p text:style-name="Standard">34 - P. Barrere</text:p>
      <text:p text:style-name="Standard">35 - G. de Bayla</text:p>
      <text:p text:style-name="Standard">36 - de Rouve</text:p>
      <text:p text:style-name="Standard">=FRAN_0393_09249_L.jpg=</text:p>
      <text:p text:style-name="Standard">1 - 130</text:p>
      <text:p text:style-name="Standard">2 - Anno xlsexto die mercius post festum beati Donisii capituli</text:p>
      <text:p text:style-name="Standard">3 - Vi. Cantor</text:p>
      <text:p text:style-name="Standard">4 - J. Succentor</text:p>
      <text:p text:style-name="Standard">5 - Hodie fuerint trnditi domino Raguiaedo de Solgt cuva ad auia it</text:p>
      <text:p text:style-name="Standard">6 - R. Cancellarius</text:p>
      <text:p text:style-name="Standard">7 - P capitulo</text:p>
      <text:p text:style-name="Standard">8 - J. de Sireniuro</text:p>
      <text:p text:style-name="Standard">9 - prime lictera archiepiscopi Senoni / ejus eipuli super yo ressioene unius de leuious</text:p>
      <text:p text:style-name="Standard">10 - H. de Corso</text:p>
      <text:p text:style-name="Standard">11 - Item cepia punibet Benfur</text:p>
      <text:p text:style-name="Standard">12 - Syonao de Diolaro</text:p>
      <text:p text:style-name="Standard">13 - et lictera cocordie noti epcum Decanum et capitulum pariense</text:p>
      <text:p text:style-name="Standard">14 - Dyonisisio de Quadrellis</text:p>
      <text:p text:style-name="Standard">15 - P. de Roniaco</text:p>
      <text:p text:style-name="Standard">16 - P. Pourelli</text:p>
      <text:p text:style-name="Standard">17 - E. Leha</text:p>
      <text:p text:style-name="Standard">18 - G. Hamelinis</text:p>
      <text:p text:style-name="Standard"><text:soft-page-break/>19 - R. de Salgis</text:p>
      <text:p text:style-name="Standard">20 - P. Brrrer</text:p>
      <text:p text:style-name="Standard">21 - G. de Lumbris</text:p>
      <text:p text:style-name="Standard">22 - Eblo Fucherii</text:p>
      <text:p text:style-name="Standard">23 - G. de Valya</text:p>
      <text:p text:style-name="Standard">24 - Anno xe sexto die venis post festum Sanucti Dyon cptulantibus</text:p>
      <text:p text:style-name="Standard">25 - Vi. cantore</text:p>
      <text:p text:style-name="Standard">26 - J. Succentore</text:p>
      <text:p text:style-name="Standard">27 - R. Cancellario</text:p>
      <text:p text:style-name="Standard">28 - P. Barrerii</text:p>
      <text:p text:style-name="Standard">29 - M. de Melloto</text:p>
      <text:p text:style-name="Standard">30 - G. Bohit</text:p>
      <text:p text:style-name="Standard">31 - G. de Baylia</text:p>
      <text:p text:style-name="Standard">32 - H. de Conso</text:p>
      <text:p text:style-name="Standard">33 - E. Fuchem</text:p>
      <text:p text:style-name="Standard">34 - P. Pouverelli</text:p>
      <text:p text:style-name="Standard">35 - J. de Sinemuro</text:p>
      <text:p text:style-name="Standard">36 - D. de Qadrellis</text:p>
      <text:p text:style-name="Standard">37 - D. de Duclaro</text:p>
      <text:p text:style-name="Standard">38 - P. de Roniaco</text:p>
      <text:p text:style-name="Standard">39 - G. de Lunibus</text:p>
      <text:p text:style-name="Standard">=FRAN_0393_09250_L.jpg=</text:p>
      <text:p text:style-name="Standard">1 - . Cacaro s sz</text:p>
      <text:p text:style-name="Standard">2 - Anno domini</text:p>
      <text:p text:style-name="Standard">3 - Die lune posti festum hec cresoai aptantibus</text:p>
      <text:p text:style-name="Standard">4 - P. Cantore</text:p>
      <text:p text:style-name="Standard">5 - J. Succentore</text:p>
      <text:p text:style-name="Standard">6 - P. Penitenciario</text:p>
      <text:p text:style-name="Standard">7 - J. de Sinemuro</text:p>
      <text:p text:style-name="Standard">8 - G. de Lumbris</text:p>
      <text:p text:style-name="Standard">9 - D. de Duclaro</text:p>
      <text:p text:style-name="Standard">10 - P. Barreri</text:p>
      <text:p text:style-name="Standard">11 - P. Povverlli</text:p>
      <text:p text:style-name="Standard">12 - E. Bohie</text:p>
      <text:p text:style-name="Standard">13 - E Fucheri</text:p>
      <text:p text:style-name="Standard">14 - G. de Turre</text:p>
      <text:p text:style-name="Standard"><text:soft-page-break/>15 - H. de Couso</text:p>
      <text:p text:style-name="Standard">16 - G. de Baylia</text:p>
      <text:p text:style-name="Standard">17 - M. de Melloto</text:p>
      <text:p text:style-name="Standard">18 - P. de Roniaco</text:p>
      <text:p text:style-name="Standard">19 - G. Hamelini</text:p>
      <text:p text:style-name="Standard">20 - G. Coquadricis</text:p>
      <text:p text:style-name="Standard">21 - Anno xlii die veneris post festum beati Luce euvangelis capitulantibus</text:p>
      <text:p text:style-name="Standard">22 - J. Succentore</text:p>
      <text:p text:style-name="Standard">23 - .Cancellario</text:p>
      <text:p text:style-name="Standard">24 - D. de Quandrellis</text:p>
      <text:p text:style-name="Standard">25 - G. de Lumbris</text:p>
      <text:p text:style-name="Standard">26 - G. de Turre</text:p>
      <text:p text:style-name="Standard">27 - G. Fuchoris</text:p>
      <text:p text:style-name="Standard">28 - Anno xlvia die sabbati post festum beati Lute Euvangeliste / dominus Yvo olear</text:p>
      <text:p text:style-name="Standard">29 - curatus ecclesie de Joyaco recognovit se tenri magistro Geraldi de Curtilis</text:p>
      <text:p text:style-name="Standard">30 - Canonico Parisiensis in quadragini palieni Par. redditus ad festum beati Andree apostoli eo</text:p>
      <text:p text:style-name="Standard">31 - restantes majorum summem / causu et visitacios cujusidam processus pro quibus hace</text:p>
      <text:p text:style-name="Standard">32 - domcitis Johannes de Antisss ejusidem procuratore in Pignore quasidam / de tertales / et velun</text:p>
      <text:p text:style-name="Standard">33 - quod possit eas venderem nisi fuerit ad terminum satefactum non obstantus ribus quods cumque</text:p>
      <text:p text:style-name="Standard">34 - consuecud etc. presentbus Y. de Curinis et Y Marescalli curie par. notarii.</text:p>
      <text:p text:style-name="Standard">35 - Buletei</text:p>
      <text:p text:style-name="Standard">36 - Puce</text:p>
      <text:p text:style-name="Standard">=FRAN_0393_09251_L.jpg=</text:p>
      <text:p text:style-name="Standard">1 - 81</text:p>
      <text:p text:style-name="Standard">2 - Anno p. sexpto die lune post festum lai Lace cuvai capitus</text:p>
      <text:p text:style-name="Standard">3 - Vi cantore</text:p>
      <text:p text:style-name="Standard">4 - hodie Philipps de Ruella i de prenatur fuit ard</text:p>
      <text:p text:style-name="Standard">5 - J. Succentore</text:p>
      <text:p text:style-name="Standard">6 - huende proposit ad reparaciones domus dcela</text:p>
      <text:p text:style-name="Standard">7 - P. penitenciario</text:p>
      <text:p text:style-name="Standard">8 - chemeriere a pa Andresi mr cuperacione</text:p>
      <text:p text:style-name="Standard">9 - G. Hamelii</text:p>
      <text:p text:style-name="Standard">10 - races se hoc facau et cenorem eile</text:p>
      <text:p text:style-name="Standard">11 - G. de Lumbris</text:p>
      <text:p text:style-name="Standard">12 - R</text:p>
      <text:p text:style-name="Standard">13 - G. de Turre</text:p>
      <text:p text:style-name="Standard"><text:soft-page-break/>14 - pro camera et horis</text:p>
      <text:p text:style-name="Standard">15 - E. Fucherii</text:p>
      <text:p text:style-name="Standard">16 - E. Bohic</text:p>
      <text:p text:style-name="Standard">17 - H. de Corso</text:p>
      <text:p text:style-name="Standard">18 - G. de Baylia</text:p>
      <text:p text:style-name="Standard">19 - Lnne xlvi die meni post festum uat uctre einglis apituantibs</text:p>
      <text:p text:style-name="Standard">20 - P. Cantor</text:p>
      <text:p text:style-name="Standard">21 - J. Succentore</text:p>
      <text:p text:style-name="Standard">22 - P. Penrtonciario</text:p>
      <text:p text:style-name="Standard">23 - P. Barier</text:p>
      <text:p text:style-name="Standard">24 - P. de Renaco.</text:p>
      <text:p text:style-name="Standard">25 - P. Pauvelli</text:p>
      <text:p text:style-name="Standard">26 - G. de Lumberis</text:p>
      <text:p text:style-name="Standard">27 - G. Hamelini</text:p>
      <text:p text:style-name="Standard">28 - G. Coquetrieis</text:p>
      <text:p text:style-name="Standard">29 - G. de Ourie</text:p>
      <text:p text:style-name="Standard">30 - G. Bie</text:p>
      <text:p text:style-name="Standard">31 - G. Fuchii</text:p>
      <text:p text:style-name="Standard">32 - D. de Duclaro</text:p>
      <text:p text:style-name="Standard">33 - G. de Cuadrellis</text:p>
      <text:p text:style-name="Standard">=FRAN_0393_09252_L.jpg=</text:p>
      <text:p text:style-name="Standard">1 - Capitutum generale d g sesorum dyn</text:p>
      <text:p text:style-name="Standard">2 - dictstis ferto ca blus</text:p>
      <text:p text:style-name="Standard">3 - lpopo</text:p>
      <text:p text:style-name="Standard">4 - Sctai Cantor</text:p>
      <text:p text:style-name="Standard">5 - Dispensatum fuit cum aailine Johanne Gorre Migine G archilo</text:p>
      <text:p text:style-name="Standard">6 - Succentore</text:p>
      <text:p text:style-name="Standard">7 - Renificios iun ecclesia usques ad Pascha de non faciendo se promont jod sucdle</text:p>
      <text:p text:style-name="Standard">8 - P. Penienciario R. Cancellario ifirmo</text:p>
      <text:p text:style-name="Standard">9 - P. Barreri</text:p>
      <text:p text:style-name="Standard">10 - de Besidendo</text:p>
      <text:p text:style-name="Standard">11 - P. Ponvelli</text:p>
      <text:p text:style-name="Standard">12 - Item rcm P. Malinu apilae ad abtare Sancti Castachii Qne residendio</text:p>
      <text:p text:style-name="Standard">13 - B. de Duclaro</text:p>
      <text:p text:style-name="Standard">14 - quevende ad ordines usque e annu.</text:p>
      <text:p text:style-name="Standard">15 - G. de Mellis</text:p>
      <text:p text:style-name="Standard"><text:soft-page-break/>16 - G. Bohie</text:p>
      <text:p text:style-name="Standard">17 - G. de Tuvre</text:p>
      <text:p text:style-name="Standard">18 - D. de Cadrellis</text:p>
      <text:p text:style-name="Standard">19 - Mitino de Melloto</text:p>
      <text:p text:style-name="Standard">20 - G. de Luvdbenis</text:p>
      <text:p text:style-name="Standard">21 - G. Hamelini</text:p>
      <text:p text:style-name="Standard">22 - P. de Alveto</text:p>
      <text:p text:style-name="Standard">23 - G. Coquetrieis</text:p>
      <text:p text:style-name="Standard">24 - G. Fuchii</text:p>
      <text:p text:style-name="Standard">25 - G. de Cerse</text:p>
      <text:p text:style-name="Standard">26 - G. de Balya</text:p>
      <text:p text:style-name="Standard">27 - P. de Ronaco</text:p>
      <text:p text:style-name="Standard">28 - Anno ii vie lune post domiim Juli pleneum capitlantibus duinis capitulo generali</text:p>
      <text:p text:style-name="Standard">29 - dres sabbati mistrtis et assenitis ad trucantus st resouracionem dyna</text:p>
      <text:p text:style-name="Standard">30 - G. Cantore</text:p>
      <text:p text:style-name="Standard">31 - Humen</text:p>
      <text:p text:style-name="Standard">32 - J. Succentere</text:p>
      <text:p text:style-name="Standard">33 - t est decta potestur magistris G. de Lumbris. Dyan de</text:p>
      <text:p text:style-name="Standard">34 - R. Cancellarius</text:p>
      <text:p text:style-name="Standard">35 - Duclaro et . G. cequatucionis / de ordirando que liter fiere</text:p>
      <text:p text:style-name="Standard">36 - P. Penitenciario</text:p>
      <text:p text:style-name="Standard">37 - P. Barieri</text:p>
      <text:p text:style-name="Standard">38 - selicones a camera aliis officiis</text:p>
      <text:p text:style-name="Standard">39 - P. Ponvelli</text:p>
      <text:p text:style-name="Standard">40 - etcet ordinatum contra canonicum que cenentur oofficiis quod contr cauma presentes</text:p>
      <text:p text:style-name="Standard">41 - Dyonio de quedrellis</text:p>
      <text:p text:style-name="Standard">42 - quam absentes yrocedat hoc modo videlicet</text:p>
      <text:p text:style-name="Standard">43 - P. de Rorriaco</text:p>
      <text:p text:style-name="Standard">44 - D. de Duclaro</text:p>
      <text:p text:style-name="Standard">45 - G. de Lubris</text:p>
      <text:p text:style-name="Standard">46 - G. de Curre</text:p>
      <text:p text:style-name="Standard">47 - E</text:p>
      <text:p text:style-name="Standard">48 - Johic</text:p>
      <text:p text:style-name="Standard">49 - E Acidacon</text:p>
      <text:p text:style-name="Standard">50 - M. de Mellato</text:p>
      <text:p text:style-name="Standard">51 - .G. deanc</text:p>
      <text:p text:style-name="Standard"><text:soft-page-break/>=FRAN_0393_09253_L.jpg=</text:p>
      <text:p text:style-name="Standard">1 - *8.</text:p>
      <text:p text:style-name="Standard">2 - Anno xxii die venreres posti mncertesicos captlis fests Vymoni et Jude apostoli dminis capitnignerali per contrat</text:p>
      <text:p text:style-name="Standard">3 - Vi. cantore</text:p>
      <text:p text:style-name="Standard">4 - J. Succentore</text:p>
      <text:p text:style-name="Standard">5 - P. penitanciario</text:p>
      <text:p text:style-name="Standard">6 - M. de Mellote</text:p>
      <text:p text:style-name="Standard">7 - Bayleti</text:p>
      <text:p text:style-name="Standard">8 - H. de Coiso</text:p>
      <text:p text:style-name="Standard">9 - G. Bohie</text:p>
      <text:p text:style-name="Standard">10 - E. Fucheris</text:p>
      <text:p text:style-name="Standard">11 - G. de Curre</text:p>
      <text:p text:style-name="Standard">12 - P. Poivilli</text:p>
      <text:p text:style-name="Standard">13 - P. de Roniaco</text:p>
      <text:p text:style-name="Standard">14 - D. de Duclaro</text:p>
      <text:p text:style-name="Standard">15 - G. Hamelini</text:p>
      <text:p text:style-name="Standard">16 - G. de Lumbris</text:p>
      <text:p text:style-name="Standard">17 - P. Barrer</text:p>
      <text:p text:style-name="Standard">18 - G. Coquatricis</text:p>
      <text:p text:style-name="Standard">19 - Anno xxvi die veneris nost omnes Sanctos campntnui</text:p>
      <text:p text:style-name="Standard">20 - Vi. Cantore</text:p>
      <text:p text:style-name="Standard">21 - J. Succentore</text:p>
      <text:p text:style-name="Standard">22 - P. Peiitenciario</text:p>
      <text:p text:style-name="Standard">23 - M. de Melloto</text:p>
      <text:p text:style-name="Standard">24 - G. de Voylia</text:p>
      <text:p text:style-name="Standard">25 - H. de Corso</text:p>
      <text:p text:style-name="Standard">26 - G. Bohie</text:p>
      <text:p text:style-name="Standard">27 - G. de Curre</text:p>
      <text:p text:style-name="Standard">28 - E. Rucheri</text:p>
      <text:p text:style-name="Standard">=FRAN_0393_09254_L.jpg=</text:p>
      <text:p text:style-name="Standard">1 - 18</text:p>
      <text:p text:style-name="Standard">2 - .</text:p>
      <text:p text:style-name="Standard">3 - Anno x vs. tie sabbati post omnes Sancto capitulantibus</text:p>
      <text:p text:style-name="Standard">4 - .</text:p>
      <text:p text:style-name="Standard">5 - Vi Cantore</text:p>
      <text:p text:style-name="Standard"><text:soft-page-break/>6 - J. Succentore</text:p>
      <text:p text:style-name="Standard">7 - P. penitenciario</text:p>
      <text:p text:style-name="Standard">8 - M. de Molloto</text:p>
      <text:p text:style-name="Standard">9 - .</text:p>
      <text:p text:style-name="Standard">10 - G. de Baylia</text:p>
      <text:p text:style-name="Standard">11 - .</text:p>
      <text:p text:style-name="Standard">12 - H. de Toiso</text:p>
      <text:p text:style-name="Standard">13 - .</text:p>
      <text:p text:style-name="Standard">14 - .</text:p>
      <text:p text:style-name="Standard">15 - .</text:p>
      <text:p text:style-name="Standard">16 - Anno xviia die lunei post festum omnim sanct capitulantibus</text:p>
      <text:p text:style-name="Standard">17 - Vi. cantore</text:p>
      <text:p text:style-name="Standard">18 - J. Succentore</text:p>
      <text:p text:style-name="Standard">19 - Eu Fuchero</text:p>
      <text:p text:style-name="Standard">20 - P. Barrerii</text:p>
      <text:p text:style-name="Standard">21 - P. de Alveto</text:p>
      <text:p text:style-name="Standard">22 - G. de Baylia</text:p>
      <text:p text:style-name="Standard">23 - H. de Corso</text:p>
      <text:p text:style-name="Standard">24 - G. Bohic</text:p>
      <text:p text:style-name="Standard">25 - D de Duclaro</text:p>
      <text:p text:style-name="Standard">26 - P. de Roniaco</text:p>
      <text:p text:style-name="Standard">27 - G. Coquatricis</text:p>
      <text:p text:style-name="Standard">28 - P. Pouvrelli</text:p>
      <text:p text:style-name="Standard">29 - G. de Curre</text:p>
      <text:p text:style-name="Standard">30 - E. Fucherii</text:p>
      <text:p text:style-name="Standard">31 - G. de Lumbris</text:p>
      <text:p text:style-name="Standard">=FRAN_0393_09255_L.jpg=</text:p>
      <text:p text:style-name="Standard">1 - 3</text:p>
      <text:p text:style-name="Standard">2 - Anno x.vi die mercurii post omnes Sanctos capitulantibus</text:p>
      <text:p text:style-name="Standard">3 - dominus sehe de Defua apello capellanie beati Petri my Caurun resigni dem</text:p>
      <text:p text:style-name="Standard">4 - T. decano</text:p>
      <text:p text:style-name="Standard">5 - pellas entus</text:p>
      <text:p text:style-name="Standard">6 - V. Cantore</text:p>
      <text:p text:style-name="Standard">7 - J. Succcntore</text:p>
      <text:p text:style-name="Standard">8 - Dominus Johanns Rousselli capellanius cmpellanie beati Peter Mayt Jhanrum resignit rene</text:p>
      <text:p text:style-name="Standard">9 - P. penitenciario</text:p>
      <text:p text:style-name="Standard"><text:soft-page-break/>10 - capellaniam x caum permutacenis cum liltero J.d Desus ad canonicatum et prebendum eccesia</text:p>
      <text:p text:style-name="Standard">11 - G. Hamelini</text:p>
      <text:p text:style-name="Standard">12 - Sancti Nicolai d Montencis Bituri et fuit admissis et imjuiit icts dominus</text:p>
      <text:p text:style-name="Standard">13 - G. de Lumbris</text:p>
      <text:p text:style-name="Standard">14 - Item dominus Johanne de Autissinis fuitus dempnatus ad solvendum agirs hoc de Julvio</text:p>
      <text:p text:style-name="Standard">15 - T. de Turre</text:p>
      <text:p text:style-name="Standard">16 - Parsiensi xxvi l. xii s. in moneta que turebut ane festrm maturite beati J Brpe sunum</text:p>
      <text:p text:style-name="Standard">17 - E. Fucheri</text:p>
      <text:p text:style-name="Standard">18 - G. Behie</text:p>
      <text:p text:style-name="Standard">19 - Lober Marche cum reepte fuisset facto in diebus dumis peis</text:p>
      <text:p text:style-name="Standard">20 - J. de Sinemuro</text:p>
      <text:p text:style-name="Standard">21 - H. de Corsso</text:p>
      <text:p text:style-name="Standard">22 - G. de Vaylia</text:p>
      <text:p text:style-name="Standard">23 - M. de Melloto</text:p>
      <text:p text:style-name="Standard">24 - P. de Roviaco</text:p>
      <text:p text:style-name="Standard">=FRAN_0393_09256_L.jpg=</text:p>
      <text:p text:style-name="Standard">1 - 3.</text:p>
      <text:p text:style-name="Standard">2 - .</text:p>
      <text:p text:style-name="Standard">3 - ii</text:p>
      <text:p text:style-name="Standard">4 - sz</text:p>
      <text:p text:style-name="Standard">5 - generate diei vane post festum bi Martini Hyerrcti Aun quad agis</text:p>
      <text:p text:style-name="Standard">6 - sextiis mastino eim scissussivat iii fuisses oc cpanis</text:p>
      <text:p text:style-name="Standard">7 - J. decano</text:p>
      <text:p text:style-name="Standard">8 - Vi. Cantore</text:p>
      <text:p text:style-name="Standard">9 - J. Succentore</text:p>
      <text:p text:style-name="Standard">10 - R. Cancellario</text:p>
      <text:p text:style-name="Standard">11 - P. Penitenciario</text:p>
      <text:p text:style-name="Standard">12 - P. Bartere</text:p>
      <text:p text:style-name="Standard">13 - E. Fucherii</text:p>
      <text:p text:style-name="Standard">14 - .</text:p>
      <text:p text:style-name="Standard">15 - D. de Quodrellis</text:p>
      <text:p text:style-name="Standard">16 - G. de Curre</text:p>
      <text:p text:style-name="Standard">17 - D. de Duclaco</text:p>
      <text:p text:style-name="Standard">18 - G. Bohic</text:p>
      <text:p text:style-name="Standard">19 - P. de Foresta</text:p>
      <text:p text:style-name="Standard">20 - G. de Lumbris</text:p>
      <text:p text:style-name="Standard"><text:soft-page-break/>21 - M. de Melloto</text:p>
      <text:p text:style-name="Standard">22 - H. de Corso</text:p>
      <text:p text:style-name="Standard">23 - J. de Sinemuro</text:p>
      <text:p text:style-name="Standard">24 - G. Hamelini</text:p>
      <text:p text:style-name="Standard">25 - P. de Alveto</text:p>
      <text:p text:style-name="Standard">26 - P. de Boniaco</text:p>
      <text:p text:style-name="Standard">27 - G.Coquatricis</text:p>
      <text:p text:style-name="Standard">28 - P. Pouvrelli</text:p>
      <text:p text:style-name="Standard">29 - G. de Baylia</text:p>
      <text:p text:style-name="Standard">=FRAN_0393_09257_L.jpg=</text:p>
      <text:p text:style-name="Standard">1 - 38</text:p>
      <text:p text:style-name="Standard">2 - Anno xvii die mercuri post hyemale festum beati Martivi Durante capitulo generali per tort aitulatibis</text:p>
      <text:p text:style-name="Standard">3 - V. Cantore</text:p>
      <text:p text:style-name="Standard">4 - JSuccentore</text:p>
      <text:p text:style-name="Standard">5 - P. Penrtentiario</text:p>
      <text:p text:style-name="Standard">6 - G. Bohic</text:p>
      <text:p text:style-name="Standard">7 - E. Fucheris</text:p>
      <text:p text:style-name="Standard">8 - G. de Turre</text:p>
      <text:p text:style-name="Standard">9 - G. de Lumbris</text:p>
      <text:p text:style-name="Standard">10 - H. de Corso</text:p>
      <text:p text:style-name="Standard">11 - G. de Baylia</text:p>
      <text:p text:style-name="Standard">12 - *</text:p>
      <text:p text:style-name="Standard">13 - Annoxlei due veners post heun festu leat Martur cemari</text:p>
      <text:p text:style-name="Standard">14 - Vi cantore</text:p>
      <text:p text:style-name="Standard">15 - JSuccentore</text:p>
      <text:p text:style-name="Standard">16 - P. Penitenciario</text:p>
      <text:p text:style-name="Standard">17 - J. de Sinemuro</text:p>
      <text:p text:style-name="Standard">18 - E. Bohic</text:p>
      <text:p text:style-name="Standard">19 - E. Fucherii</text:p>
      <text:p text:style-name="Standard">20 - G. de Turre</text:p>
      <text:p text:style-name="Standard">21 - H. de Corso</text:p>
      <text:p text:style-name="Standard">22 - G. coquatracis</text:p>
      <text:p text:style-name="Standard">23 - P. Pouvrelli</text:p>
      <text:p text:style-name="Standard">24 - P. de Roriaco</text:p>
      <text:p text:style-name="Standard">=FRAN_0393_09258_L.jpg=</text:p>
      <text:p text:style-name="Standard"><text:soft-page-break/>1 - 189</text:p>
      <text:p text:style-name="Standard">2 - 9</text:p>
      <text:p text:style-name="Standard">3 - ssz</text:p>
      <text:p text:style-name="Standard">4 - Anno xlvi die lune antesfestum de Cae dignus capituli</text:p>
      <text:p text:style-name="Standard">5 - Vi. cantore</text:p>
      <text:p text:style-name="Standard">6 - J. Succentore</text:p>
      <text:p text:style-name="Standard">7 - R Cancellario infirmo</text:p>
      <text:p text:style-name="Standard">8 - P. penitenciario</text:p>
      <text:p text:style-name="Standard">9 - E. Fucheri</text:p>
      <text:p text:style-name="Standard">10 - G. de Currs</text:p>
      <text:p text:style-name="Standard">11 - G. Hamelini</text:p>
      <text:p text:style-name="Standard">12 - G. de Lumbris</text:p>
      <text:p text:style-name="Standard">13 - E. Bohic</text:p>
      <text:p text:style-name="Standard">14 - J. de Sinemuro</text:p>
      <text:p text:style-name="Standard">15 - J. de Foresta</text:p>
      <text:p text:style-name="Standard">16 - G. Coquatricis</text:p>
      <text:p text:style-name="Standard">17 - P. de Sant Roniaco</text:p>
      <text:p text:style-name="Standard">18 - s</text:p>
      <text:p text:style-name="Standard">19 - Anno xlviia die mercuris ante festu beate Katerine i capitulantibus</text:p>
      <text:p text:style-name="Standard">20 - Cantore</text:p>
      <text:p text:style-name="Standard">21 - J. Succentore</text:p>
      <text:p text:style-name="Standard">22 - R. Cancellario</text:p>
      <text:p text:style-name="Standard">23 - P. Pouvrelli</text:p>
      <text:p text:style-name="Standard">24 - P. de Foresta</text:p>
      <text:p text:style-name="Standard">25 - G. de Lumbris</text:p>
      <text:p text:style-name="Standard">=FRAN_0393_09259_L.jpg=</text:p>
      <text:p text:style-name="Standard">1 - Anno xlvi die veneris ante festum beate Larcine vigi capitus</text:p>
      <text:p text:style-name="Standard">2 - Vi cantore</text:p>
      <text:p text:style-name="Standard">3 - J. Succentore</text:p>
      <text:p text:style-name="Standard">4 - R. Cancellario</text:p>
      <text:p text:style-name="Standard">5 - P. penitenciario</text:p>
      <text:p text:style-name="Standard">6 - E. Bohic</text:p>
      <text:p text:style-name="Standard">7 - M. de Melloto</text:p>
      <text:p text:style-name="Standard">8 - G. Coquatricis</text:p>
      <text:p text:style-name="Standard">9 - G. de Curre</text:p>
      <text:p text:style-name="Standard">10 - E. Fuchoris</text:p>
      <text:p text:style-name="Standard"><text:soft-page-break/>11 - P. Pouvrelli</text:p>
      <text:p text:style-name="Standard">12 - Anno xvii die lune post festum et Baterine vigincaptlatbus</text:p>
      <text:p text:style-name="Standard">13 - Vi cantore</text:p>
      <text:p text:style-name="Standard">14 - J. Succentore</text:p>
      <text:p text:style-name="Standard">15 - P. penitenciario</text:p>
      <text:p text:style-name="Standard">16 - G. de Curre</text:p>
      <text:p text:style-name="Standard">17 - J. de Sinemno</text:p>
      <text:p text:style-name="Standard">18 - G. Hamelini</text:p>
      <text:p text:style-name="Standard">19 - P. de Roniaco</text:p>
      <text:p text:style-name="Standard">20 - H. de Cerso</text:p>
      <text:p text:style-name="Standard">21 - G. de Baylia</text:p>
      <text:p text:style-name="Standard">22 - P. Barrerii</text:p>
      <text:p text:style-name="Standard">23 - G. de Lumbris</text:p>
      <text:p text:style-name="Standard">24 - G. coquatricis</text:p>
      <text:p text:style-name="Standard">=FRAN_0393_09260_L.jpg=</text:p>
      <text:p text:style-name="Standard">1 - Anno x sexto die mercuri ante festum beati Andre aposcpitulantibus</text:p>
      <text:p text:style-name="Standard">2 - vi cantore</text:p>
      <text:p text:style-name="Standard">3 - anno xlvio indicione xvna mensis decembris / die prima ponti</text:p>
      <text:p text:style-name="Standard">4 - J. Succentore</text:p>
      <text:p text:style-name="Standard">5 - Domini Clementis pape via anno quinto in claustro par in captlei</text:p>
      <text:p text:style-name="Standard">6 - Sancti Aniani dominus Evenus Bohit acceptavit prebendam Leoue</text:p>
      <text:p text:style-name="Standard">7 - P. Penitenciario</text:p>
      <text:p text:style-name="Standard">8 - vacantem per obitum defuncti domini Guillelmi Evenos sub protestas consucti</text:p>
      <text:p text:style-name="Standard">9 - G. Hamelini</text:p>
      <text:p text:style-name="Standard">10 - presentibus venenrabilis viris dominis arhi et magistris Yvone de Bona vall</text:p>
      <text:p text:style-name="Standard">11 - G. de Turre</text:p>
      <text:p text:style-name="Standard">12 - archianos Leovonsis Guidone Fabri canonico Letereemi Ynone de Curia capiceris</text:p>
      <text:p text:style-name="Standard">13 - G. Fucheris</text:p>
      <text:p text:style-name="Standard">14 - Sancti Mederici Par. olivmero de Curie publicis apostolica et imperiali auctoritate</text:p>
      <text:p text:style-name="Standard">15 - J. de Sinenuao</text:p>
      <text:p text:style-name="Standard">16 - notari Guidone parvi presbytero et Yvone Marescalli clerico et petiit</text:p>
      <text:p text:style-name="Standard">17 - justii à dictis Guidone Fabri y et O. de Cur</text:p>
      <text:p text:style-name="Standard">18 - G. de Lumbris</text:p>
      <text:p text:style-name="Standard">19 - D. de Quadrellis</text:p>
      <text:p text:style-name="Standard">20 - D. de Duclaro</text:p>
      <text:p text:style-name="Standard">21 - P. de Foresti</text:p>
      <text:p text:style-name="Standard"><text:soft-page-break/>22 - Bohic</text:p>
      <text:p text:style-name="Standard">23 - Anno xl sexto die lune post festum Concepcionis beate Mari caulatbus</text:p>
      <text:p text:style-name="Standard">24 - V. Cantore</text:p>
      <text:p text:style-name="Standard">25 - J. Succentore</text:p>
      <text:p text:style-name="Standard">26 - P penitenciario</text:p>
      <text:p text:style-name="Standard">27 - G. Hamelini</text:p>
      <text:p text:style-name="Standard">28 - .</text:p>
      <text:p text:style-name="Standard">29 - G. de Carri</text:p>
      <text:p text:style-name="Standard">30 - E. Fucherii</text:p>
      <text:p text:style-name="Standard">31 - e</text:p>
      <text:p text:style-name="Standard">32 - .</text:p>
      <text:p text:style-name="Standard">33 - H. de Corso</text:p>
      <text:p text:style-name="Standard">34 - p</text:p>
      <text:p text:style-name="Standard">35 - Lu. Lune pot</text:p>
      <text:p text:style-name="Standard">36 - Cpt</text:p>
      <text:p text:style-name="Standard">37 - *</text:p>
      <text:p text:style-name="Standard">38 - G. de Bailia</text:p>
      <text:p text:style-name="Standard">39 - G. Coquatricis</text:p>
      <text:p text:style-name="Standard">40 - .</text:p>
      <text:p text:style-name="Standard">41 - +</text:p>
      <text:p text:style-name="Standard">42 - E. Bohic</text:p>
      <text:p text:style-name="Standard">43 - J. de Suremuro</text:p>
      <text:p text:style-name="Standard">44 - .</text:p>
      <text:p text:style-name="Standard">=FRAN_0393_09261_L.jpg=</text:p>
      <text:p text:style-name="Standard">1 - **</text:p>
      <text:p text:style-name="Standard">2 - Anno plsexto die mercuris post festum Concepcionis beate Marie viginis caitibus</text:p>
      <text:p text:style-name="Standard">3 - Vi. Laucors</text:p>
      <text:p text:style-name="Standard">4 - .</text:p>
      <text:p text:style-name="Standard">5 - Hodie fuit injunctum P fribus Johanni Principis procuratores i</text:p>
      <text:p text:style-name="Standard">6 - J. Succentore</text:p>
      <text:p text:style-name="Standard">7 - de Pleyeyo de Ordine cantusiensis ut infra annum pronr</text:p>
      <text:p text:style-name="Standard">8 - extra manum terras quas tenent apud Christolium in</text:p>
      <text:p text:style-name="Standard">9 - P. Penitenciario</text:p>
      <text:p text:style-name="Standard">10 - no</text:p>
      <text:p text:style-name="Standard">11 - G. Coquatricis</text:p>
      <text:p text:style-name="Standard">12 - G. de Vaylia</text:p>
      <text:p text:style-name="Standard"><text:soft-page-break/>13 - G. Bohic</text:p>
      <text:p text:style-name="Standard">14 - D. de Guadrellis</text:p>
      <text:p text:style-name="Standard">15 - H. de Creso</text:p>
      <text:p text:style-name="Standard">16 - G. Haurelini</text:p>
      <text:p text:style-name="Standard">17 - G. de Lumbris</text:p>
      <text:p text:style-name="Standard">18 - P. Pouvrelli</text:p>
      <text:p text:style-name="Standard">19 - P. Barrerii</text:p>
      <text:p text:style-name="Standard">20 - P. de Voniaco</text:p>
      <text:p text:style-name="Standard">21 - Anno xvii eie veneis post frestipioio lure vingtinis capitlantitibue</text:p>
      <text:p text:style-name="Standard">22 - Cantere</text:p>
      <text:p text:style-name="Standard">23 - Hodie cumvarius clericus petebrant quoddam apdium Bladi a melilerio Jacbo Tallardi per</text:p>
      <text:p text:style-name="Standard">24 - P. Pantensi</text:p>
      <text:p text:style-name="Standard">25 - domus Sancti Lehari prope Par. pro anno ultm pretoat quiquid magister Jacobis etadet quod eus</text:p>
      <text:p text:style-name="Standard">26 - D. de Quadiellis</text:p>
      <text:p text:style-name="Standard">27 - paratus solvem dmimmedo mitenius ad ipsa quiendut ccimeraris accute quod ix tentera</text:p>
      <text:p text:style-name="Standard">28 - D. de Duclans</text:p>
      <text:p text:style-name="Standard">29 - ad duncem in clausie mtre ips provisore cuntaum asserente / alterate quod spibus intr qel quosse</text:p>
      <text:p text:style-name="Standard">30 - G. de Tuere</text:p>
      <text:p text:style-name="Standard">31 - ilidm Muetuneti informati per fide dulios quod illi rd sce lezare consuemium et demiera nobis dn</text:p>
      <text:p text:style-name="Standard">32 - G. Bchie</text:p>
      <text:p text:style-name="Standard">33 - um mrdum bledi nus pempaus dicto magistri Iucele uod illud odin adducent insim</text:p>
      <text:p text:style-name="Standard">34 - G. de Cersa</text:p>
      <text:p text:style-name="Standard">35 - G. de Baillle</text:p>
      <text:p text:style-name="Standard">36 - dies per dicto liesie me et Menuinus pser ins voce neli fuaat infra domtum turr</text:p>
      <text:p text:style-name="Standard">37 - G. de Lunberis.</text:p>
      <text:p text:style-name="Standard">38 - G. Caqtricis</text:p>
      <text:p text:style-name="Standard">39 - P. de Ronaco</text:p>
      <text:p text:style-name="Standard">=FRAN_0393_09262_L.jpg=</text:p>
      <text:p text:style-name="Standard">1 - 1</text:p>
      <text:p text:style-name="Standard">2 - Anno xlsexto die lune post festum Bat Lucis virginis capitulantibue</text:p>
      <text:p text:style-name="Standard">3 - e obligat</text:p>
      <text:p text:style-name="Standard">4 - Vi cantore</text:p>
      <text:p text:style-name="Standard">5 - Johannes Lamberti pe reffert ad litteram empcionis de omnu tempore ante datum littere ad</text:p>
      <text:p text:style-name="Standard">6 - J. Succentore</text:p>
      <text:p text:style-name="Standard">7 - ad die veneris ad defforendum licteram presentum partibus</text:p>
      <text:p text:style-name="Standard">8 - per penitenciaio</text:p>
      <text:p text:style-name="Standard"><text:soft-page-break/>9 - G. de Turre</text:p>
      <text:p text:style-name="Standard">10 - P. Barrori</text:p>
      <text:p text:style-name="Standard">11 - G. Coquatricis</text:p>
      <text:p text:style-name="Standard">12 - E. Fucheris</text:p>
      <text:p text:style-name="Standard">13 - G. de Lumbris</text:p>
      <text:p text:style-name="Standard">14 - E. Bohic</text:p>
      <text:p text:style-name="Standard">15 - D. de Duclaro</text:p>
      <text:p text:style-name="Standard">16 - P. de Foresta</text:p>
      <text:p text:style-name="Standard">17 - H.de Corto</text:p>
      <text:p text:style-name="Standard">18 - G. de Baylia</text:p>
      <text:p text:style-name="Standard">19 - .</text:p>
      <text:p text:style-name="Standard">20 - .</text:p>
      <text:p text:style-name="Standard">21 - Duo</text:p>
      <text:p text:style-name="Standard">=FRAN_0393_09263_L.jpg=</text:p>
      <text:p text:style-name="Standard">1 - 194</text:p>
      <text:p text:style-name="Standard">2 - s</text:p>
      <text:p text:style-name="Standard">3 - Capitulam senerale diei Mercurii vigilie festi beat Thome apstli anni xlviia capitulntbus</text:p>
      <text:p text:style-name="Standard">4 - hodie presentate fuerunt lictere regie in capitulo super collacione faeta</text:p>
      <text:p text:style-name="Standard">5 - Decano</text:p>
      <text:p text:style-name="Standard">6 - ella fumprtantam rigio peptere ad aliare sancti Ca</text:p>
      <text:p text:style-name="Standard">7 - per dominum regem domino Guillelmo Marcher pro vtro ex causa permutacioni</text:p>
      <text:p text:style-name="Standard">8 - V. Cantor</text:p>
      <text:p text:style-name="Standard">9 - H Bous</text:p>
      <text:p text:style-name="Standard">10 - T. de Vyenia</text:p>
      <text:p text:style-name="Standard">11 - Itetem per ipsum dominum Guillelmum cmite domino Dyonisio Fabri qui</text:p>
      <text:p text:style-name="Standard">12 - J. Succentor</text:p>
      <text:p text:style-name="Standard">13 - solebat tenere dicta capellanim et fuit receptus etc.</text:p>
      <text:p text:style-name="Standard">14 - R. Cancellario</text:p>
      <text:p text:style-name="Standard">15 - P. Penitenciario</text:p>
      <text:p text:style-name="Standard">16 - Item penenus seqcue t presentavet litteris prsaicas super aa sibi faecta de Vicini</text:p>
      <text:p text:style-name="Standard">17 - T. de Duree</text:p>
      <text:p text:style-name="Standard">18 - eccisie cellaigiate Sancti Emani intissis Parisii in eccesia Pr quam selli</text:p>
      <text:p text:style-name="Standard">19 - Symo de Senyne</text:p>
      <text:p text:style-name="Standard">20 - S. de Duclaro</text:p>
      <text:p text:style-name="Standard">21 - dant gracie apud Villam novam annuri iii ides junii anno jun</text:p>
      <text:p text:style-name="Standard">22 - P. Pouvilli</text:p>
      <text:p text:style-name="Standard"><text:soft-page-break/>23 - datum lxecutorie aii d decembris</text:p>
      <text:p text:style-name="Standard">24 - P. de Ronnaco</text:p>
      <text:p text:style-name="Standard">25 - Datum processionis xiii de viete i vr</text:p>
      <text:p text:style-name="Standard">26 - P. Barreri</text:p>
      <text:p text:style-name="Standard">27 - G. de Lumbris</text:p>
      <text:p text:style-name="Standard">28 - ven oe magister C. de Ballia ceaisint et avan eaiacis pare</text:p>
      <text:p text:style-name="Standard">29 - G. Coquetrieis.</text:p>
      <text:p text:style-name="Standard">30 - Eb. Fuchii</text:p>
      <text:p text:style-name="Standard">31 - G. de Pellis</text:p>
      <text:p text:style-name="Standard">32 - E. Bohic</text:p>
      <text:p text:style-name="Standard">33 - M. de Melloto</text:p>
      <text:p text:style-name="Standard">34 - P. de Foresta</text:p>
      <text:p text:style-name="Standard">35 - G. de Criso</text:p>
      <text:p text:style-name="Standard">36 - G. de Bailliva</text:p>
      <text:p text:style-name="Standard">37 - S. de Quarollio</text:p>
      <text:p text:style-name="Standard">38 - G. Hamelini</text:p>
      <text:p text:style-name="Standard">39 - arvo</text:p>
      <text:p text:style-name="Standard">=FRAN_0393_09264_L.jpg=</text:p>
      <text:p text:style-name="Standard">1 - .</text:p>
      <text:p text:style-name="Standard">2 - Anno xlsexto die venis ante festum Natitum domini durantes capitulo generali per contis capitulantibus</text:p>
      <text:p text:style-name="Standard">3 - J. decano</text:p>
      <text:p text:style-name="Standard">4 - $odiun$ cep de dicariam Sancti Dectuan ecca</text:p>
      <text:p text:style-name="Standard">5 - V. cantore</text:p>
      <text:p text:style-name="Standard">6 - par.</text:p>
      <text:p text:style-name="Standard">7 - J. Succentore</text:p>
      <text:p text:style-name="Standard">8 - R. Cancellario</text:p>
      <text:p text:style-name="Standard">9 - P penitenciario</text:p>
      <text:p text:style-name="Standard">10 - G. Hamelini</text:p>
      <text:p text:style-name="Standard">11 - G. de Curre</text:p>
      <text:p text:style-name="Standard">12 - G. de Lumbris</text:p>
      <text:p text:style-name="Standard">13 - .</text:p>
      <text:p text:style-name="Standard">14 - E. Fucherii</text:p>
      <text:p text:style-name="Standard">15 - E. Bohic</text:p>
      <text:p text:style-name="Standard">16 - Hode corso</text:p>
      <text:p text:style-name="Standard">17 - G. de Baylia</text:p>
      <text:p text:style-name="Standard"><text:soft-page-break/>18 - P. Pouvrelli</text:p>
      <text:p text:style-name="Standard">19 - D. de Duclaro</text:p>
      <text:p text:style-name="Standard">20 - D. de Quadrellis</text:p>
      <text:p text:style-name="Standard">21 - P. de Foresta</text:p>
      <text:p text:style-name="Standard">22 - P. de Roniaco</text:p>
      <text:p text:style-name="Standard">23 - P. Barrerii</text:p>
      <text:p text:style-name="Standard">24 - Acnno xvv</text:p>
      <text:p text:style-name="Standard">25 - .</text:p>
      <text:p text:style-name="Standard">26 - i Natunt dominti Johannis de Aucessiis Francus serviens soluvit per manus domini Johannis Bestnn</text:p>
      <text:p text:style-name="Standard">27 - e pari facta dic</text:p>
      <text:p text:style-name="Standard">28 - Renaigii ultis presbite rem demus suo dportom claustri</text:p>
      <text:p text:style-name="Standard">29 - .</text:p>
      <text:p text:style-name="Standard">30 - anno xlvii die dominica u sisa cap</text:p>
      <text:p text:style-name="Standard">31 - .</text:p>
      <text:p text:style-name="Standard">32 - F. Decano</text:p>
      <text:p text:style-name="Standard">33 - Hodie fuio receptus poncius saqueti ad vicaria Sancti Germani in eteriis Paro et frat</text:p>
      <text:p text:style-name="Standard">34 - Vi. lautore</text:p>
      <text:p text:style-name="Standard">35 - Jur</text:p>
      <text:p text:style-name="Standard">36 - Succentore</text:p>
      <text:p text:style-name="Standard">37 - . Fuchel</text:p>
      <text:p text:style-name="Standard">38 - E Bohie</text:p>
      <text:p text:style-name="Standard">39 - G. de Curai</text:p>
      <text:p text:style-name="Standard">40 - P. de Foresta</text:p>
      <text:p text:style-name="Standard">41 - H. de Corso</text:p>
      <text:p text:style-name="Standard">42 - de Ducrlaco</text:p>
      <text:p text:style-name="Standard">=FRAN_0393_09265_L.jpg=</text:p>
      <text:p text:style-name="Standard">1 - 9</text:p>
      <text:p text:style-name="Standard">2 - Anno pe serto die veneris in vigilia festi splaie di apitulantibus</text:p>
      <text:p text:style-name="Standard">3 - Vi. Cantore</text:p>
      <text:p text:style-name="Standard">4 - J. Succentore</text:p>
      <text:p text:style-name="Standard">5 - P. penitenciario</text:p>
      <text:p text:style-name="Standard">6 - G. Hamelini</text:p>
      <text:p text:style-name="Standard">7 - G. de Turre</text:p>
      <text:p text:style-name="Standard">8 - E. Fucherii</text:p>
      <text:p text:style-name="Standard">9 - P. de Foresta</text:p>
      <text:p text:style-name="Standard"><text:soft-page-break/>10 - H. de Corso</text:p>
      <text:p text:style-name="Standard">11 - G. de Boyllia</text:p>
      <text:p text:style-name="Standard">12 - Jde Servenino</text:p>
      <text:p text:style-name="Standard">13 - De de Duclaro</text:p>
      <text:p text:style-name="Standard">14 - P. Pouvrelli</text:p>
      <text:p text:style-name="Standard">15 - P. de Roniaco</text:p>
      <text:p text:style-name="Standard">16 - G. Coquaratis</text:p>
      <text:p text:style-name="Standard">17 - Bohic</text:p>
      <text:p text:style-name="Standard">18 - Anno xlexto die lune post fistum epphaneie iciulantbus</text:p>
      <text:p text:style-name="Standard">19 - Insunuata fut in capitulo presentes pratis dominis Cantrr P. Ponnelli et G. de Lumbri</text:p>
      <text:p text:style-name="Standard">20 - Vi Cantore</text:p>
      <text:p text:style-name="Standard">21 - J. Succentore</text:p>
      <text:p text:style-name="Standard">22 - turc capitulant per curatum Sacte Crucis / gracia facto Johanni de Sancte Andemaro perpetues</text:p>
      <text:p text:style-name="Standard">23 - cn ecclesia Parrcei Sancti Michais Gandensis dontuncnsi daci de Llinificio ecclesisiei cum eu</text:p>
      <text:p text:style-name="Standard">24 - P. Penitenciario</text:p>
      <text:p text:style-name="Standard">25 - sive cura spectantes ad collatum seu presentatium episcopi decani et capituli Pars.e acilisim</text:p>
      <text:p text:style-name="Standard">26 - J. de Sinemuro</text:p>
      <text:p text:style-name="Standard">27 - Parte et hxbita fuit plectu et insumata presentibus dominis Johanne de Ocellis linisio</text:p>
      <text:p text:style-name="Standard">28 - G. de Turre</text:p>
      <text:p text:style-name="Standard">29 - eccesie Pari.i Johannis d Lundrs clecico Chara prrm testibiet digi metre xiii. lalens ecclesis</text:p>
      <text:p text:style-name="Standard">30 - E. Bohic</text:p>
      <text:p text:style-name="Standard">31 - elautis vi anns v</text:p>
      <text:p text:style-name="Standard">32 - H. de Corso</text:p>
      <text:p text:style-name="Standard">33 - G. de Vaylia</text:p>
      <text:p text:style-name="Standard">=FRAN_0393_09266_L.jpg=</text:p>
      <text:p text:style-name="Standard">1 - Anno xlvi die mncuris post festum Epihinie Domini captuitulni</text:p>
      <text:p text:style-name="Standard">2 - .</text:p>
      <text:p text:style-name="Standard">3 - Dyonisius de Toulon pauper clericus insinuavit graciam tu jura vel sive</text:p>
      <text:p text:style-name="Standard">4 - V. Cantore</text:p>
      <text:p text:style-name="Standard">5 - cura in hoc que capitulum habet conferit in iiitate et diocesis sescalol</text:p>
      <text:p text:style-name="Standard">6 - Juccentore</text:p>
      <text:p text:style-name="Standard">7 - Datum gracio V. kialendas julii anno p.</text:p>
      <text:p text:style-name="Standard">8 - P. Penitencio</text:p>
      <text:p text:style-name="Standard">9 - Jdesuncuno</text:p>
      <text:p text:style-name="Standard">10 - presentibus domini Guillelmo Bidandi etltro domino Johnnga Cus</text:p>
      <text:p text:style-name="Standard">11 - G. de Bamorio</text:p>
      <text:p text:style-name="Standard"><text:soft-page-break/>12 - et lup in rcta Dyonisi de Carco et YMalet</text:p>
      <text:p text:style-name="Standard">13 - H. de Corsy</text:p>
      <text:p text:style-name="Standard">14 - dit ces d lune post Dyonisi anno xl quint</text:p>
      <text:p text:style-name="Standard">15 - P. Ponailli</text:p>
      <text:p text:style-name="Standard">16 - P. de Voniaco</text:p>
      <text:p text:style-name="Standard">17 - Anno xlviia die veneris post festum epilanpie domi cpitulantibus</text:p>
      <text:p text:style-name="Standard">18 - J. decano</text:p>
      <text:p text:style-name="Standard">19 - dies contra baillivum de Joigaco est continuata usque ad diem Livre</text:p>
      <text:p text:style-name="Standard">20 - Vi cantore</text:p>
      <text:p text:style-name="Standard">21 - in crastino dommnte in passione / actum cum procuratore nostro et perriut Maurey</text:p>
      <text:p text:style-name="Standard">22 - J. Succontore</text:p>
      <text:p text:style-name="Standard">23 - procuratore rea</text:p>
      <text:p text:style-name="Standard">24 - P. Penitenciario</text:p>
      <text:p text:style-name="Standard">25 - P. Barreri</text:p>
      <text:p text:style-name="Standard">26 - H. de Corso</text:p>
      <text:p text:style-name="Standard">27 - G. de Baylia</text:p>
      <text:p text:style-name="Standard">28 - G. Fucheri</text:p>
      <text:p text:style-name="Standard">29 - P. de Roricoto</text:p>
      <text:p text:style-name="Standard">30 - J. de Sinenino</text:p>
      <text:p text:style-name="Standard">31 - P. Ponvilli</text:p>
      <text:p text:style-name="Standard">32 - Pd</text:p>
      <text:p text:style-name="Standard">33 - Jaclaio</text:p>
      <text:p text:style-name="Standard">34 - G. Hamelini</text:p>
      <text:p text:style-name="Standard">35 - G. de Lumbris</text:p>
      <text:p text:style-name="Standard">=FRAN_0393_09267_L.jpg=</text:p>
      <text:p text:style-name="Standard">1 - Anni xviia drielume in festo beat Mania depii</text:p>
      <text:p text:style-name="Standard">2 - .</text:p>
      <text:p text:style-name="Standard">3 - 1</text:p>
      <text:p text:style-name="Standard">4 - Vi. Cantore</text:p>
      <text:p text:style-name="Standard">5 - J. Succentore</text:p>
      <text:p text:style-name="Standard">6 - P. Penitruciario</text:p>
      <text:p text:style-name="Standard">7 - G. Hamelini</text:p>
      <text:p text:style-name="Standard">8 - G. de Turre</text:p>
      <text:p text:style-name="Standard">9 - E. Fucherii</text:p>
      <text:p text:style-name="Standard">10 - G. de Baylia</text:p>
      <text:p text:style-name="Standard">11 - H. de Corso</text:p>
      <text:p text:style-name="Standard"><text:soft-page-break/>12 - G. Bohis</text:p>
      <text:p text:style-name="Standard">13 - P. Barrero</text:p>
      <text:p text:style-name="Standard">14 - P. Pouvelli</text:p>
      <text:p text:style-name="Standard">15 - D. de Duclaro</text:p>
      <text:p text:style-name="Standard">16 - G. de Lumbris</text:p>
      <text:p text:style-name="Standard">17 - J de Sinemuro</text:p>
      <text:p text:style-name="Standard">18 - Annoles xvi die mentri post festunglum Maure presentibus et capitulantibus dominis in capitulo</text:p>
      <text:p text:style-name="Standard">19 - P. Cantore</text:p>
      <text:p text:style-name="Standard">20 - Johanne Succentor</text:p>
      <text:p text:style-name="Standard">21 - G. Cancellario</text:p>
      <text:p text:style-name="Standard">22 - P. Penitenciario</text:p>
      <text:p text:style-name="Standard">23 - G. Hamelini</text:p>
      <text:p text:style-name="Standard">24 - G. de Burre</text:p>
      <text:p text:style-name="Standard">25 - C. Fuchiii</text:p>
      <text:p text:style-name="Standard">26 - H. de Corso</text:p>
      <text:p text:style-name="Standard">27 - G. Bohie</text:p>
      <text:p text:style-name="Standard">28 - P. Pouvelli</text:p>
      <text:p text:style-name="Standard">29 - R. Barrer</text:p>
      <text:p text:style-name="Standard">30 - G. de Luvor</text:p>
      <text:p text:style-name="Standard">31 - P. de Duclaro</text:p>
      <text:p text:style-name="Standard">=FRAN_0393_09268_L.jpg=</text:p>
      <text:p text:style-name="Standard">1 - xxi i9</text:p>
      <text:p text:style-name="Standard">2 - Anno xvii die venerio ante festum beati Vincencpituatibus</text:p>
      <text:p text:style-name="Standard">3 - Vi cantore</text:p>
      <text:p text:style-name="Standard">4 - J. Succentore</text:p>
      <text:p text:style-name="Standard">5 - P. Penitenciario</text:p>
      <text:p text:style-name="Standard">6 - G. Hamelini</text:p>
      <text:p text:style-name="Standard">7 - J. de Sineniuto</text:p>
      <text:p text:style-name="Standard">8 - M. de Melloto</text:p>
      <text:p text:style-name="Standard">9 - Anno xlsexto die mercuri ante festum convrsionio santi Paruili apitulantibus</text:p>
      <text:p text:style-name="Standard">10 - in preenciamt</text:p>
      <text:p text:style-name="Standard">11 - eodem anno et die in domovit Yervonis exute xxiii die januari</text:p>
      <text:p text:style-name="Standard">12 - Vi cantore</text:p>
      <text:p text:style-name="Standard">13 - impotrans ad collacionem episcopi decani et capituli Bituricensi</text:p>
      <text:p text:style-name="Standard">14 - J. Succentore</text:p>
      <text:p text:style-name="Standard">15 - acceptavit parrochialis ecclesiam</text:p>
      <text:p text:style-name="Standard"><text:soft-page-break/>16 - Vercano</text:p>
      <text:p text:style-name="Standard">17 - e mocte</text:p>
      <text:p text:style-name="Standard">18 - P. Penitenciario</text:p>
      <text:p text:style-name="Standard">19 - Pltun rectouroiusd cum pr</text:p>
      <text:p text:style-name="Standard">20 - pestaus consutas presenties</text:p>
      <text:p text:style-name="Standard">21 - P. Barrtrii</text:p>
      <text:p text:style-name="Standard">22 - H. Angliti Y. Robera s Y. Maresi</text:p>
      <text:p text:style-name="Standard">23 - G. Hamelini</text:p>
      <text:p text:style-name="Standard">24 - P. Pouvrelli</text:p>
      <text:p text:style-name="Standard">25 - G. de Lumbris</text:p>
      <text:p text:style-name="Standard">26 - EFucherii</text:p>
      <text:p text:style-name="Standard">27 - J. de Sineminco</text:p>
      <text:p text:style-name="Standard">28 - G. Coqueteis</text:p>
      <text:p text:style-name="Standard">29 - in dono vomini ernisim essaci computda al</text:p>
      <text:p text:style-name="Standard">30 - G. de Duclare</text:p>
      <text:p text:style-name="Standard">=FRAN_0393_09269_L.jpg=</text:p>
      <text:p text:style-name="Standard">1 - vx</text:p>
      <text:p text:style-name="Standard">2 - Anno xlsexto die veneris post festum conversionis SanctiPetuili pritl cantus</text:p>
      <text:p text:style-name="Standard">3 - Johannes Made presens in capitulo recognovit quod non tercionavit vineas de arsilii</text:p>
      <text:p text:style-name="Standard">4 - Vi cantore</text:p>
      <text:p text:style-name="Standard">5 - J. Succentore</text:p>
      <text:p text:style-name="Standard">6 - per totum tempus quo fuit ibi</text:p>
      <text:p text:style-name="Standard">7 - R. Cancellario.</text:p>
      <text:p text:style-name="Standard">8 - P. penitenciario</text:p>
      <text:p text:style-name="Standard">9 - .</text:p>
      <text:p text:style-name="Standard">10 - G. de Turre</text:p>
      <text:p text:style-name="Standard">11 - M. de Melloto</text:p>
      <text:p text:style-name="Standard">12 - Decanatus de Moriaco concessus Guillelmo Baldoyni ad vicum et de botcs</text:p>
      <text:p text:style-name="Standard">13 - P. Barrerii</text:p>
      <text:p text:style-name="Standard">14 - cuilibit domino quatuor solidos pro vivo</text:p>
      <text:p text:style-name="Standard">15 - E. Fucherii</text:p>
      <text:p text:style-name="Standard">16 - P. de Roniaco</text:p>
      <text:p text:style-name="Standard">17 - H. de Corso</text:p>
      <text:p text:style-name="Standard">18 - G. Hamelini</text:p>
      <text:p text:style-name="Standard">19 - J. de Sinemiuto</text:p>
      <text:p text:style-name="Standard">20 - G. de Lumbris</text:p>
      <text:p text:style-name="Standard"><text:soft-page-break/>21 - P. Pouvielli</text:p>
      <text:p text:style-name="Standard">22 - G. Bohie</text:p>
      <text:p text:style-name="Standard">23 - D de Duclaro</text:p>
      <text:p text:style-name="Standard">24 - G. Coquatricis</text:p>
      <text:p text:style-name="Standard">25 - G. de Perellie</text:p>
      <text:p text:style-name="Standard">26 - D. de Guadrellio</text:p>
      <text:p text:style-name="Standard">27 - R. de Johana</text:p>
      <text:p text:style-name="Standard">28 - P. de Alareto</text:p>
      <text:p text:style-name="Standard">29 - J. de Baylio</text:p>
      <text:p text:style-name="Standard">30 - Anno xlsextio dieine post festum convisionis Sancti rep apituli capituli</text:p>
      <text:p text:style-name="Standard">31 - Pul</text:p>
      <text:p text:style-name="Standard">32 - *</text:p>
      <text:p text:style-name="Standard">33 - Hodie fuit orrdinatum per capitulum quod vendantur de $cast Foucaneto et</text:p>
      <text:p text:style-name="Standard">34 - Vi cantore</text:p>
      <text:p text:style-name="Standard">35 - Balneolio spectancia ad officium horaro die</text:p>
      <text:p text:style-name="Standard">36 - J. Succentore</text:p>
      <text:p text:style-name="Standard">37 - existens in curno</text:p>
      <text:p text:style-name="Standard">38 - R. Cancellario</text:p>
      <text:p text:style-name="Standard">39 - Ad penitenciario</text:p>
      <text:p text:style-name="Standard">40 - dominus Reginaldus de Vyana contulit hodie canonicatum et prebis</text:p>
      <text:p text:style-name="Standard">41 - ecclesie Sancti Stephani de Gressibus vacantes per obitum Bernardi coti an</text:p>
      <text:p text:style-name="Standard">42 - G. Hamolini</text:p>
      <text:p text:style-name="Standard">43 - moo De nigella alias loche clerico volvant diocesis ec pertestanis</text:p>
      <text:p text:style-name="Standard">44 - P. Barreri</text:p>
      <text:p text:style-name="Standard">45 - Item Reginialdus de Cymoraco resignavit capellaniam sua</text:p>
      <text:p text:style-name="Standard">46 - P. Pouvrelli</text:p>
      <text:p text:style-name="Standard">47 - ecclesia parisiensis ex causa permutatois</text:p>
      <text:p text:style-name="Standard">48 - E. Bohis</text:p>
      <text:p text:style-name="Standard">49 - quam admisit capitulum</text:p>
      <text:p text:style-name="Standard">50 - D. de Duclaro</text:p>
      <text:p text:style-name="Standard">51 - P. de Alveto</text:p>
      <text:p text:style-name="Standard">52 - V. de Quadrellis</text:p>
      <text:p text:style-name="Standard">53 - J. de Sineranro</text:p>
      <text:p text:style-name="Standard">54 - G. de Turre</text:p>
      <text:p text:style-name="Standard">55 - E. Fucheri</text:p>
      <text:p text:style-name="Standard">56 - P. de Roniaco</text:p>
      <text:p text:style-name="Standard"><text:soft-page-break/>57 - G. Coquatricis</text:p>
      <text:p text:style-name="Standard">58 - R. de Vyana</text:p>
      <text:p text:style-name="Standard">59 - Ca paio</text:p>
      <text:p text:style-name="Standard">=FRAN_0393_09270_L.jpg=</text:p>
      <text:p text:style-name="Standard">1 - 1</text:p>
      <text:p text:style-name="Standard">2 - Anno xlsexto die mercuris ante festum Purificaciis beate Marie caitbui</text:p>
      <text:p text:style-name="Standard">3 - R. Decano</text:p>
      <text:p text:style-name="Standard">4 - Hodie denunciavit procuratore domine de Vaugrigiense domino G. de Lumbris concanonici nostro</text:p>
      <text:p text:style-name="Standard">5 - vicantore</text:p>
      <text:p text:style-name="Standard">6 - quod ipse Garancizet dictam dominam super solucione festi termini festi Sancti Remigii</text:p>
      <text:p text:style-name="Standard">7 - J. Succentore</text:p>
      <text:p text:style-name="Standard">8 - alioquin protestatus fuit de dampnis et expensis predictus dominus G.</text:p>
      <text:p text:style-name="Standard">9 - pobiit</text:p>
      <text:p text:style-name="Standard">10 - Pr Barrer</text:p>
      <text:p text:style-name="Standard">11 - respondit quod audiebat illud quod dicebat idem procuratorio et quod caveret</text:p>
      <text:p text:style-name="Standard">12 - M. de Melloto</text:p>
      <text:p text:style-name="Standard">13 - sibi de Mescapiendo</text:p>
      <text:p text:style-name="Standard">14 - P. de Alveto</text:p>
      <text:p text:style-name="Standard">15 - G. de Pellis</text:p>
      <text:p text:style-name="Standard">16 - G. de Vaylia</text:p>
      <text:p text:style-name="Standard">17 - H. de Corso</text:p>
      <text:p text:style-name="Standard">18 - E. Facherii</text:p>
      <text:p text:style-name="Standard">19 - G. Homelini</text:p>
      <text:p text:style-name="Standard">20 - P. Ponvilli</text:p>
      <text:p text:style-name="Standard">21 - R. de Vyana</text:p>
      <text:p text:style-name="Standard">22 - P. de Roniaco</text:p>
      <text:p text:style-name="Standard">23 - G. de Lumbris</text:p>
      <text:p text:style-name="Standard">24 - D. de Duclare</text:p>
      <text:p text:style-name="Standard">25 - G. de Curre</text:p>
      <text:p text:style-name="Standard">26 - G.coquacricis</text:p>
      <text:p text:style-name="Standard">27 - E. Bohie</text:p>
      <text:p text:style-name="Standard">28 - Anno pr sexto die lunne post festum pPiificacionis beat Micapitulatibus</text:p>
      <text:p text:style-name="Standard">29 - .V. Cantore</text:p>
      <text:p text:style-name="Standard">30 - J. Succentore</text:p>
      <text:p text:style-name="Standard">31 - Magister Gilelio de Luilrus petuit Jnstumnue presero dicti Johande Norio ecr</text:p>
      <text:p text:style-name="Standard">32 - P. Penitenciario</text:p>
      <text:p text:style-name="Standard"><text:soft-page-break/>33 - G. Homeliu</text:p>
      <text:p text:style-name="Standard">34 - G. de Turre</text:p>
      <text:p text:style-name="Standard">35 - P. Barrerii</text:p>
      <text:p text:style-name="Standard">36 - P. Pouvrelli</text:p>
      <text:p text:style-name="Standard">37 - H. de Coyso</text:p>
      <text:p text:style-name="Standard">38 - J. de Vaylia</text:p>
      <text:p text:style-name="Standard">39 - coquatutis</text:p>
      <text:p text:style-name="Standard">=FRAN_0393_09271_L.jpg=</text:p>
      <text:p text:style-name="Standard">1 - 3</text:p>
      <text:p text:style-name="Standard">2 - Anno xl sexto die mer curis post festum promificacionis beate Marie vigini sapitulatlbis</text:p>
      <text:p text:style-name="Standard">3 - Vi cantore</text:p>
      <text:p text:style-name="Standard">4 - Magister P. de Sancto Pacido fuit receptus ad capitli P. et Puili prebones quam dnmebit</text:p>
      <text:p text:style-name="Standard">5 - J. Succentore</text:p>
      <text:p text:style-name="Standard">6 - Regnandis vseimoiaco qo campermuutas facti e ipo domino Serialde cum dicte mugni p.</text:p>
      <text:p text:style-name="Standard">7 - R. Cancellario</text:p>
      <text:p text:style-name="Standard">8 - P. penitenciario</text:p>
      <text:p text:style-name="Standard">9 - Parrocha eccam de fact Cermaco senescallis doone</text:p>
      <text:p text:style-name="Standard">10 - G. de Lumbris</text:p>
      <text:p text:style-name="Standard">11 - magister R. de Vyenna contulit cannics et prebendam Sancti Se de</text:p>
      <text:p text:style-name="Standard">12 - E. Bohic</text:p>
      <text:p text:style-name="Standard">13 - Gressibus Par. vacents per mende. R.</text:p>
      <text:p text:style-name="Standard">14 - et fuit reservat</text:p>
      <text:p text:style-name="Standard">15 - H. de Corso</text:p>
      <text:p text:style-name="Standard">16 - H. de Culeco jus confereti primum bennenficionis eagis</text:p>
      <text:p text:style-name="Standard">17 - G. de Vaylia</text:p>
      <text:p text:style-name="Standard">18 - G. Coquatricis</text:p>
      <text:p text:style-name="Standard">19 - G. de Curre</text:p>
      <text:p text:style-name="Standard">20 - E. Fucherii</text:p>
      <text:p text:style-name="Standard">21 - P. Pouricelli</text:p>
      <text:p text:style-name="Standard">22 - P. de Roriaco</text:p>
      <text:p text:style-name="Standard">23 - P. Barremi</text:p>
      <text:p text:style-name="Standard">24 - anno xlvi° die veneris proto pu capitulants</text:p>
      <text:p text:style-name="Standard">25 - M Santore</text:p>
      <text:p text:style-name="Standard">26 - J. Succentore</text:p>
      <text:p text:style-name="Standard">27 - P. Pnt</text:p>
      <text:p text:style-name="Standard">28 - G. de Lumbris</text:p>
      <text:p text:style-name="Standard"><text:soft-page-break/>29 - G. Hametini</text:p>
      <text:p text:style-name="Standard">30 - . de Sinenaro</text:p>
      <text:p text:style-name="Standard">31 - H. de Corso</text:p>
      <text:p text:style-name="Standard">32 - Eblone Fucherii</text:p>
      <text:p text:style-name="Standard">33 - G. Coquatracis</text:p>
      <text:p text:style-name="Standard">34 - G. Barier</text:p>
      <text:p text:style-name="Standard">35 - G. de Ballia</text:p>
      <text:p text:style-name="Standard">36 - P. Pourelli</text:p>
      <text:p text:style-name="Standard">37 - M. de Mellaco</text:p>
      <text:p text:style-name="Standard">38 - G. de Turre</text:p>
      <text:p text:style-name="Standard">39 - R. de Odlaris</text:p>
      <text:p text:style-name="Standard">=FRAN_0393_09272_L.jpg=</text:p>
      <text:p text:style-name="Standard">1 - 2</text:p>
      <text:p text:style-name="Standard">2 - q anno xlvi° die lune aute cueris capitulitie</text:p>
      <text:p text:style-name="Standard">3 - Vu. catore</text:p>
      <text:p text:style-name="Standard">4 - J. Succesis</text:p>
      <text:p text:style-name="Standard">5 - R. Cancellario</text:p>
      <text:p text:style-name="Standard">6 - Pr penitiniario</text:p>
      <text:p text:style-name="Standard">7 - H. de Lulento</text:p>
      <text:p text:style-name="Standard">8 - P. Pourelli</text:p>
      <text:p text:style-name="Standard">9 - G. de Lumbre</text:p>
      <text:p text:style-name="Standard">10 - Dyoni de Duclaro</text:p>
      <text:p text:style-name="Standard">11 - G. de Crerre</text:p>
      <text:p text:style-name="Standard">12 - H. de Cerso</text:p>
      <text:p text:style-name="Standard">13 - R. de Melin</text:p>
      <text:p text:style-name="Standard">14 - G. de Baysllia</text:p>
      <text:p text:style-name="Standard">15 - P. de Roraos</text:p>
      <text:p text:style-name="Standard">16 - P. Bavei</text:p>
      <text:p text:style-name="Standard">17 - G. Cequatricis</text:p>
      <text:p text:style-name="Standard">18 - Anno</text:p>
      <text:p text:style-name="Standard">19 - De veneris posti siais cjeis epantbus</text:p>
      <text:p text:style-name="Standard">20 - Cantore</text:p>
      <text:p text:style-name="Standard">21 - Succentore</text:p>
      <text:p text:style-name="Standard">22 - P. dictus Conete diecanus de Spedona funt recreditus à prisiene uli erat detentu per dominum</text:p>
      <text:p text:style-name="Standard">23 - Cancellario</text:p>
      <text:p text:style-name="Standard">24 - Peniteciario</text:p>
      <text:p text:style-name="Standard"><text:soft-page-break/>25 - Evenum vohie canonicui Parisiensis et furunt deputati commissari. E. Harrelia G.de curaP.</text:p>
      <text:p text:style-name="Standard">26 - P. Barier</text:p>
      <text:p text:style-name="Standard">27 - de Boniaco et.</text:p>
      <text:p text:style-name="Standard">28 - P. Pouvelli</text:p>
      <text:p text:style-name="Standard">29 - P. de Romaco</text:p>
      <text:p text:style-name="Standard">30 - G. Rohie</text:p>
      <text:p text:style-name="Standard">31 - G. de Lumbris</text:p>
      <text:p text:style-name="Standard">32 - G. Homeninu</text:p>
      <text:p text:style-name="Standard">33 - G. de Turie</text:p>
      <text:p text:style-name="Standard">34 - Et Fucli</text:p>
      <text:p text:style-name="Standard">35 - G. de Bailia</text:p>
      <text:p text:style-name="Standard">36 - J. de Criso</text:p>
      <text:p text:style-name="Standard">37 - de Vudlaro</text:p>
      <text:p text:style-name="Standard">38 - J. de Culente</text:p>
      <text:p text:style-name="Standard">39 - Coctrieis</text:p>
      <text:p text:style-name="Standard">40 - o</text:p>
      <text:p text:style-name="Standard">=FRAN_0393_09273_L.jpg=</text:p>
      <text:p text:style-name="Standard">1 - 20</text:p>
      <text:p text:style-name="Standard">2 - Anno Domini c Cxxxvvi die lunne post Brandones capicuitulanibus dominis</text:p>
      <text:p text:style-name="Standard">3 - D</text:p>
      <text:p text:style-name="Standard">4 - firmino decano</text:p>
      <text:p text:style-name="Standard">5 - Vicai Cantore</text:p>
      <text:p text:style-name="Standard">6 - Johanne Succentore</text:p>
      <text:p text:style-name="Standard">7 - Reberte Cancellarius</text:p>
      <text:p text:style-name="Standard">8 - P. Penitaiario</text:p>
      <text:p text:style-name="Standard">9 - P. Barrori</text:p>
      <text:p text:style-name="Standard">10 - P. Patervelli</text:p>
      <text:p text:style-name="Standard">11 - P. de Roriaco.</text:p>
      <text:p text:style-name="Standard">12 - G. dumoris</text:p>
      <text:p text:style-name="Standard">13 - G. Hauelini</text:p>
      <text:p text:style-name="Standard">14 - C. Conquaturis</text:p>
      <text:p text:style-name="Standard">15 - G. de Ducte</text:p>
      <text:p text:style-name="Standard">16 - de Sinemeino</text:p>
      <text:p text:style-name="Standard">17 - G. Bchie</text:p>
      <text:p text:style-name="Standard">18 - P. de Froeto</text:p>
      <text:p text:style-name="Standard">19 - .</text:p>
      <text:p text:style-name="Standard"><text:soft-page-break/>20 - Anno xl sexto die veneris post fesum Cathedre Sancti Petre catibus</text:p>
      <text:p text:style-name="Standard">21 - Vi cantore</text:p>
      <text:p text:style-name="Standard">22 - J. Succentore</text:p>
      <text:p text:style-name="Standard">23 - R. Cancellario</text:p>
      <text:p text:style-name="Standard">24 - P. Penitenciario</text:p>
      <text:p text:style-name="Standard">25 - 6</text:p>
      <text:p text:style-name="Standard">26 - P. Barrerii</text:p>
      <text:p text:style-name="Standard">27 - P. Poivilli</text:p>
      <text:p text:style-name="Standard">28 - *</text:p>
      <text:p text:style-name="Standard">29 - P. de Roniaco</text:p>
      <text:p text:style-name="Standard">30 - G. Cogatricis</text:p>
      <text:p text:style-name="Standard">31 - G. Hamelini</text:p>
      <text:p text:style-name="Standard">32 - G. de Curre</text:p>
      <text:p text:style-name="Standard">33 - H. de Corso</text:p>
      <text:p text:style-name="Standard">34 - G. de Boglia</text:p>
      <text:p text:style-name="Standard">35 - E. Bohic</text:p>
      <text:p text:style-name="Standard">36 - E. Fucherii</text:p>
      <text:p text:style-name="Standard">37 - Dde quadrellis</text:p>
      <text:p text:style-name="Standard">=FRAN_0393_09274_L.jpg=</text:p>
      <text:p text:style-name="Standard">1 - J</text:p>
      <text:p text:style-name="Standard">2 - c0</text:p>
      <text:p text:style-name="Standard">3 - Anno xlsexto die lune post remiister e puliaitus</text:p>
      <text:p text:style-name="Standard">4 - Vi. Cantore</text:p>
      <text:p text:style-name="Standard">5 - J. Succentore</text:p>
      <text:p text:style-name="Standard">6 - it</text:p>
      <text:p text:style-name="Standard">7 - R Cancellario</text:p>
      <text:p text:style-name="Standard">8 - P. de Alneto</text:p>
      <text:p text:style-name="Standard">9 - G. de Lumbris</text:p>
      <text:p text:style-name="Standard">10 - D. de Duclaro</text:p>
      <text:p text:style-name="Standard">11 - H. de Culento</text:p>
      <text:p text:style-name="Standard">12 - G. de Turre</text:p>
      <text:p text:style-name="Standard">13 - E. Bohie</text:p>
      <text:p text:style-name="Standard">14 - E. Fucheri</text:p>
      <text:p text:style-name="Standard">15 - G. Hamelini</text:p>
      <text:p text:style-name="Standard">16 - H. de Corso</text:p>
      <text:p text:style-name="Standard">17 - P. de Roniaco</text:p>
      <text:p text:style-name="Standard"><text:soft-page-break/>18 - G. de Baylia</text:p>
      <text:p text:style-name="Standard">19 - 3</text:p>
      <text:p text:style-name="Standard">20 - nno xlsexto die mercuris post remiscere capitli</text:p>
      <text:p text:style-name="Standard">21 - .</text:p>
      <text:p text:style-name="Standard">22 - . Cantore</text:p>
      <text:p text:style-name="Standard">23 - J. Succentore</text:p>
      <text:p text:style-name="Standard">24 - R. Cancellario</text:p>
      <text:p text:style-name="Standard">25 - E. Bohie</text:p>
      <text:p text:style-name="Standard">26 - Drles</text:p>
      <text:p text:style-name="Standard">27 - P. de Duclaro</text:p>
      <text:p text:style-name="Standard">28 - P. Barrerd</text:p>
      <text:p text:style-name="Standard">29 - D. Ponverelli</text:p>
      <text:p text:style-name="Standard">30 - Dedenduclaro</text:p>
      <text:p text:style-name="Standard">31 - H. de Corso</text:p>
      <text:p text:style-name="Standard">32 - G. de Baylia</text:p>
      <text:p text:style-name="Standard">33 - deSinemurt</text:p>
      <text:p text:style-name="Standard">=FRAN_0393_09275_L.jpg=</text:p>
      <text:p text:style-name="Standard">1 - A0l</text:p>
      <text:p text:style-name="Standard">2 - *</text:p>
      <text:p text:style-name="Standard">3 - Anno xlsexto die veneris pset reminisone capeirum</text:p>
      <text:p text:style-name="Standard">4 - vi catore</text:p>
      <text:p text:style-name="Standard">5 - J. Succentore</text:p>
      <text:p text:style-name="Standard">6 - R. Cancellario</text:p>
      <text:p text:style-name="Standard">7 - P. Peitanciar</text:p>
      <text:p text:style-name="Standard">8 - Dyonsio de Ducclaro</text:p>
      <text:p text:style-name="Standard">9 - H. de Ciclato</text:p>
      <text:p text:style-name="Standard">10 - G. de Lubris</text:p>
      <text:p text:style-name="Standard">11 - G. Hamelini</text:p>
      <text:p text:style-name="Standard">12 - G. de Turre</text:p>
      <text:p text:style-name="Standard">13 - E. Fucherii</text:p>
      <text:p text:style-name="Standard">14 - E. Behic</text:p>
      <text:p text:style-name="Standard">15 - G. de Ballya</text:p>
      <text:p text:style-name="Standard">16 - H. de Corso</text:p>
      <text:p text:style-name="Standard">17 - P. de Roniaco</text:p>
      <text:p text:style-name="Standard">18 - P. de Alneto</text:p>
      <text:p text:style-name="Standard">19 - P. Barieri</text:p>
      <text:p text:style-name="Standard"><text:soft-page-break/>20 - Anno xlsexte oie lune post octuli mie capitulantibus dominis</text:p>
      <text:p text:style-name="Standard">21 - Vi. Cantore</text:p>
      <text:p text:style-name="Standard">22 - J. Succentore</text:p>
      <text:p text:style-name="Standard">23 - G. Cancellario</text:p>
      <text:p text:style-name="Standard">24 - D. Proqurthut</text:p>
      <text:p text:style-name="Standard">25 - D. de Duclaro</text:p>
      <text:p text:style-name="Standard">26 - P. de Roniaco</text:p>
      <text:p text:style-name="Standard">27 - E. Fucherii</text:p>
      <text:p text:style-name="Standard">28 - E. Bohie</text:p>
      <text:p text:style-name="Standard">29 - G. de Lumbris</text:p>
      <text:p text:style-name="Standard">30 - M. de Melloto</text:p>
      <text:p text:style-name="Standard">31 - G. de Baylia</text:p>
      <text:p text:style-name="Standard">32 - H. de Corso</text:p>
      <text:p text:style-name="Standard">33 - J. de Sincimuro</text:p>
      <text:p text:style-name="Standard">34 - G. Hamelini</text:p>
      <text:p text:style-name="Standard">35 - G. coquatatis</text:p>
      <text:p text:style-name="Standard">=FRAN_0393_09276_L.jpg=</text:p>
      <text:p text:style-name="Standard">1 - 20</text:p>
      <text:p text:style-name="Standard">2 - sz</text:p>
      <text:p text:style-name="Standard">3 - Anno resexio die mercurii post ocalime capitulantibus</text:p>
      <text:p text:style-name="Standard">4 - Vi. cantore</text:p>
      <text:p text:style-name="Standard">5 - J. Succentore</text:p>
      <text:p text:style-name="Standard">6 - R. Cancellario</text:p>
      <text:p text:style-name="Standard">7 - P. Penitenciario</text:p>
      <text:p text:style-name="Standard">8 - Jde sinemineo</text:p>
      <text:p text:style-name="Standard">9 - G. Hamelini</text:p>
      <text:p text:style-name="Standard">10 - G. de Lumbris</text:p>
      <text:p text:style-name="Standard">11 - P. Barreri</text:p>
      <text:p text:style-name="Standard">12 - E. Bohie</text:p>
      <text:p text:style-name="Standard">13 - G. de Curre</text:p>
      <text:p text:style-name="Standard">14 - E. Fucherii</text:p>
      <text:p text:style-name="Standard">15 - H. de Corso</text:p>
      <text:p text:style-name="Standard">16 - G. de Baylia</text:p>
      <text:p text:style-name="Standard">17 - P. Pouvrelli</text:p>
      <text:p text:style-name="Standard">18 - P. de Roniaco</text:p>
      <text:p text:style-name="Standard">19 - Anno xlsexto die venio post stulime capitlui</text:p>
      <text:p text:style-name="Standard"><text:soft-page-break/>20 - anno predicto die jovis post cculi mei exstente viii die mensis marci</text:p>
      <text:p text:style-name="Standard">21 - J. Succentore</text:p>
      <text:p text:style-name="Standard">22 - in ecclesia Par. perpetunas</text:p>
      <text:p text:style-name="Standard">23 - R. Cancellario</text:p>
      <text:p text:style-name="Standard">24 - asseruit et juravit</text:p>
      <text:p text:style-name="Standard">25 - P. Bacrerii</text:p>
      <text:p text:style-name="Standard">26 - presentibus religiosis viro facte adam y de carinis et Y. mais</text:p>
      <text:p text:style-name="Standard">27 - R. de Molinis</text:p>
      <text:p text:style-name="Standard">28 - G. de Curre</text:p>
      <text:p text:style-name="Standard">29 - G. Homelini</text:p>
      <text:p text:style-name="Standard">30 - Gtoe Lumbris</text:p>
      <text:p text:style-name="Standard">31 - J. de Sinemnto</text:p>
      <text:p text:style-name="Standard">32 - G. Bohic</text:p>
      <text:p text:style-name="Standard">33 - E Fucherii</text:p>
      <text:p text:style-name="Standard">34 - Gicoquaturas</text:p>
      <text:p text:style-name="Standard">=FRAN_0393_09277_L.jpg=</text:p>
      <text:p text:style-name="Standard">1 - l</text:p>
      <text:p text:style-name="Standard">2 - Anno xlsexto die lune post letate iiri apitulantibus</text:p>
      <text:p text:style-name="Standard">3 - J. Succentore</text:p>
      <text:p text:style-name="Standard">4 - G. Cancellario</text:p>
      <text:p text:style-name="Standard">5 - P. penittuciario</text:p>
      <text:p text:style-name="Standard">6 - D. de Quadrellis</text:p>
      <text:p text:style-name="Standard">7 - G. Hamelini</text:p>
      <text:p text:style-name="Standard">8 - G. de Lumbris</text:p>
      <text:p text:style-name="Standard">9 - 14.</text:p>
      <text:p text:style-name="Standard">10 - G. de Turre</text:p>
      <text:p text:style-name="Standard">11 - .</text:p>
      <text:p text:style-name="Standard">12 - E. Fuchori</text:p>
      <text:p text:style-name="Standard">13 - G. Bohic</text:p>
      <text:p text:style-name="Standard">14 - Hi. de Couso</text:p>
      <text:p text:style-name="Standard">15 - G. de Vaylia</text:p>
      <text:p text:style-name="Standard">16 - Jde Sinemuro</text:p>
      <text:p text:style-name="Standard">17 - P. Barrerii</text:p>
      <text:p text:style-name="Standard">18 - a</text:p>
      <text:p text:style-name="Standard">19 - Anno p sexto die venerie post letre i cptulantibus</text:p>
      <text:p text:style-name="Standard">20 - Vi. Cantore</text:p>
      <text:p text:style-name="Standard"><text:soft-page-break/>21 - J. Succentore</text:p>
      <text:p text:style-name="Standard">22 - R. Cancellario</text:p>
      <text:p text:style-name="Standard">23 - P. penitenciario</text:p>
      <text:p text:style-name="Standard">24 - G. de Lumbris</text:p>
      <text:p text:style-name="Standard">25 - G. Bohic</text:p>
      <text:p text:style-name="Standard">26 - P. Barrori</text:p>
      <text:p text:style-name="Standard">27 - E. Fucherii</text:p>
      <text:p text:style-name="Standard">28 - G. de Baylia</text:p>
      <text:p text:style-name="Standard">29 - G. equatricis</text:p>
      <text:p text:style-name="Standard">30 - G. CHamolini</text:p>
      <text:p text:style-name="Standard">31 - G. de Turre</text:p>
      <text:p text:style-name="Standard">32 - Pe Boraco</text:p>
      <text:p text:style-name="Standard">33 - H. de Couso</text:p>
      <text:p text:style-name="Standard">34 - P. de Foresta</text:p>
      <text:p text:style-name="Standard">35 - R. de Molins</text:p>
      <text:p text:style-name="Standard">=FRAN_0393_09278_L.jpg=</text:p>
      <text:p text:style-name="Standard">1 - CeCe l.</text:p>
      <text:p text:style-name="Standard">2 - Anno domini mcccelvi die sabbati post letare Jheruailleum coram domino Grumerio de placencia cuverario clericu sedentis</text:p>
      <text:p text:style-name="Standard">3 - pro cubinali ad barram presente Yvone nooe Comporoni in judicio Johanne Bdon capellanio in ecclesia Sancti Mede</text:p>
      <text:p text:style-name="Standard">4 - no Parisinsis dominis Decano et capitulo inmedianum subjectois tictoris dominorum decani et capituli justiciabilitr et subdit</text:p>
      <text:p text:style-name="Standard">5 - de tento in prisione condem super to quod imponebatur sibi quod ipse vulveraverat in capte in parte sinistita</text:p>
      <text:p text:style-name="Standard">6 - unartum de Sancto Fracrio providus vir magister Potrus de Aurelies Dirrugitus / qui iverant de mandato</text:p>
      <text:p text:style-name="Standard">7 - dominoum ad visitandum lesum reculit ut quod quemid ert dictum lepum de Quodm vulvere existente supra</text:p>
      <text:p text:style-name="Standard">8 - caput a parte siniscia / et removit nobis pericutum mortis et mutilacionis racione vulnus predico</text:p>
      <text:p text:style-name="Standard">9 - presenties ad hoc francisco Bonidon et veneablis uno magistro Aymici de Brigolio canonicius Sancti Gormani</text:p>
      <text:p text:style-name="Standard">10 - autsisoinu pariesis et tomno dyonisis regis Nicolao do Sancto Juliano Roberito nacion et Johanne de Cressi</text:p>
      <text:p text:style-name="Standard">11 - Anno xvii die luie post indica i capitulatlbus</text:p>
      <text:p text:style-name="Standard">12 - Vi. cantore</text:p>
      <text:p text:style-name="Standard">13 - Girardus Monachi de Villa Judea confitet soceum preb de civillis in x s. d.</text:p>
      <text:p text:style-name="Standard">14 - J. Succentore</text:p>
      <text:p text:style-name="Standard"><text:soft-page-break/>15 - infra noces</text:p>
      <text:p text:style-name="Standard">16 - R. Cancellario</text:p>
      <text:p text:style-name="Standard">17 - P. penitenciario</text:p>
      <text:p text:style-name="Standard">18 - Item ater egidium de Monte Rubeo ad lune in statu</text:p>
      <text:p text:style-name="Standard">19 - G. de Lumbris</text:p>
      <text:p text:style-name="Standard">20 - de diryen quinz e jourz à oir droit sommé devant en la cause damend</text:p>
      <text:p text:style-name="Standard">21 - H. de Corso</text:p>
      <text:p text:style-name="Standard">22 - nostre outre raoul le Brecen contie Jehan de lougeville</text:p>
      <text:p text:style-name="Standard">23 - G. de Vaylia</text:p>
      <text:p text:style-name="Standard">24 - E. Vohis</text:p>
      <text:p text:style-name="Standard">25 - G. Hamelini</text:p>
      <text:p text:style-name="Standard">26 - P. Barreti</text:p>
      <text:p text:style-name="Standard">27 - Gi coqacricis</text:p>
      <text:p text:style-name="Standard">28 - Jde Sinemuo</text:p>
      <text:p text:style-name="Standard">29 - G. de Pillis</text:p>
      <text:p text:style-name="Standard">30 - H. de Culenco</text:p>
      <text:p text:style-name="Standard">31 - G. de Tune</text:p>
      <text:p text:style-name="Standard">32 - P. de Roniaco</text:p>
      <text:p text:style-name="Standard">33 - G. de Alneto</text:p>
      <text:p text:style-name="Standard">34 - M. de Melloco</text:p>
      <text:p text:style-name="Standard">=FRAN_0393_09279_L.jpg=</text:p>
      <text:p text:style-name="Standard">1 - 1</text:p>
      <text:p text:style-name="Standard">2 - Anno xlvi°o die marii diciti Rancopaliniarum capituli</text:p>
      <text:p text:style-name="Standard">3 - . Succentore</text:p>
      <text:p text:style-name="Standard">4 - P. Peniteniciario</text:p>
      <text:p text:style-name="Standard">5 - G. de Curre</text:p>
      <text:p text:style-name="Standard">6 - J. de Culento</text:p>
      <text:p text:style-name="Standard">7 - R. de Molinis</text:p>
      <text:p text:style-name="Standard">8 - H. de Cerson</text:p>
      <text:p text:style-name="Standard">9 - P. de Ballya</text:p>
      <text:p text:style-name="Standard">10 - E. Fucherii</text:p>
      <text:p text:style-name="Standard">11 - G. Coear</text:p>
      <text:p text:style-name="Standard">12 - D. de Duclaro</text:p>
      <text:p text:style-name="Standard">13 - G. de Gi.</text:p>
      <text:p text:style-name="Standard">14 - E. Bolie</text:p>
      <text:p text:style-name="Standard">15 - Anne xvii. die veneris in annos p alinarum capitulantibus</text:p>
      <text:p text:style-name="Standard"><text:soft-page-break/>16 - P. Cantore.</text:p>
      <text:p text:style-name="Standard">17 - Johannes de Siliaco capollam quam habet in ecclesia Pariensim ad altar</text:p>
      <text:p text:style-name="Standard">18 - J. Succentore</text:p>
      <text:p text:style-name="Standard">19 - biati Johannis Baptiste resignavit ex causa permuttaxpis faciende / cum domino</text:p>
      <text:p text:style-name="Standard">20 - G. Cancellario</text:p>
      <text:p text:style-name="Standard">21 - G. Penitenciar</text:p>
      <text:p text:style-name="Standard">22 - Richardo de Magno sertu ad capellaniam Sancti Becresii in ecclesia Sancti</text:p>
      <text:p text:style-name="Standard">23 - quintau in viromandia nomoneni diocesis furis admissiis et jujavt</text:p>
      <text:p text:style-name="Standard">24 - G. de Curtilis</text:p>
      <text:p text:style-name="Standard">25 - G. de Tuere</text:p>
      <text:p text:style-name="Standard">26 - Stepohanus Mastri se suppofuit inquestefaciende per $e cuvl</text:p>
      <text:p text:style-name="Standard">27 - G. Coqutantio</text:p>
      <text:p text:style-name="Standard">28 - G. Hamelini</text:p>
      <text:p text:style-name="Standard">29 - P. Barcel</text:p>
      <text:p text:style-name="Standard">30 - t remissio fuit facta Gaufrido de Cropet de xx l. par pro anno peisentis</text:p>
      <text:p text:style-name="Standard">31 - P. Ponvelli</text:p>
      <text:p text:style-name="Standard">32 - in firma sua propter dampium quod habuic com guerrus congelaioem vivetou et dit</text:p>
      <text:p text:style-name="Standard">33 - P. de Foresta</text:p>
      <text:p text:style-name="Standard">34 - Dare vonam securitatemus infrm xv dies de solvend fiam quod tempore fucius</text:p>
      <text:p text:style-name="Standard">35 - J. de Sincmmuro</text:p>
      <text:p text:style-name="Standard">36 - de Bostangs presetis unii.</text:p>
      <text:p text:style-name="Standard">37 - G. de Pellis</text:p>
      <text:p text:style-name="Standard">38 - D. de Durlaro</text:p>
      <text:p text:style-name="Standard">39 - G. de Baylia</text:p>
      <text:p text:style-name="Standard">40 - H. de Conso</text:p>
      <text:p text:style-name="Standard">=FRAN_0393_09280_L.jpg=</text:p>
      <text:p text:style-name="Standard">1 - Anno xlsexto die mercuri ante Sanctum pasti aptulatibus</text:p>
      <text:p text:style-name="Standard">2 - Vi cantore</text:p>
      <text:p text:style-name="Standard">3 - Hodie presentavit baillas Guydo de Molendino calui ur de gracia sibi facta super epicopum</text:p>
      <text:p text:style-name="Standard">4 - decanum et capitulum de beneficio ecclesiastico cum cura vel sive cura eciam si in ecclesia tacherc</text:p>
      <text:p text:style-name="Standard">5 - J. Succentore</text:p>
      <text:p text:style-name="Standard">6 - a doina hauut pro publicats</text:p>
      <text:p text:style-name="Standard">7 - R. Cancellario</text:p>
      <text:p text:style-name="Standard">8 - G. de Pellis</text:p>
      <text:p text:style-name="Standard">9 - Datum gracie xii kilendas maii anno quarto</text:p>
      <text:p text:style-name="Standard">10 - P. Barreri</text:p>
      <text:p text:style-name="Standard"><text:soft-page-break/>11 - M. de Melloto</text:p>
      <text:p text:style-name="Standard">12 - eodem anno dum jJonis ante Sanctu Pascha nobilis venearilis et discretus viri dominus</text:p>
      <text:p text:style-name="Standard">13 - J. de Sinemiuo</text:p>
      <text:p text:style-name="Standard">14 - Guillelmus de Pellis canonicus Parisiensis recogneuvit se tenri magistro Mauricio de</text:p>
      <text:p text:style-name="Standard">15 - E. Bohie</text:p>
      <text:p text:style-name="Standard">16 - Barda priori prioratus de Auzisina LeMovicensis diocesis in octo floreiis</text:p>
      <text:p text:style-name="Standard">17 - G. Hamelini</text:p>
      <text:p text:style-name="Standard">18 - de florenciaio cators crrecionis utillari inter ipsum ex una et dictum mauri</text:p>
      <text:p text:style-name="Standard">19 - D. de Quadrellis</text:p>
      <text:p text:style-name="Standard">20 - cii ex alia de ipso priorata ad canonica et prebenta Sancti Germani antissis Par.</text:p>
      <text:p text:style-name="Standard">21 - P. Pouvrelli</text:p>
      <text:p text:style-name="Standard">22 - a</text:p>
      <text:p text:style-name="Standard">23 - G. de Lumbris</text:p>
      <text:p text:style-name="Standard">24 - libris et duobus solidis racione viagii sui reddendum ad dicta e</text:p>
      <text:p text:style-name="Standard">25 - infra guasimodo oblicaionem omnia bona et renunciones et voluit quod fiant littre</text:p>
      <text:p text:style-name="Standard">26 - E. Fucherii</text:p>
      <text:p text:style-name="Standard">27 - in meliori forma</text:p>
      <text:p text:style-name="Standard">28 - Anno xl septimo die veneris post Sanctum Pasc hapitulantibus</text:p>
      <text:p text:style-name="Standard">29 - Vi. Cantore</text:p>
      <text:p text:style-name="Standard">30 - Hodie dominus Johannes de Sarnayo canonicus ecclesieSanti Stephani de Gressibus Par. resignavit</text:p>
      <text:p text:style-name="Standard">31 - J. Succentore</text:p>
      <text:p text:style-name="Standard">32 - dictos canonicatm et prebendam et non alias ex causa prmutacionis faciende cum venaribis et discreco ac nobbi</text:p>
      <text:p text:style-name="Standard">33 - viro Hugone Cholea canonico mannensis ad dictos canonicta et prebendam et fuit Petrus Gonessi</text:p>
      <text:p text:style-name="Standard">34 - D. de Quadrellis</text:p>
      <text:p text:style-name="Standard">35 - P. Pouvrelli</text:p>
      <text:p text:style-name="Standard">36 - procuratore ipsius Hugo rci juris etc.</text:p>
      <text:p text:style-name="Standard">=FRAN_0393_09281_L.jpg=</text:p>
      <text:p text:style-name="Standard">1 - 11</text:p>
      <text:p text:style-name="Standard">2 - Anno xlvii. die mecuii post quasimodo.</text:p>
      <text:p text:style-name="Standard">3 - V. Cantore.</text:p>
      <text:p text:style-name="Standard">4 - J. Succentore et Cancellario</text:p>
      <text:p text:style-name="Standard">5 - P. Penitenciario</text:p>
      <text:p text:style-name="Standard">6 - G. Fouchii.</text:p>
      <text:p text:style-name="Standard">7 - P. Barrere.</text:p>
      <text:p text:style-name="Standard"><text:soft-page-break/>8 - G. Roquatricis.</text:p>
      <text:p text:style-name="Standard">9 - P. de Alveto</text:p>
      <text:p text:style-name="Standard">10 - P. $pente$</text:p>
      <text:p text:style-name="Standard">11 - Sy. de Duclaro</text:p>
      <text:p text:style-name="Standard">12 - R. de Chenac</text:p>
      <text:p text:style-name="Standard">13 - H. de Corso</text:p>
      <text:p text:style-name="Standard">14 - G. de Lumbri.</text:p>
      <text:p text:style-name="Standard">15 - J. de Sinenino</text:p>
      <text:p text:style-name="Standard">16 - G. de Baillivia</text:p>
      <text:p text:style-name="Standard">17 - G. de Marcello</text:p>
      <text:p text:style-name="Standard">18 - P. Pouvelli</text:p>
      <text:p text:style-name="Standard">19 - H. de Cullenco</text:p>
      <text:p text:style-name="Standard">20 - G. de Praellis</text:p>
      <text:p text:style-name="Standard">21 - P. de Rodomo</text:p>
      <text:p text:style-name="Standard">22 - Anno x vii die veneris post quasinmo captulatibus</text:p>
      <text:p text:style-name="Standard">23 - Vi. Cantore</text:p>
      <text:p text:style-name="Standard">24 - Petrus de Silvaneto et Brhahaii ede veyessiaco comperunserunt in ide bosco canonicum t scepitus</text:p>
      <text:p text:style-name="Standard">25 - et Guillelmum Crestiens super debato ad pena et sid et durabit usque ad xv dies</text:p>
      <text:p text:style-name="Standard">26 - J. Succentore</text:p>
      <text:p text:style-name="Standard">27 - R. Cancellario</text:p>
      <text:p text:style-name="Standard">28 - se d'uy egquinze jourz a oïr droit comme devant en la cause d'amcdament</text:p>
      <text:p text:style-name="Standard">29 - P. penitenciario</text:p>
      <text:p text:style-name="Standard">30 - entre racul le veecon contre Jehane de Lougeville presene les dites parties</text:p>
      <text:p text:style-name="Standard">31 - P. Pouvelli</text:p>
      <text:p text:style-name="Standard">32 - Item droetus Le Trovier de Andresireur Ronnunciavct aploloinum per procuratore suum utr postt</text:p>
      <text:p text:style-name="Standard">33 - G. de Mantello</text:p>
      <text:p text:style-name="Standard">34 - de preposito dicti loci et juravit quod non erat incencionis sue prosequi illam ap</text:p>
      <text:p text:style-name="Standard">35 - Dy. de Cadcellis</text:p>
      <text:p text:style-name="Standard">36 - in aliquo et voluit quod sentencia prout fuit lata habeat effoctum</text:p>
      <text:p text:style-name="Standard">37 - G. de Gurre</text:p>
      <text:p text:style-name="Standard">38 - Dy. de Claro</text:p>
      <text:p text:style-name="Standard">39 - H. de Corso</text:p>
      <text:p text:style-name="Standard">40 - G. de Bailivia</text:p>
      <text:p text:style-name="Standard">41 - D. de Sineniuro</text:p>
      <text:p text:style-name="Standard">42 - P. Varreri</text:p>
      <text:p text:style-name="Standard">43 - P. de Foresta</text:p>
      <text:p text:style-name="Standard"><text:soft-page-break/>44 - G. de Curclis</text:p>
      <text:p text:style-name="Standard">45 - tne Moluno</text:p>
      <text:p text:style-name="Standard">=FRAN_0393_09282_L.jpg=</text:p>
      <text:p text:style-name="Standard">1 - xiiiii</text:p>
      <text:p text:style-name="Standard">2 - 21</text:p>
      <text:p text:style-name="Standard">3 - Anno xlseptimo die lune post mseritonri ia docniulantbus</text:p>
      <text:p text:style-name="Standard">4 - Vi Cantore</text:p>
      <text:p text:style-name="Standard">5 - J. Succentore</text:p>
      <text:p text:style-name="Standard">6 - R. Cancellario</text:p>
      <text:p text:style-name="Standard">7 - P. penitenciario</text:p>
      <text:p text:style-name="Standard">8 - G. Hamelini</text:p>
      <text:p text:style-name="Standard">9 - G. de Pellis</text:p>
      <text:p text:style-name="Standard">10 - G. de Lumbris</text:p>
      <text:p text:style-name="Standard">11 - H. de Corso</text:p>
      <text:p text:style-name="Standard">12 - G. de Bailivia</text:p>
      <text:p text:style-name="Standard">13 - D. de Duclaro</text:p>
      <text:p text:style-name="Standard">14 - H. de Culento</text:p>
      <text:p text:style-name="Standard">15 - E. Bohie</text:p>
      <text:p text:style-name="Standard">16 - E Fucherii</text:p>
      <text:p text:style-name="Standard">17 - J. de Sinemuro</text:p>
      <text:p text:style-name="Standard">18 - G. de Curre</text:p>
      <text:p text:style-name="Standard">19 - R. de Chanaco</text:p>
      <text:p text:style-name="Standard">20 - R. de Molinis</text:p>
      <text:p text:style-name="Standard">21 - P. Pouvrelli</text:p>
      <text:p text:style-name="Standard">22 - P. Barrerii</text:p>
      <text:p text:style-name="Standard">23 - P. de Alveto</text:p>
      <text:p text:style-name="Standard">24 - G. de Curtilis</text:p>
      <text:p text:style-name="Standard">25 - Anno domini mccxxviii Die mecirinis post qua domini cptantibus</text:p>
      <text:p text:style-name="Standard">26 - N. Cantore nocir Brnardus de Alverniar condepuato ad redditus magistro D. di Duclaro pl</text:p>
      <text:p text:style-name="Standard">27 - Succentore</text:p>
      <text:p text:style-name="Standard">28 - s parinsis quos sibi tradidit in deposito Petrus Flauungi prout idem</text:p>
      <text:p text:style-name="Standard">29 - petius cuon fitetuus esse de bonis dicti di et matidavit dicto quod eos pluet</text:p>
      <text:p text:style-name="Standard">30 - R. Cancellario</text:p>
      <text:p text:style-name="Standard">31 - eos Caya</text:p>
      <text:p text:style-name="Standard">32 - P. Penitenciario</text:p>
      <text:p text:style-name="Standard">33 - H. de Culento.</text:p>
      <text:p text:style-name="Standard"><text:soft-page-break/>34 - G. de Lumbris</text:p>
      <text:p text:style-name="Standard">35 - G. Coquntacis</text:p>
      <text:p text:style-name="Standard">36 - G. Hamelini</text:p>
      <text:p text:style-name="Standard">37 - J. de Sinenio.</text:p>
      <text:p text:style-name="Standard">38 - P. Pouvelli</text:p>
      <text:p text:style-name="Standard">39 - P. Bearter</text:p>
      <text:p text:style-name="Standard">40 - P. de Dular</text:p>
      <text:p text:style-name="Standard">41 - R. de Molinis</text:p>
      <text:p text:style-name="Standard">=FRAN_0393_09283_L.jpg=</text:p>
      <text:p text:style-name="Standard">1 - 134</text:p>
      <text:p text:style-name="Standard">2 - Anno xvii. Die veneris post huia domini capitulantibs</text:p>
      <text:p text:style-name="Standard">3 - Ji. Cantore</text:p>
      <text:p text:style-name="Standard">4 - Anno predicto die sabbati post miadomini Egoy. not capituli parisiensis commissis dicti capituli installani</text:p>
      <text:p text:style-name="Standard">5 - Johanne dentre in ecclesia ancti Stiphai de Gressibus Pari ad canonica et prebenda dicte ecclesie qui sibi pro</text:p>
      <text:p text:style-name="Standard">6 - De. Succentore</text:p>
      <text:p text:style-name="Standard">7 - verant ex causa permutacionis facte inter ipsum de canonicaum et prebenda in abbacia Sancte Crivitatis de</text:p>
      <text:p text:style-name="Standard">8 - B. Cancellario</text:p>
      <text:p text:style-name="Standard">9 - cadomo baiotis diocesis quos ipse splebat obtinere i et nobilem virum Hugonem Tholeti</text:p>
      <text:p text:style-name="Standard">10 - ad dictos canonicatum et prebendm et mabundum eidem ruderi de proventibus et juribus universis ipso</text:p>
      <text:p text:style-name="Standard">11 - P. Pounelli</text:p>
      <text:p text:style-name="Standard">12 - canonicatu et prebendae presentibus nobili viro domino Johanne de Monte conteti miniate Philip onto de Arouno</text:p>
      <text:p text:style-name="Standard">13 - P. de Duelaro</text:p>
      <text:p text:style-name="Standard">14 - capfisat Johanne Carnificis presbytero in dicta ecclesia Sancti Stephani beneficiatum et . mari testibus etc. qui</text:p>
      <text:p text:style-name="Standard">15 - pro de installacoe hujusmod peciit sibi frater publium instrumentum per oluerium decurines ibidem traud pu</text:p>
      <text:p text:style-name="Standard">16 - D. de Avadiellis</text:p>
      <text:p text:style-name="Standard">17 - quod sibi fuit concessum</text:p>
      <text:p text:style-name="Standard">18 - P. de Avento</text:p>
      <text:p text:style-name="Standard">19 - M. de Melloto.</text:p>
      <text:p text:style-name="Standard">20 - P. Barieri</text:p>
      <text:p text:style-name="Standard">21 - G. de Baillia</text:p>
      <text:p text:style-name="Standard">22 - J. de Sinemuro</text:p>
      <text:p text:style-name="Standard"><text:soft-page-break/>23 - T. de Lumibus</text:p>
      <text:p text:style-name="Standard">24 - Anno xlseptimo die lune post jubili capitulantibus</text:p>
      <text:p text:style-name="Standard">25 - Hodie domini cpistolantes ansignavunt magistro G. de Lumbis tuum</text:p>
      <text:p text:style-name="Standard">26 - Vi cantore</text:p>
      <text:p text:style-name="Standard">27 - JSuccentore</text:p>
      <text:p text:style-name="Standard">28 - preuprit videlicet infra instre festum facte Trut domini estub ad perpeteda</text:p>
      <text:p text:style-name="Standard">29 - Ncellaro</text:p>
      <text:p text:style-name="Standard">30 - P. Ponurelli</text:p>
      <text:p text:style-name="Standard">31 - quicquid efficoy proponere vellet qua non fient execucion in ipsum de quacuer medi</text:p>
      <text:p text:style-name="Standard">32 - R. de Molinis</text:p>
      <text:p text:style-name="Standard">33 - vebidi et dants librarum in quilus assuneeit capitulum ipsaum cum de rempoto sua de</text:p>
      <text:p text:style-name="Standard">34 - H. de Culento</text:p>
      <text:p text:style-name="Standard">35 - G. de Lumbris</text:p>
      <text:p text:style-name="Standard">36 - anno quo fuet euiiatus clericas Et quod surtim agat centium furmum et</text:p>
      <text:p text:style-name="Standard">37 - D. de Duclaro</text:p>
      <text:p text:style-name="Standard">38 - Panetarium si competat silla aliquod jus conta ipsos occlsine premisseus et nso see</text:p>
      <text:p text:style-name="Standard">39 - E. Bohic</text:p>
      <text:p text:style-name="Standard">40 - oemius eidem justiciam de ipsis Aiogum elaplo dicto encanem decumus feu</text:p>
      <text:p text:style-name="Standard">41 - G. de Curre</text:p>
      <text:p text:style-name="Standard">42 - que ipsum procidendum ad dlecucormu faciendam ve vetis iii ud silud.</text:p>
      <text:p text:style-name="Standard">43 - E. Fucherii</text:p>
      <text:p text:style-name="Standard">44 - G. de Marcello</text:p>
      <text:p text:style-name="Standard">45 - xii. lb.</text:p>
      <text:p text:style-name="Standard">46 - P. Vaccerii</text:p>
      <text:p text:style-name="Standard">47 - J. de Sinemuro</text:p>
      <text:p text:style-name="Standard">48 - H. de Corso</text:p>
      <text:p text:style-name="Standard">49 - G. de Bailivia</text:p>
      <text:p text:style-name="Standard">=FRAN_0393_09284_L.jpg=</text:p>
      <text:p text:style-name="Standard">1 - Anno xlvii die veneris post ubilate capitli</text:p>
      <text:p text:style-name="Standard">2 - Vi Cantore</text:p>
      <text:p text:style-name="Standard">3 - J. Succentore Guillelmus de Aloyraco Bertor parrochail eccesie de insulis trocensis est impetraus de beneficio co</text:p>
      <text:p text:style-name="Standard">4 - aancellau tam cura vel sine cura ad collacionem episcopi docani et capituli Par.e eciam si in ecclesia</text:p>
      <text:p text:style-name="Standard">5 - Partengar</text:p>
      <text:p text:style-name="Standard">6 - Dantum gracie aniionensi in idem aprilis pantius anno sio</text:p>
      <text:p text:style-name="Standard"><text:soft-page-break/>7 - Vr coquatace</text:p>
      <text:p text:style-name="Standard">8 - odie fuit gracia pubicatam et domium habuerunt causa pro pubeicata</text:p>
      <text:p text:style-name="Standard">9 - R. de Molinis</text:p>
      <text:p text:style-name="Standard">10 - P. de Foresta</text:p>
      <text:p text:style-name="Standard">11 - P. de Roniaco</text:p>
      <text:p text:style-name="Standard">12 - G. de Baylia</text:p>
      <text:p text:style-name="Standard">13 - H. de Corso</text:p>
      <text:p text:style-name="Standard">14 - H. de Culanto</text:p>
      <text:p text:style-name="Standard">15 - G. de Curtilis</text:p>
      <text:p text:style-name="Standard">16 - D. de Duclayo</text:p>
      <text:p text:style-name="Standard">17 - E. Fucherii</text:p>
      <text:p text:style-name="Standard">18 - G. de Lumibris</text:p>
      <text:p text:style-name="Standard">19 - G. de Turro</text:p>
      <text:p text:style-name="Standard">20 - Anno psseptimo die lune post canit capitulantibus</text:p>
      <text:p text:style-name="Standard">21 - Vi. Cantore</text:p>
      <text:p text:style-name="Standard">22 - Horie fuit dictum domino Grimerio quod arrestaret fructus prebit pro sintifaci</text:p>
      <text:p text:style-name="Standard">23 - J. Succentore</text:p>
      <text:p text:style-name="Standard">24 - eudo Pupplicanti</text:p>
      <text:p text:style-name="Standard">25 - R. Cancellario</text:p>
      <text:p text:style-name="Standard">26 - P. Penitenciario</text:p>
      <text:p text:style-name="Standard">27 - G. de Pellis</text:p>
      <text:p text:style-name="Standard">28 - G. de Pelis Lunbris</text:p>
      <text:p text:style-name="Standard">29 - J. de Siremuro</text:p>
      <text:p text:style-name="Standard">30 - B. de Couso</text:p>
      <text:p text:style-name="Standard">31 - G. de Vaylia</text:p>
      <text:p text:style-name="Standard">32 - D. de Duclaro</text:p>
      <text:p text:style-name="Standard">33 - E. Fucherii</text:p>
      <text:p text:style-name="Standard">34 - G. de Cuire</text:p>
      <text:p text:style-name="Standard">35 - d. de Malins</text:p>
      <text:p text:style-name="Standard">36 - G. Bohie</text:p>
      <text:p text:style-name="Standard">37 - G. Hamelin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1T17:49:15.878538632</dc:date>
    <meta:editing-duration>P1DT2H50M36S</meta:editing-duration>
    <meta:generator>LibreOffice/7.5.2.2$MacOSX_AARCH64 LibreOffice_project/53bb9681a964705cf672590721dbc85eb4d0c3a2</meta:generator>
    <meta:document-statistic meta:table-count="0" meta:image-count="0" meta:object-count="0" meta:page-count="76" meta:paragraph-count="2688" meta:word-count="15759" meta:character-count="74301" meta:non-whitespace-character-count="61230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